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text-align="justify" style:justify-single-word="false"/>
      <style:text-properties style:font-name="FreeSans" fo:font-size="14pt" officeooo:rsid="003fb0e4" officeooo:paragraph-rsid="0019b3a4" style:font-size-asian="14pt" style:font-size-complex="14pt"/>
    </style:style>
    <style:style style:name="P5" style:family="paragraph" style:parent-style-name="Standard">
      <style:paragraph-properties fo:text-align="justify" style:justify-single-word="false"/>
      <style:text-properties style:font-name="FreeSans" fo:font-size="80pt" officeooo:rsid="003fb0e4" officeooo:paragraph-rsid="0019b3a4" style:font-size-asian="80pt" style:font-size-complex="80pt"/>
    </style:style>
    <style:style style:name="P6" style:family="paragraph" style:parent-style-name="Standard">
      <style:paragraph-properties fo:text-align="center" style:justify-single-word="false"/>
      <style:text-properties style:font-name="FreeSans" fo:font-size="80pt" officeooo:rsid="0019b3a4" officeooo:paragraph-rsid="0019b3a4" style:font-size-asian="80pt" style:font-size-complex="80pt"/>
    </style:style>
    <style:style style:name="P7" style:family="paragraph" style:parent-style-name="Standard">
      <style:paragraph-properties fo:text-align="justify" style:justify-single-word="false"/>
      <style:text-properties style:font-name="FreeSans" fo:font-size="20pt" officeooo:rsid="003fb0e4" officeooo:paragraph-rsid="0019b3a4" style:font-size-asian="17.5pt" style:font-size-complex="20pt"/>
    </style:style>
    <style:style style:name="P8" style:family="paragraph" style:parent-style-name="Standard">
      <style:paragraph-properties fo:text-align="justify" style:justify-single-word="false"/>
      <style:text-properties style:font-name="FreeSans" fo:font-size="44pt" officeooo:rsid="003fb0e4" officeooo:paragraph-rsid="0019b3a4" style:font-size-asian="38.5pt" style:font-size-complex="44pt"/>
    </style:style>
    <style:style style:name="P9" style:family="paragraph" style:parent-style-name="Standard">
      <style:paragraph-properties fo:text-align="justify" style:justify-single-word="false"/>
      <style:text-properties style:font-name="FreeSans" fo:font-size="18pt" officeooo:rsid="012e6f29" officeooo:paragraph-rsid="0019b3a4" style:font-size-asian="18pt" style:font-size-complex="18pt"/>
    </style:style>
    <style:style style:name="P10" style:family="paragraph" style:parent-style-name="Standard">
      <style:paragraph-properties fo:text-align="justify" style:justify-single-word="false"/>
      <style:text-properties style:font-name="FreeSans" fo:font-size="24pt" officeooo:rsid="003fb0e4" officeooo:paragraph-rsid="0019b3a4" style:font-size-asian="24pt" style:font-size-complex="24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text-align="justify" style:justify-single-word="false"/>
      <style:text-properties officeooo:rsid="00347302" officeooo:paragraph-rsid="00347302"/>
    </style:style>
    <style:style style:name="P17" style:family="paragraph" style:parent-style-name="Standard">
      <style:paragraph-properties fo:text-align="justify" style:justify-single-word="false"/>
      <style:text-properties officeooo:rsid="00367552" officeooo:paragraph-rsid="00367552"/>
    </style:style>
    <style:style style:name="P18" style:family="paragraph" style:parent-style-name="Standard">
      <style:paragraph-properties fo:text-align="justify" style:justify-single-word="false"/>
      <style:text-properties officeooo:rsid="0037bd34" officeooo:paragraph-rsid="0037bd34"/>
    </style:style>
    <style:style style:name="P19" style:family="paragraph" style:parent-style-name="Standard">
      <style:paragraph-properties fo:text-align="justify" style:justify-single-word="false"/>
      <style:text-properties officeooo:rsid="00393168" officeooo:paragraph-rsid="00393168"/>
    </style:style>
    <style:style style:name="P20" style:family="paragraph" style:parent-style-name="Standard">
      <style:paragraph-properties fo:text-align="justify" style:justify-single-word="false"/>
      <style:text-properties officeooo:rsid="003b05a6" officeooo:paragraph-rsid="003b05a6"/>
    </style:style>
    <style:style style:name="P21" style:family="paragraph" style:parent-style-name="Heading_20_1">
      <style:paragraph-properties fo:break-before="page"/>
    </style:style>
    <style:style style:name="P22" style:family="paragraph" style:parent-style-name="Heading_20_2">
      <style:paragraph-properties fo:text-align="justify" style:justify-single-word="fals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T1" style:family="text">
      <style:text-properties officeooo:rsid="002e38c4"/>
    </style:style>
    <style:style style:name="T2" style:family="text">
      <style:text-properties officeooo:rsid="0054dae9"/>
    </style:style>
    <style:style style:name="T3" style:family="text">
      <style:text-properties officeooo:rsid="0131f9f1"/>
    </style:style>
    <style:style style:name="T4" style:family="text">
      <style:text-properties officeooo:rsid="00351050"/>
    </style:style>
    <style:style style:name="T5" style:family="text">
      <style:text-properties style:text-position="super 58%"/>
    </style:style>
    <style:style style:name="T6" style:family="text">
      <style:text-properties style:text-position="super 58%" officeooo:rsid="003c641b"/>
    </style:style>
    <style:style style:name="T7" style:family="text">
      <style:text-properties officeooo:rsid="0019b3a4"/>
    </style:style>
    <style:style style:name="T8" style:family="text">
      <style:text-properties fo:font-weight="bold" style:font-weight-asian="bold" style:font-weight-complex="bold"/>
    </style:style>
    <style:style style:name="T9" style:family="text">
      <style:text-properties fo:font-weight="bold" officeooo:rsid="001b464f" style:font-weight-asian="bold" style:font-weight-complex="bold"/>
    </style:style>
    <style:style style:name="T10" style:family="text">
      <style:text-properties fo:font-weight="bold" officeooo:rsid="00347302" style:font-weight-asian="bold" style:font-weight-complex="bold"/>
    </style:style>
    <style:style style:name="T11" style:family="text">
      <style:text-properties officeooo:rsid="001e0624"/>
    </style:style>
    <style:style style:name="T12" style:family="text">
      <style:text-properties officeooo:rsid="003c641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T Package Management</text:p>
      <text:p text:style-name="P5"/>
      <text:p text:style-name="P7"/>
      <text:p text:style-name="P7"/>
      <text:p text:style-name="P7"/>
      <text:p text:style-name="P7"/>
      <text:p text:style-name="P8">by ChatGPT</text:p>
      <text:p text:style-name="P8"/>
      <text:p text:style-name="P8"/>
      <text:p text:style-name="P9">v.0.<text:span text:style-name="T7">1</text:span>.0. <text:s/><text:span text:style-name="T7">Draft</text:span><text:span text:style-name="T3"> </text:span><text:s/><text:span text:style-name="T12">2</text:span><text:span text:style-name="T6">nd</text:span> <text:span text:style-name="T12">June</text:span> 2023 </text:p>
      <text:p text:style-name="P10"/>
      <text:p text:style-name="P10"/>
      <text:p text:style-name="P10"/>
      <text:p text:style-name="P4"><text:span text:style-name="T1">A</text:span><text:span text:style-name="T7">n Unofficial Manual for Debian’s APT Package Managemen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6345_3405713593" text:style-name="Index_20_Link" text:visited-style-name="Index_20_Link">1. Introduction<text:tab/>4</text:a></text:p>
          <text:p text:style-name="P13"><text:a xlink:type="simple" xlink:href="#__RefHeading___Toc6347_3405713593" text:style-name="Index_20_Link" text:visited-style-name="Index_20_Link">1.1. What is APT?<text:tab/>4</text:a></text:p>
          <text:p text:style-name="P13"><text:a xlink:type="simple" xlink:href="#__RefHeading___Toc6361_3405713593" text:style-name="Index_20_Link" text:visited-style-name="Index_20_Link">1.2. History of APT<text:tab/>5</text:a></text:p>
          <text:p text:style-name="P13"><text:a xlink:type="simple" xlink:href="#__RefHeading___Toc6363_3405713593" text:style-name="Index_20_Link" text:visited-style-name="Index_20_Link">1.3. APT Terminology<text:tab/>6</text:a></text:p>
          <text:p text:style-name="P13"><text:a xlink:type="simple" xlink:href="#__RefHeading___Toc6365_3405713593" text:style-name="Index_20_Link" text:visited-style-name="Index_20_Link">1.4. Supported Package Formats<text:tab/>8</text:a></text:p>
          <text:p text:style-name="P12"><text:a xlink:type="simple" xlink:href="#__RefHeading___Toc6367_3405713593" text:style-name="Index_20_Link" text:visited-style-name="Index_20_Link">2. APT Basics<text:tab/>9</text:a></text:p>
          <text:p text:style-name="P13"><text:a xlink:type="simple" xlink:href="#__RefHeading___Toc6369_3405713593" text:style-name="Index_20_Link" text:visited-style-name="Index_20_Link">2.1. Configuring APT<text:tab/>9</text:a></text:p>
          <text:p text:style-name="P13"><text:a xlink:type="simple" xlink:href="#__RefHeading___Toc6371_3405713593" text:style-name="Index_20_Link" text:visited-style-name="Index_20_Link">2.2. Package Repositories<text:tab/>11</text:a></text:p>
          <text:p text:style-name="P13"><text:a xlink:type="simple" xlink:href="#__RefHeading___Toc6378_3405713593" text:style-name="Index_20_Link" text:visited-style-name="Index_20_Link">2.3. Package Management Commands<text:tab/>12</text:a></text:p>
          <text:p text:style-name="P12"><text:a xlink:type="simple" xlink:href="#__RefHeading___Toc6380_3405713593" text:style-name="Index_20_Link" text:visited-style-name="Index_20_Link">3. Managing Packages<text:tab/>14</text:a></text:p>
          <text:p text:style-name="P13"><text:a xlink:type="simple" xlink:href="#__RefHeading___Toc6382_3405713593" text:style-name="Index_20_Link" text:visited-style-name="Index_20_Link">3.1. Searching for Packages<text:tab/>14</text:a></text:p>
          <text:p text:style-name="P14"><text:a xlink:type="simple" xlink:href="#__RefHeading___Toc6399_3405713593" text:style-name="Index_20_Link" text:visited-style-name="Index_20_Link">3.1.1. apt search Parameters<text:tab/>16</text:a></text:p>
          <text:p text:style-name="P14"><text:a xlink:type="simple" xlink:href="#__RefHeading___Toc6401_3405713593" text:style-name="Index_20_Link" text:visited-style-name="Index_20_Link">3.1.2. apt show Parameters<text:tab/>17</text:a></text:p>
          <text:p text:style-name="P13"><text:a xlink:type="simple" xlink:href="#__RefHeading___Toc6403_3405713593" text:style-name="Index_20_Link" text:visited-style-name="Index_20_Link">3.2. Installing Packages<text:tab/>18</text:a></text:p>
          <text:p text:style-name="P14"><text:a xlink:type="simple" xlink:href="#__RefHeading___Toc6405_3405713593" text:style-name="Index_20_Link" text:visited-style-name="Index_20_Link">3.2.1. apt update Parameters<text:tab/>20</text:a></text:p>
          <text:p text:style-name="P14"><text:a xlink:type="simple" xlink:href="#__RefHeading___Toc6407_3405713593" text:style-name="Index_20_Link" text:visited-style-name="Index_20_Link">3.2.2. apt install Parameters<text:tab/>21</text:a></text:p>
          <text:p text:style-name="P13"><text:a xlink:type="simple" xlink:href="#__RefHeading___Toc6409_3405713593" text:style-name="Index_20_Link" text:visited-style-name="Index_20_Link">3.3. Upgrading Packages<text:tab/>22</text:a></text:p>
          <text:p text:style-name="P14"><text:a xlink:type="simple" xlink:href="#__RefHeading___Toc6411_3405713593" text:style-name="Index_20_Link" text:visited-style-name="Index_20_Link">3.3.1. apt upgrade Parameters<text:tab/>24</text:a></text:p>
          <text:p text:style-name="P13"><text:a xlink:type="simple" xlink:href="#__RefHeading___Toc6413_3405713593" text:style-name="Index_20_Link" text:visited-style-name="Index_20_Link">3.4. Removing/Purging Packages<text:tab/>25</text:a></text:p>
          <text:p text:style-name="P14"><text:a xlink:type="simple" xlink:href="#__RefHeading___Toc6415_3405713593" text:style-name="Index_20_Link" text:visited-style-name="Index_20_Link">3.4.1. apt remove Parameters<text:tab/>27</text:a></text:p>
          <text:p text:style-name="P14"><text:a xlink:type="simple" xlink:href="#__RefHeading___Toc6417_3405713593" text:style-name="Index_20_Link" text:visited-style-name="Index_20_Link">3.4.2. apt purge Parameters<text:tab/>28</text:a></text:p>
          <text:p text:style-name="P14"><text:a xlink:type="simple" xlink:href="#__RefHeading___Toc6419_3405713593" text:style-name="Index_20_Link" text:visited-style-name="Index_20_Link">3.4.3. apt autoremove Parameters<text:tab/>29</text:a></text:p>
          <text:p text:style-name="P13"><text:a xlink:type="simple" xlink:href="#__RefHeading___Toc6421_3405713593" text:style-name="Index_20_Link" text:visited-style-name="Index_20_Link">3.5. Listing Installed Packages<text:tab/>30</text:a></text:p>
          <text:p text:style-name="P14"><text:a xlink:type="simple" xlink:href="#__RefHeading___Toc4080_658397615" text:style-name="Index_20_Link" text:visited-style-name="Index_20_Link">3.5.1. apt list Parameters<text:tab/>31</text:a></text:p>
          <text:p text:style-name="P13"><text:a xlink:type="simple" xlink:href="#__RefHeading___Toc4082_658397615" text:style-name="Index_20_Link" text:visited-style-name="Index_20_Link">3.6. Managing Package Dependencies<text:tab/>32</text:a></text:p>
          <text:p text:style-name="P13"><text:a xlink:type="simple" xlink:href="#__RefHeading___Toc4084_658397615" text:style-name="Index_20_Link" text:visited-style-name="Index_20_Link">3.7. Package Verification<text:tab/>34</text:a></text:p>
          <text:p text:style-name="P12"><text:a xlink:type="simple" xlink:href="#__RefHeading___Toc4086_658397615" text:style-name="Index_20_Link" text:visited-style-name="Index_20_Link">4. Working with Repositories<text:tab/>35</text:a></text:p>
          <text:p text:style-name="P13"><text:a xlink:type="simple" xlink:href="#__RefHeading___Toc4088_658397615" text:style-name="Index_20_Link" text:visited-style-name="Index_20_Link">4.1. Repository Overview<text:tab/>35</text:a></text:p>
          <text:p text:style-name="P13"><text:a xlink:type="simple" xlink:href="#__RefHeading___Toc4090_658397615" text:style-name="Index_20_Link" text:visited-style-name="Index_20_Link">4.2. Repository Configuration<text:tab/>37</text:a></text:p>
          <text:p text:style-name="P13"><text:a xlink:type="simple" xlink:href="#__RefHeading___Toc4092_658397615" text:style-name="Index_20_Link" text:visited-style-name="Index_20_Link">4.3. Adding and Removing Repositories<text:tab/>38</text:a></text:p>
          <text:p text:style-name="P13"><text:a xlink:type="simple" xlink:href="#__RefHeading___Toc4094_658397615" text:style-name="Index_20_Link" text:visited-style-name="Index_20_Link">4.4. Repository Authentication<text:tab/>40</text:a></text:p>
          <text:p text:style-name="P13"><text:a xlink:type="simple" xlink:href="#__RefHeading___Toc4096_658397615" text:style-name="Index_20_Link" text:visited-style-name="Index_20_Link">4.5. Repository Mirroring<text:tab/>42</text:a></text:p>
          <text:p text:style-name="P13"><text:a xlink:type="simple" xlink:href="#__RefHeading___Toc4098_658397615" text:style-name="Index_20_Link" text:visited-style-name="Index_20_Link">4.6. Repository Priorities<text:tab/>44</text:a></text:p>
          <text:p text:style-name="P12"><text:a xlink:type="simple" xlink:href="#__RefHeading___Toc4100_658397615" text:style-name="Index_20_Link" text:visited-style-name="Index_20_Link">5. APT Tools and Utilities<text:tab/>46</text:a></text:p>
          <text:p text:style-name="P13"><text:a xlink:type="simple" xlink:href="#__RefHeading___Toc4102_658397615" text:style-name="Index_20_Link" text:visited-style-name="Index_20_Link">5.1. apt-get Command<text:tab/>46</text:a></text:p>
          <text:p text:style-name="P13"><text:a xlink:type="simple" xlink:href="#__RefHeading___Toc4104_658397615" text:style-name="Index_20_Link" text:visited-style-name="Index_20_Link">5.2. apt-cache Command<text:tab/>48</text:a></text:p>
          <text:p text:style-name="P13"><text:a xlink:type="simple" xlink:href="#__RefHeading___Toc4124_3036797584" text:style-name="Index_20_Link" text:visited-style-name="Index_20_Link">5.3. aptitude Command<text:tab/>50</text:a></text:p>
          <text:p text:style-name="P13"><text:a xlink:type="simple" xlink:href="#__RefHeading___Toc4126_3036797584" text:style-name="Index_20_Link" text:visited-style-name="Index_20_Link">5.4. apt-file Command<text:tab/>52</text:a></text:p>
          <text:p text:style-name="P13"><text:a xlink:type="simple" xlink:href="#__RefHeading___Toc4128_3036797584" text:style-name="Index_20_Link" text:visited-style-name="Index_20_Link">5.5. apt-mark Command<text:tab/>53</text:a></text:p>
          <text:p text:style-name="P13"><text:a xlink:type="simple" xlink:href="#__RefHeading___Toc4130_3036797584" text:style-name="Index_20_Link" text:visited-style-name="Index_20_Link">5.6. apt-show-versions Command<text:tab/>55</text:a></text:p>
          <text:p text:style-name="P13"><text:a xlink:type="simple" xlink:href="#__RefHeading___Toc4132_3036797584" text:style-name="Index_20_Link" text:visited-style-name="Index_20_Link">5.7. apt-listchanges Command<text:tab/>56</text:a></text:p>
          <text:p text:style-name="P13"><text:a xlink:type="simple" xlink:href="#__RefHeading___Toc4134_3036797584" text:style-name="Index_20_Link" text:visited-style-name="Index_20_Link">5.8. apt-listbugs Command<text:tab/>57</text:a></text:p>
          <text:p text:style-name="P13"><text:a xlink:type="simple" xlink:href="#__RefHeading___Toc4136_3036797584" text:style-name="Index_20_Link" text:visited-style-name="Index_20_Link">5.9. dpkg Command<text:tab/>59</text:a></text:p>
          <text:p text:style-name="P13"><text:a xlink:type="simple" xlink:href="#__RefHeading___Toc4138_3036797584" text:style-name="Index_20_Link" text:visited-style-name="Index_20_Link">5.10. dpkg-reconfigure Command<text:tab/>61</text:a></text:p>
          <text:p text:style-name="P12"><text:a xlink:type="simple" xlink:href="#__RefHeading___Toc4140_3036797584" text:style-name="Index_20_Link" text:visited-style-name="Index_20_Link">6. Troubleshooting and Maintenance<text:tab/>62</text:a></text:p>
          <text:p text:style-name="P13"><text:a xlink:type="simple" xlink:href="#__RefHeading___Toc4142_3036797584" text:style-name="Index_20_Link" text:visited-style-name="Index_20_Link">6.1. Handling Dependency Issues<text:tab/>62</text:a></text:p>
          <text:p text:style-name="P13"><text:a xlink:type="simple" xlink:href="#__RefHeading___Toc4144_3036797584" text:style-name="Index_20_Link" text:visited-style-name="Index_20_Link">6.2. Fixing Broken Packages<text:tab/>64</text:a></text:p>
          <text:p text:style-name="P13"><text:a xlink:type="simple" xlink:href="#__RefHeading___Toc4146_3036797584" text:style-name="Index_20_Link" text:visited-style-name="Index_20_Link">6.3. Cleaning Package Cache<text:tab/>66</text:a></text:p>
          <text:p text:style-name="P13"><text:soft-page-break/><text:a xlink:type="simple" xlink:href="#__RefHeading___Toc4148_3036797584" text:style-name="Index_20_Link" text:visited-style-name="Index_20_Link">6.4. Reconfiguring Packages<text:tab/>67</text:a></text:p>
          <text:p text:style-name="P13"><text:a xlink:type="simple" xlink:href="#__RefHeading___Toc4150_3036797584" text:style-name="Index_20_Link" text:visited-style-name="Index_20_Link">6.5. APT Log Files<text:tab/>68</text:a></text:p>
          <text:p text:style-name="P13"><text:a xlink:type="simple" xlink:href="#__RefHeading___Toc4152_3036797584" text:style-name="Index_20_Link" text:visited-style-name="Index_20_Link">6.6. Apt Hooks<text:tab/>69</text:a></text:p>
          <text:p text:style-name="P12"><text:a xlink:type="simple" xlink:href="#__RefHeading___Toc4154_3036797584" text:style-name="Index_20_Link" text:visited-style-name="Index_20_Link">7. APT Configuration Files<text:tab/>71</text:a></text:p>
          <text:p text:style-name="P13"><text:a xlink:type="simple" xlink:href="#__RefHeading___Toc4156_3036797584" text:style-name="Index_20_Link" text:visited-style-name="Index_20_Link">7.1. /etc/apt/sources.list File<text:tab/>71</text:a></text:p>
          <text:p text:style-name="P13"><text:a xlink:type="simple" xlink:href="#__RefHeading___Toc4158_3036797584" text:style-name="Index_20_Link" text:visited-style-name="Index_20_Link">7.2. /etc/apt/apt.conf File<text:tab/>73</text:a></text:p>
          <text:p text:style-name="P13"><text:a xlink:type="simple" xlink:href="#__RefHeading___Toc4160_3036797584" text:style-name="Index_20_Link" text:visited-style-name="Index_20_Link">7.3. /etc/apt/preferences File<text:tab/>75</text:a></text:p>
        </text:index-body>
      </text:table-of-content>
      <text:p text:style-name="Standard"/>
      <text:h text:style-name="P21" text:outline-level="1"><text:bookmark-start text:name="__RefHeading___Toc6345_3405713593"/>1. Introduction<text:bookmark-end text:name="__RefHeading___Toc6345_3405713593"/></text:h>
      <text:h text:style-name="P22" text:outline-level="2"><text:bookmark-start text:name="__RefHeading___Toc6347_3405713593"/>1.1. What is APT?<text:bookmark-end text:name="__RefHeading___Toc6347_3405713593"/></text:h>
      <text:p text:style-name="P2"/>
      <text:p text:style-name="P2">APT (Advanced Package Tool) is a command-line package management system used in Debian-based Linux distributions, such as Debian, Ubuntu, and their derivatives. It provides a set of command-line tools, including "apt-get" and "apt", that enable users to handle package installations, upgrades, removals, and other related operations.</text:p>
      <text:p text:style-name="P2"/>
      <text:p text:style-name="P2">APT simplifies the process of managing software packages by automating dependency resolution. It keeps track of a system's package database, which contains information about available software packages, their versions, dependencies, and other metadata. With APT, users can easily search for packages, install software, upgrade to newer versions, and remove packages from their system.</text:p>
      <text:p text:style-name="P2"/>
      <text:p text:style-name="P2">Some key features of APT include:</text:p>
      <text:p text:style-name="P2"/>
      <text:p text:style-name="P2"><text:span text:style-name="T8">1. Dependency Management:</text:span> APT automatically resolves and installs required dependencies when installing software packages. It ensures that all necessary components are installed to satisfy package dependencies.</text:p>
      <text:p text:style-name="P2"/>
      <text:p text:style-name="P2"><text:span text:style-name="T8">2. Repository-</text:span><text:span text:style-name="T10">B</text:span><text:span text:style-name="T8">ased Package Management:</text:span> APT utilizes software repositories, which are online servers that contain collections of software packages. Users can add, enable, disable, or prioritize repositories to control the source of packages for their system.</text:p>
      <text:p text:style-name="P2"/>
      <text:p text:style-name="P2"><text:span text:style-name="T8">3. Package Caching:</text:span> APT maintains a local cache of downloaded packages, allowing for efficient package installation and offline system upgrades.</text:p>
      <text:p text:style-name="P2"/>
      <text:p text:style-name="P2"><text:span text:style-name="T8">4. Package Pinning:</text:span> APT supports package pinning, which allows users to assign priority levels to packages or repositories. This helps manage package versions and control package sources.</text:p>
      <text:p text:style-name="P2"/>
      <text:p text:style-name="P2"><text:span text:style-name="T8">5. System Updates:</text:span> APT provides mechanisms for updating the package database and upgrading installed packages to their latest versions, ensuring system security and stability.</text:p>
      <text:p text:style-name="P2"/>
      <text:p text:style-name="P2">APT has become a widely used package management tool due to its efficiency, reliability, and extensive package repository support. It simplifies the installation and management of software on Debian-based systems, making it easier for users to maintain and update their systems.</text:p>
      <text:p text:style-name="P2"/>
      <text:h text:style-name="P23" text:outline-level="2"><text:bookmark-start text:name="__RefHeading___Toc6361_3405713593"/>1.2. History of APT<text:bookmark-end text:name="__RefHeading___Toc6361_3405713593"/></text:h>
      <text:p text:style-name="P16"/>
      <text:p text:style-name="P2">APT (Advanced Package Tool) has a rich history that dates back to the early days of Debian, one of the oldest and most influential Linux distributions. Here is a brief overview of the history of APT:</text:p>
      <text:p text:style-name="P2"/>
      <text:p text:style-name="P2"><text:span text:style-name="T8">1. Origins in dpkg:</text:span> APT's story begins with dpkg, the low-level package management system developed for Debian in 1993. dpkg provided the foundation for installing and managing individual software packages but lacked advanced dependency resolution and repository management capabilities.</text:p>
      <text:p text:style-name="P2"/>
      <text:p text:style-name="P2"><text:span text:style-name="T8">2. Introduction of APT:</text:span> In 1998, APT was introduced as an enhancement to dpkg, aiming to improve package management in Debian. APT was created by Jason Gunthorpe and other Debian developers to address the challenges of handling package dependencies and multiple software sources.</text:p>
      <text:p text:style-name="P2"/>
      <text:p text:style-name="P2"><text:span text:style-name="T8">3. apt-get and apt-cache:</text:span> APT introduced two key command-line tools: apt-get and apt-cache. apt-get provided a convenient interface for handling package installations, upgrades, and removals, while apt-cache offered package querying capabilities for searching, showing information, and examining package metadata.</text:p>
      <text:p text:style-name="P2"/>
      <text:p text:style-name="P2"><text:span text:style-name="T8">4. Dependency Resolution:</text:span> APT's core strength was its advanced dependency resolution algorithm. It analyzed package dependencies, ensuring that all required dependencies were automatically installed or upgraded, reducing the burden on users to manually resolve dependencies.</text:p>
      <text:p text:style-name="P2"/>
      <text:p text:style-name="P2"><text:span text:style-name="T8">5. Repository Support:</text:span> APT introduced the concept of software repositories, which are centralized servers hosting collections of software packages. APT provided tools to manage repositories, allowing users to add, enable, and prioritize different repositories for package acquisition.</text:p>
      <text:p text:style-name="P2"/>
      <text:p text:style-name="P2"><text:span text:style-name="T8">6. Evolution and Expansion:</text:span> Over time, APT continued to evolve, introducing new features and improvements. These included package pinning for version control, package caching for offline installations and upgrades, and support for signed repositories to enhance security.</text:p>
      <text:p text:style-name="P2"/>
      <text:p text:style-name="P2"><text:span text:style-name="T8">7. APT Tools and Utilities:</text:span> In addition to apt-get and apt-cache, APT spawned a variety of related tools and utilities that expanded its functionality. Some notable examples include aptitude (a text-based package management interface), apt-file (for searching files within packages), and apt-listbugs (for checking package bugs before installation).</text:p>
      <text:p text:style-name="P2"/>
      <text:p text:style-name="P2">Today, APT remains the primary package management tool for Debian-based distributions like Debian itself, Ubuntu, Linux Mint, and many others. It has become an integral part of the Linux ecosystem, providing users with a robust and efficient system for managing software packages and maintaining system stability and security.</text:p>
      <text:p text:style-name="P2"/>
      <text:h text:style-name="P23" text:outline-level="2"><text:bookmark-start text:name="__RefHeading___Toc6363_3405713593"/>1.3. APT Terminology<text:bookmark-end text:name="__RefHeading___Toc6363_3405713593"/></text:h>
      <text:p text:style-name="P2"/>
      <text:p text:style-name="P2">To help you better understand APT (Advanced Package Tool) and its terminology, here are some key terms commonly used in relation to APT and package management:</text:p>
      <text:p text:style-name="P2"/>
      <text:p text:style-name="P2"><text:span text:style-name="T8">1. Package:</text:span> A package is a software bundle containing files, executables, libraries, and other resources required to install and run a specific piece of software.</text:p>
      <text:p text:style-name="P2"/>
      <text:p text:style-name="P2"><text:span text:style-name="T8">2. Repository:</text:span> A repository is a collection of software packages hosted on a server. It provides a central location from which packages can be downloaded and installed using APT. Repositories contain metadata about packages, such as version numbers, dependencies, and descriptions.</text:p>
      <text:p text:style-name="P2"/>
      <text:p text:style-name="P2"><text:span text:style-name="T8">3. Dependency:</text:span> Dependencies are other packages or libraries that a particular package relies on to function properly. APT handles dependency resolution automatically, ensuring that all required dependencies are installed or upgraded when installing a package.</text:p>
      <text:p text:style-name="P2"/>
      <text:p text:style-name="P2"><text:span text:style-name="T8">4. Dependency Resolution:</text:span> Dependency resolution is the process of determining and satisfying the dependencies required by a package. APT's dependency resolution algorithm ensures that all necessary dependencies are installed or upgraded to ensure the proper functioning of software.</text:p>
      <text:p text:style-name="P2"/>
      <text:p text:style-name="P2"><text:span text:style-name="T8">5. Package Manager:</text:span> A package manager is a software tool, such as APT, that automates the installation, removal, and management of software packages on a system. It handles the retrieval, installation, and tracking of packages, as well as resolving dependencies.</text:p>
      <text:p text:style-name="P2"/>
      <text:p text:style-name="P2"><text:span text:style-name="T8">6. Cache:</text:span> The APT cache refers to the local storage location where downloaded package files are stored. The cache improves package installation and upgrade performance by eliminating the need to re-download packages each time they are needed.</text:p>
      <text:p text:style-name="P2"/>
      <text:p text:style-name="P2"><text:span text:style-name="T8">7. Upgrade:</text:span> Upgrading refers to the process of updating installed packages to their latest available versions. APT can determine which packages have updates available in repositories and upgrade them accordingly.</text:p>
      <text:p text:style-name="P2"/>
      <text:p text:style-name="P2"><text:span text:style-name="T8">8. Installation:</text:span> Installation refers to the process of adding new packages to a system. APT retrieves the necessary package files from repositories and installs them, taking care of dependencies and other related tasks.</text:p>
      <text:p text:style-name="P2"/>
      <text:p text:style-name="P2"><text:span text:style-name="T8">9. Remove/Purge:</text:span> Removing or purging a package involves uninstalling it from the system. "Remove" typically removes the package and keeps its configuration files, while "purge" removes the package and its associated configuration files.</text:p>
      <text:p text:style-name="P2"/>
      <text:p text:style-name="P2"><text:span text:style-name="T8">10. Pinning:</text:span> Pinning allows users to assign priority levels to packages or repositories. It helps control which version of a package is installed or from which repository a package is obtained. Pinning is useful for managing package versions and sources.</text:p>
      <text:p text:style-name="P2"/>
      <text:p text:style-name="P2"><text:span text:style-name="T8">11. Repository Update/Refresh:</text:span> Updating or refreshing a repository involves downloading the latest package information from the repository to ensure the local package database is up to date. It is necessary to have accurate package information before performing package management operations.</text:p>
      <text:p text:style-name="P2"/>
      <text:p text:style-name="P2"><text:soft-page-break/><text:span text:style-name="T8">12. Changelog:</text:span> A changelog is a record of changes made to a package between different versions. APT provides tools to view and access changelogs, allowing users to see what changes have been made to a package.</text:p>
      <text:p text:style-name="P2"/>
      <text:p text:style-name="P2"><text:span text:style-name="T8">13. Upgrade vs. Dist-Upgrade:</text:span> APT distinguishes between "upgrade" and "dist-upgrade" operations. "Upgrade" installs the latest versions of packages already installed on the system, while "dist-upgrade" goes a step further by handling changes in package dependencies and resolving them during the upgrade process.</text:p>
      <text:p text:style-name="P2"/>
      <text:p text:style-name="P2"><text:span text:style-name="T8">14. Repository Management:</text:span> Repository management involves tasks like adding, enabling, disabling, or prioritizing software repositories. This allows users to control the sources from which packages are fetched.</text:p>
      <text:p text:style-name="P2"/>
      <text:p text:style-name="P2">These are just some of the key terms related to APT and package management. Understanding these terms will help you navigate and use APT effectively for managing software packages on your Debian-based system.</text:p>
      <text:p text:style-name="P2"/>
      <text:h text:style-name="P23" text:outline-level="2"><text:bookmark-start text:name="__RefHeading___Toc6365_3405713593"/>1.4. Supported Package Formats<text:bookmark-end text:name="__RefHeading___Toc6365_3405713593"/></text:h>
      <text:p text:style-name="P2"/>
      <text:p text:style-name="P2">APT (Advanced Package Tool) supports several package formats used in Debian-based distributions. Here are the main package formats that APT can handle:</text:p>
      <text:p text:style-name="P2"/>
      <text:p text:style-name="P2"><text:span text:style-name="T8">1. Debian Package (.deb):</text:span> The Debian package format is the native package format used in Debian and its derivatives, such as Ubuntu. APT is designed to work with .deb packages, which are binary archives containing the software, metadata, and installation scripts.</text:p>
      <text:p text:style-name="P2"/>
      <text:p text:style-name="P2"><text:span text:style-name="T8">2. Source Package (.dsc):</text:span> A source package contains the source code and build instructions for a software package. APT can handle source packages, which are typically used for building and creating binary packages.</text:p>
      <text:p text:style-name="P2"/>
      <text:p text:style-name="P2"><text:span text:style-name="T8">3. Tarball Archives (.tar.gz, .tar.bz2, .tar.xz):</text:span> While APT primarily deals with Debian packages, it can also install packages from tarball archives. Tarball archives are compressed archives containing the source code or pre-compiled binaries of software. APT can handle these archives when necessary, but it is recommended to use the native Debian package format whenever possible.</text:p>
      <text:p text:style-name="P2"/>
      <text:p text:style-name="P2">It's important to note that APT primarily focuses on managing and installing binary Debian packages (.deb). However, it can also handle source packages and tarball archives in certain cases. The package format used in APT depends on the distribution and the specific package management operations being performed.</text:p>
      <text:p text:style-name="P2"/>
      <text:h text:style-name="P21" text:outline-level="1"><text:bookmark-start text:name="__RefHeading___Toc6367_3405713593"/>2. APT Basics<text:bookmark-end text:name="__RefHeading___Toc6367_3405713593"/></text:h>
      <text:h text:style-name="Heading_20_2" text:outline-level="2"><text:bookmark-start text:name="__RefHeading___Toc6369_3405713593"/>2.1. Configuring APT<text:bookmark-end text:name="__RefHeading___Toc6369_3405713593"/></text:h>
      <text:p text:style-name="P17"/>
      <text:p text:style-name="P2">Configuring APT (Advanced Package Tool) involves modifying the configuration files to customize the behavior of APT and manage package repositories. Here are the steps to configure APT on a Debian-based system:</text:p>
      <text:p text:style-name="P2"/>
      <text:p text:style-name="P2"><text:span text:style-name="T8">1. Open the APT </text:span><text:span text:style-name="T9">C</text:span><text:span text:style-name="T8">onfiguration </text:span><text:span text:style-name="T9">F</text:span><text:span text:style-name="T8">ile:</text:span> The main configuration file for APT is located at `/etc/apt/apt.conf` or `/etc/apt/apt.conf.d/*.conf`. Open the file using a text editor with root privileges. For example:</text:p>
      <text:p text:style-name="P2"/>
      <text:p text:style-name="Preformatted_20_Text"><text:s text:c="3"/>sudo nano /etc/apt/apt.conf</text:p>
      <text:p text:style-name="P2"/>
      <text:p text:style-name="P2"><text:span text:style-name="T8">2. Set Proxy Settings (</text:span><text:span text:style-name="T9">I</text:span><text:span text:style-name="T8">f </text:span><text:span text:style-name="T9">N</text:span><text:span text:style-name="T8">eeded):</text:span> If you are behind a proxy server, you may need to configure APT to use the proxy. Add or modify the following lines in the configuration file:</text:p>
      <text:p text:style-name="P2"/>
      <text:p text:style-name="Preformatted_20_Text"><text:s text:c="3"/>Acquire::http::Proxy "http://proxy_server:port";</text:p>
      <text:p text:style-name="Preformatted_20_Text"><text:s text:c="3"/>Acquire::https::Proxy "http://proxy_server:port";</text:p>
      <text:p text:style-name="Preformatted_20_Text"/>
      <text:p text:style-name="P2"><text:span text:style-name="T8">3. Configure Package Mirrors:</text:span> APT uses software repositories to fetch packages. You can configure the package mirrors to prioritize or select specific repositories. This is done through the `sources.list` file located at `/etc/apt/sources.list`. Edit the file with root privileges:</text:p>
      <text:p text:style-name="P2"/>
      <text:p text:style-name="Preformatted_20_Text"><text:s text:c="3"/>sudo nano /etc/apt/sources.list</text:p>
      <text:p text:style-name="P2"/>
      <text:p text:style-name="P2"><text:span text:style-name="T8">4. Uncomment or </text:span><text:span text:style-name="T9">A</text:span><text:span text:style-name="T8">dd </text:span><text:span text:style-name="T9">R</text:span><text:span text:style-name="T8">epository </text:span><text:span text:style-name="T9">L</text:span><text:span text:style-name="T8">ines:</text:span> Each line in the `sources.list` file represents a repository. Uncomment the lines for the desired repositories or add new lines if necessary. You can find the repository URLs for your distribution from official sources or trusted third-party repositories.</text:p>
      <text:p text:style-name="P2"/>
      <text:p text:style-name="P2"><text:span text:style-name="T8">5. Save the </text:span><text:span text:style-name="T9">C</text:span><text:span text:style-name="T8">hanges:</text:span> After making the necessary configuration modifications, save the file and exit the text editor.</text:p>
      <text:p text:style-name="P2"/>
      <text:p text:style-name="P2"><text:span text:style-name="T8">6. Update the </text:span><text:span text:style-name="T9">P</text:span><text:span text:style-name="T8">ackage </text:span><text:span text:style-name="T9">R</text:span><text:span text:style-name="T8">epository:</text:span> To ensure the changes take effect, update the package repository information by running the following command:</text:p>
      <text:p text:style-name="P2"/>
      <text:p text:style-name="Preformatted_20_Text"><text:s text:c="3"/>sudo apt update</text:p>
      <text:p text:style-name="P2"/>
      <text:p text:style-name="P2"><text:span text:style-name="T8">7. Optional:</text:span> Additional Configuration: APT provides various options for configuration, such as specifying package pinning, controlling package authentication, setting cache behavior, and more. These options can be set in the APT configuration file (`/etc/apt/apt.conf`) or in separate files located in the `/etc/apt/apt.conf.d/` directory.</text:p>
      <text:p text:style-name="P2"/>
      <text:p text:style-name="P2"><text:span text:style-name="T8">8. Reconfigure Packages (</text:span><text:span text:style-name="T9">I</text:span><text:span text:style-name="T8">f </text:span><text:span text:style-name="T9">N</text:span><text:span text:style-name="T8">ecessary):</text:span> In some cases, you may need to reconfigure installed packages to apply configuration changes. Use the following command to trigger a reconfiguration:</text:p>
      <text:p text:style-name="P2"/>
      <text:p text:style-name="Preformatted_20_Text"><text:s text:c="3"/>sudo dpkg-reconfigure packagename</text:p>
      <text:p text:style-name="P2"/>
      <text:p text:style-name="P2"><text:soft-page-break/>Remember to exercise caution when modifying APT configuration files, as incorrect changes can impact the stability and functionality of your system. It's a good practice to back up any files you modify and refer to official documentation or resources specific to your Linux distribution for detailed configuration options and best practices.</text:p>
      <text:p text:style-name="P2"/>
      <text:h text:style-name="P23" text:outline-level="2"><text:bookmark-start text:name="__RefHeading___Toc6371_3405713593"/>2.2. Package Repositories<text:bookmark-end text:name="__RefHeading___Toc6371_3405713593"/></text:h>
      <text:p text:style-name="P2"/>
      <text:p text:style-name="P2">Package repositories are centralized servers or locations that host collections of software packages. These repositories provide a reliable source for obtaining and managing software packages for your operating system. When using APT (Advanced Package Tool) or other package managers, repositories play a crucial role in package installation, updates, and dependency resolution.</text:p>
      <text:p text:style-name="P2"/>
      <text:p text:style-name="P2">Here are some key points about package repositories:</text:p>
      <text:p text:style-name="P2"/>
      <text:p text:style-name="P2"><text:span text:style-name="T8">1. Official Repositories: </text:span>Most Linux distributions, especially Debian-based ones, provide official repositories that contain a wide range of software packages maintained by the distribution's developers. These repositories are the primary source for obtaining software packages and are typically enabled by default during the system installation.</text:p>
      <text:p text:style-name="P2"/>
      <text:p text:style-name="P2"><text:span text:style-name="T8">2. Repository Structure:</text:span> Repositories are organized into components, such as "main," "contrib," and "non-free." The "main" component contains packages that are officially supported by the distribution, while "contrib" and "non-free" contain packages that are community-contributed or contain proprietary software, respectively.</text:p>
      <text:p text:style-name="P2"/>
      <text:p text:style-name="P2"><text:span text:style-name="T8">3. Repository URLs:</text:span> Each repository has a unique URL from which packages can be downloaded. These URLs typically follow a specific format, including the distribution name, version, and repository component. For example, "http://archive.ubuntu.com/ubuntu focal main."</text:p>
      <text:p text:style-name="P2"/>
      <text:p text:style-name="P2"><text:span text:style-name="T8">4. Repository Management:</text:span> APT provides commands and configuration files to manage repositories. The `/etc/apt/sources.list` file (or files within the `/etc/apt/sources.list.d/` directory) contains the repository URLs that APT references. You can edit this file to enable or disable repositories, add new ones, or modify existing entries.</text:p>
      <text:p text:style-name="P2"/>
      <text:p text:style-name="P2"><text:span text:style-name="T8">5. Third-Party Repositories:</text:span> In addition to official repositories, you can add third-party repositories to expand the software availability. Third-party repositories may offer additional packages, newer versions of software, or specific software categories not found in official repositories. However, it's important to only use trusted repositories from reliable sources to maintain system security and stability.</text:p>
      <text:p text:style-name="P2"/>
      <text:p text:style-name="P2"><text:span text:style-name="T8">6. Repository Updates:</text:span> Regularly updating the package repository information is important to ensure you have the latest package lists and metadata. You can update the repository information using the command:</text:p>
      <text:p text:style-name="P2"/>
      <text:p text:style-name="Preformatted_20_Text"><text:s text:c="3"/>sudo apt update</text:p>
      <text:p text:style-name="P2"/>
      <text:p text:style-name="P2"><text:span text:style-name="T8">7. Repository Keys and Signatures:</text:span> Repositories may use cryptographic signatures to ensure the integrity and authenticity of the packages. APT verifies these signatures to confirm that the packages haven't been tampered with. Repository keys are used to validate these signatures, and APT manages the keyring (`/etc/apt/trusted.gpg.d/`) to store and manage the keys.</text:p>
      <text:p text:style-name="P2"/>
      <text:p text:style-name="P2">By configuring and managing package repositories, you can control which software packages are available for installation, upgrade, or removal on your system. It allows you to maintain a secure and up-to-date software environment while leveraging the vast collection of packages provided by the distribution and trusted third-party sources.</text:p>
      <text:h text:style-name="Heading_20_2" text:outline-level="2"><text:bookmark-start text:name="__RefHeading___Toc6378_3405713593"/><text:soft-page-break/>2.3. Package Management Commands<text:bookmark-end text:name="__RefHeading___Toc6378_3405713593"/></text:h>
      <text:p text:style-name="P18"/>
      <text:p text:style-name="P2">When using APT (Advanced Package Tool) or other package management systems on Debian-based Linux distributions, there are several important commands to interact with packages. Here are some commonly used package management commands:</text:p>
      <text:p text:style-name="P2"/>
      <text:p text:style-name="P11">1. Update the package repository information:</text:p>
      <text:p text:style-name="P11"/>
      <text:p text:style-name="Preformatted_20_Text"><text:s text:c="3"/>sudo apt update</text:p>
      <text:p text:style-name="P2"/>
      <text:p text:style-name="P2"><text:s text:c="3"/>This command retrieves the latest package lists and metadata from the configured repositories, allowing you to install or update packages with the latest information.</text:p>
      <text:p text:style-name="P2"/>
      <text:p text:style-name="P11">2. Upgrade installed packages to their latest available versions:</text:p>
      <text:p text:style-name="P2"/>
      <text:p text:style-name="Preformatted_20_Text"><text:s text:c="3"/>sudo apt upgrade</text:p>
      <text:p text:style-name="Preformatted_20_Text"/>
      <text:p text:style-name="P2"><text:s text:c="3"/>This command installs newer versions of already installed packages, bringing them up to date with the latest available versions from the repositories.</text:p>
      <text:p text:style-name="P2"/>
      <text:p text:style-name="P11">3. Install a package:</text:p>
      <text:p text:style-name="P2"/>
      <text:p text:style-name="Preformatted_20_Text"><text:s text:c="3"/>sudo apt install package_name</text:p>
      <text:p text:style-name="P2"/>
      <text:p text:style-name="P2"><text:s text:c="3"/>This command installs a package specified by `package_name` from the repositories. APT automatically resolves and installs any dependencies required by the package.</text:p>
      <text:p text:style-name="P2"/>
      <text:p text:style-name="P11">4. Remove a package:</text:p>
      <text:p text:style-name="P2"/>
      <text:p text:style-name="Preformatted_20_Text"><text:s text:c="3"/>sudo apt remove package_name</text:p>
      <text:p text:style-name="P2"/>
      <text:p text:style-name="P2"><text:s text:c="3"/>This command removes a package specified by `package_name` from the system. It removes the package and its associated files, but retains the configuration files (if any).</text:p>
      <text:p text:style-name="P2"/>
      <text:p text:style-name="P11">5. Purge a package:</text:p>
      <text:p text:style-name="P2"/>
      <text:p text:style-name="Preformatted_20_Text"><text:s text:c="3"/>sudo apt purge package_name</text:p>
      <text:p text:style-name="P2"/>
      <text:p text:style-name="P2"><text:s text:c="3"/>This command removes a package specified by `package_name` and its associated configuration files from the system. It completely removes all traces of the package.</text:p>
      <text:p text:style-name="P2"/>
      <text:p text:style-name="P2">6. Search for a package:</text:p>
      <text:p text:style-name="P2"/>
      <text:p text:style-name="Preformatted_20_Text"><text:s text:c="3"/>apt search search_term</text:p>
      <text:p text:style-name="P2"/>
      <text:p text:style-name="P2"><text:s text:c="3"/>This command searches for packages containing `search_term` in their names, descriptions, or other metadata. It displays a list of matching packages.</text:p>
      <text:p text:style-name="P2"/>
      <text:p text:style-name="P11">7. Show information about a package:</text:p>
      <text:p text:style-name="P2"/>
      <text:p text:style-name="Preformatted_20_Text"><text:s text:c="3"/>apt show package_name</text:p>
      <text:p text:style-name="P2"><text:soft-page-break/><text:s text:c="3"/>This command displays detailed information about a package specified by `package_name`, including its description, version, dependencies, and other relevant details.</text:p>
      <text:p text:style-name="P2"/>
      <text:p text:style-name="P11">8. List installed packages:</text:p>
      <text:p text:style-name="P2"/>
      <text:p text:style-name="Preformatted_20_Text"><text:s text:c="3"/>apt list --installed</text:p>
      <text:p text:style-name="P2"/>
      <text:p text:style-name="P2"><text:s text:c="3"/>This command lists all packages that are currently installed on the system.</text:p>
      <text:p text:style-name="P2"/>
      <text:p text:style-name="P11">9. Clean the package cache:</text:p>
      <text:p text:style-name="P2"/>
      <text:p text:style-name="Preformatted_20_Text"><text:s text:c="3"/>sudo apt clean</text:p>
      <text:p text:style-name="P2"/>
      <text:p text:style-name="P2"><text:s text:c="3"/>This command removes all the package files that are stored in the APT cache directory (`/var/cache/apt/archives`). It frees up disk space but may require re-downloading packages when needed.</text:p>
      <text:p text:style-name="P2"/>
      <text:p text:style-name="P11">10. Upgrade the distribution to the latest release (for system upgrades):</text:p>
      <text:p text:style-name="P2"/>
      <text:p text:style-name="Preformatted_20_Text"><text:s text:c="4"/>sudo do-release-upgrade</text:p>
      <text:p text:style-name="P2"/>
      <text:p text:style-name="P2"><text:s text:c="4"/>This command initiates a distribution upgrade, allowing you to upgrade to the latest release of the distribution, such as from Ubuntu 20.04 to Ubuntu 22.04.</text:p>
      <text:p text:style-name="P2"/>
      <text:p text:style-name="P2">These commands provide a foundation for managing packages using APT. They can be combined with various options and flags to perform more specific operations, such as pinning packages, managing repositories, and configuring package preferences. You can explore the respective command's manual pages (`man apt`, `man apt-get`, etc.) for more details and options.</text:p>
      <text:p text:style-name="P2"/>
      <text:h text:style-name="P21" text:outline-level="1"><text:bookmark-start text:name="__RefHeading___Toc6380_3405713593"/>3. Managing Packages<text:bookmark-end text:name="__RefHeading___Toc6380_3405713593"/></text:h>
      <text:h text:style-name="Heading_20_2" text:outline-level="2"><text:bookmark-start text:name="__RefHeading___Toc6382_3405713593"/>3.1. Searching for Packages<text:bookmark-end text:name="__RefHeading___Toc6382_3405713593"/></text:h>
      <text:p text:style-name="P2"/>
      <text:p text:style-name="P2">When using APT (Advanced Package Tool) or other package management systems on Debian-based Linux distributions, you can search for packages using various commands and options. Here are some commonly used methods for searching packages:</text:p>
      <text:p text:style-name="P2"/>
      <text:p text:style-name="P11">1. Search by package name:</text:p>
      <text:p text:style-name="P2"/>
      <text:p text:style-name="Preformatted_20_Text"><text:s text:c="3"/>apt search package_name</text:p>
      <text:p text:style-name="P2"/>
      <text:p text:style-name="P2"><text:s text:c="3"/>This command searches for packages whose names match the specified `package_name`. It checks the package names, descriptions, and other metadata to find matching packages.</text:p>
      <text:p text:style-name="P2"/>
      <text:p text:style-name="P11">2. Search for packages containing specific keywords:</text:p>
      <text:p text:style-name="P2"/>
      <text:p text:style-name="Preformatted_20_Text"><text:s text:c="3"/>apt search keyword1 keyword2</text:p>
      <text:p text:style-name="P2"/>
      <text:p text:style-name="P2"><text:s text:c="3"/>You can provide multiple keywords separated by spaces to narrow down the search results. APT will return packages that contain any of the specified keywords in their names or descriptions.</text:p>
      <text:p text:style-name="P2"/>
      <text:p text:style-name="P11">3. Search for exact package names:</text:p>
      <text:p text:style-name="P2"/>
      <text:p text:style-name="Preformatted_20_Text"><text:s text:c="3"/>apt search '^exact_package_name$'</text:p>
      <text:p text:style-name="P2"/>
      <text:p text:style-name="P2"><text:s text:c="3"/>By enclosing the package name in single quotes and using the caret (^) and dollar sign ($) symbols, you can search for exact matches. This is useful when you want to find a package with an exact name and avoid partial matches.</text:p>
      <text:p text:style-name="P2"/>
      <text:p text:style-name="P11">4. Limit search results to package names only:</text:p>
      <text:p text:style-name="P2"/>
      <text:p text:style-name="Preformatted_20_Text"><text:s text:c="3"/>apt search --names-only keyword</text:p>
      <text:p text:style-name="P2"/>
      <text:p text:style-name="P2"><text:s text:c="3"/>This command restricts the search to package names only, excluding descriptions and other metadata. It can be helpful when you want to quickly find packages based on their names.</text:p>
      <text:p text:style-name="P2"/>
      <text:p text:style-name="P11">5. Search for packages based on regular expressions:</text:p>
      <text:p text:style-name="P2"/>
      <text:p text:style-name="Preformatted_20_Text"><text:s text:c="3"/>apt search --names-only --regex 'regex_pattern'</text:p>
      <text:p text:style-name="P2"/>
      <text:p text:style-name="P2"><text:s text:c="3"/>APT supports regular expressions for more advanced searching. By using the `--regex` option and providing a valid regular expression pattern, you can perform complex searches to match package names.</text:p>
      <text:p text:style-name="P2"/>
      <text:p text:style-name="P11">6. List packages available in a repository:</text:p>
      <text:p text:style-name="P2"/>
      <text:p text:style-name="Preformatted_20_Text"><text:s text:c="3"/>apt-cache search package_name</text:p>
      <text:p text:style-name="P2"/>
      <text:p text:style-name="P2"><text:soft-page-break/><text:s text:c="3"/>This command lists packages available in the repositories without querying for updated package information. It searches the local cache instead of contacting the remote repositories.</text:p>
      <text:p text:style-name="P2"/>
      <text:p text:style-name="P11">7. Show detailed information about a package:</text:p>
      <text:p text:style-name="P2"/>
      <text:p text:style-name="Preformatted_20_Text"><text:s text:c="3"/>apt show package_name</text:p>
      <text:p text:style-name="P2"/>
      <text:p text:style-name="P2"><text:s text:c="3"/>This command provides detailed information about a specific package, including its description, version, dependencies, and other relevant details.</text:p>
      <text:p text:style-name="P2"/>
      <text:p text:style-name="P2">Remember to use the `sudo` command before the apt or apt-cache commands to execute them with administrative privileges. These search commands can help you find packages based on names, descriptions, keywords, and regular expressions, enabling you to locate the software packages you need for your system.</text:p>
      <text:p text:style-name="P2"/>
      <text:h text:style-name="P24" text:outline-level="3"><text:bookmark-start text:name="__RefHeading___Toc6399_3405713593"/>3.1.1. apt search Parameters<text:bookmark-end text:name="__RefHeading___Toc6399_3405713593"/></text:h>
      <text:p text:style-name="P2"/>
      <text:p text:style-name="P2">When using the `apt search` command in Debian-based Linux distributions, you can use various parameters to modify the search behavior. Here are some commonly used parameters:</text:p>
      <text:p text:style-name="P2"/>
      <text:p text:style-name="P2"><text:span text:style-name="T8">1. `apt search search_term`:</text:span> Searches for packages containing `search_term` in their names, descriptions, or other metadata. It displays a list of matching packages along with brief descriptions.</text:p>
      <text:p text:style-name="P2"/>
      <text:p text:style-name="P2"><text:span text:style-name="T8">2. `--names-only`:</text:span> Restricts the search to package names only, excluding descriptions and other metadata. This can be helpful when you want to quickly find packages based on their names.</text:p>
      <text:p text:style-name="P2"/>
      <text:p text:style-name="P2"><text:span text:style-name="T8">3. `--installed`:</text:span> Limits the search to installed packages only. It shows packages that are currently installed on the system matching the search term.</text:p>
      <text:p text:style-name="P2"/>
      <text:p text:style-name="P2"><text:span text:style-name="T8">4. `--upgradeable`:</text:span> Displays packages that have newer versions available in the repositories. It helps identify packages that can be upgraded.</text:p>
      <text:p text:style-name="P2"/>
      <text:p text:style-name="P2"><text:span text:style-name="T8">5. `--reinstall`:</text:span> Shows packages that can be reinstalled. These are packages that are already installed but have missing or corrupted files.</text:p>
      <text:p text:style-name="P2"/>
      <text:p text:style-name="P2"><text:span text:style-name="T8">6. `--regex 'regex_pattern'`:</text:span> Uses a regular expression pattern to search for packages. You can provide a valid regular expression pattern to perform complex matching on package names and descriptions.</text:p>
      <text:p text:style-name="P2"/>
      <text:p text:style-name="P2"><text:span text:style-name="T8">7. `--contrib` or `--non-free`:</text:span> Filters the search results to include packages from the "contrib" or "non-free" components, respectively. These are additional repository components that contain packages not included in the default "main" component.</text:p>
      <text:p text:style-name="P2"/>
      <text:p text:style-name="P2"><text:span text:style-name="T8">8. `--limit=n`:</text:span> Limits the number of search results displayed to `n` (where `n` is a number). It can be useful when the search produces a large number of results, and you want to view only the top matches.</text:p>
      <text:p text:style-name="P2"/>
      <text:p text:style-name="P2"><text:span text:style-name="T8">9. `--verbose`:</text:span> Provides more detailed output, including additional information about each package in the search results.</text:p>
      <text:p text:style-name="P2"/>
      <text:p text:style-name="P2"><text:span text:style-name="T8">10. `--help`:</text:span> Displays the help information for the `apt search` command, showing a list of available parameters and their descriptions.</text:p>
      <text:p text:style-name="P2"/>
      <text:p text:style-name="P2">You can combine these parameters as needed to refine your search and obtain the desired results. Additionally, you can refer to the `apt` or `apt-cache` manual pages (`man apt` or `man apt-cache`) for more information on the available options and usage examples.</text:p>
      <text:p text:style-name="P2"/>
      <text:h text:style-name="P24" text:outline-level="3"><text:bookmark-start text:name="__RefHeading___Toc6401_3405713593"/>3.1.2. apt show Parameters<text:bookmark-end text:name="__RefHeading___Toc6401_3405713593"/></text:h>
      <text:p text:style-name="P2"/>
      <text:p text:style-name="P2">When using the `apt show` command in Debian-based Linux distributions, you can use various parameters to modify the output and retrieve specific information about a package. Here are some commonly used parameters:</text:p>
      <text:p text:style-name="P2"/>
      <text:p text:style-name="P2"><text:span text:style-name="T8">1. `apt show package_name`: </text:span>Displays detailed information about the specified package. Replace `package_name` with the name of the package you want to retrieve information about.</text:p>
      <text:p text:style-name="P2"/>
      <text:p text:style-name="P2"><text:span text:style-name="T8">2. `--installed`: </text:span>Shows information about the installed version of the package, including its version number, size, and dependencies.</text:p>
      <text:p text:style-name="P2"/>
      <text:p text:style-name="P2"><text:span text:style-name="T8">3. `--upgradable`:</text:span> Displays information about the package if a newer version is available in the repositories. It provides details on the newer version, along with information about dependencies and size differences.</text:p>
      <text:p text:style-name="P2"/>
      <text:p text:style-name="P2"><text:span text:style-name="T8">4. `--all-versions`:</text:span> Shows information about all available versions of the package, including the installed version and other versions available in the repositories.</text:p>
      <text:p text:style-name="P2"/>
      <text:p text:style-name="P2"><text:span text:style-name="T8">5. `--no-all-versions`:</text:span> Displays information only about the installed version of the package, omitting details about other available versions.</text:p>
      <text:p text:style-name="P2"/>
      <text:p text:style-name="P2"><text:span text:style-name="T8">6. `--verbose`:</text:span> Provides more detailed output, including additional information such as the package's architecture, maintainer, installed files, and changelog entries.</text:p>
      <text:p text:style-name="P2"/>
      <text:p text:style-name="P2"><text:span text:style-name="T8">7. `--no-recommends`:</text:span> Excludes information about recommended packages in the package's dependencies. It shows only the required dependencies.</text:p>
      <text:p text:style-name="P2"/>
      <text:p text:style-name="P2"><text:span text:style-name="T8">8. `--no-suggests`:</text:span> Omits information about suggested packages in the package's dependencies.</text:p>
      <text:p text:style-name="P2"/>
      <text:p text:style-name="P2"><text:span text:style-name="T8">9. `--no-conflicts`:</text:span> Suppresses information about conflicting packages that conflict with the package being shown.</text:p>
      <text:p text:style-name="P2"/>
      <text:p text:style-name="P2"><text:span text:style-name="T8">10. `--no-breaks`:</text:span> Excludes information about packages that break the package being shown.</text:p>
      <text:p text:style-name="P2"/>
      <text:p text:style-name="P2"><text:span text:style-name="T8">11. `--no-replaces`:</text:span> Omits information about packages that the shown package replaces.</text:p>
      <text:p text:style-name="P2"/>
      <text:p text:style-name="P2"><text:span text:style-name="T8">12. `--no-enhances`:</text:span> Suppresses information about packages that are enhanced by the shown package.</text:p>
      <text:p text:style-name="P2"/>
      <text:p text:style-name="P2"><text:span text:style-name="T8">13. `--no-provides`:</text:span> Excludes information about virtual packages provided by the shown package.</text:p>
      <text:p text:style-name="P2"/>
      <text:p text:style-name="P2">These parameters can be combined as needed to retrieve specific information about packages and customize the output according to your requirements. Additionally, you can refer to the `apt` or `apt-cache` manual pages (`man apt` or `man apt-cache`) for more information on the available options and their usage.</text:p>
      <text:p text:style-name="P2"/>
      <text:h text:style-name="P23" text:outline-level="2"><text:bookmark-start text:name="__RefHeading___Toc6403_3405713593"/>3.2. Installing Packages<text:bookmark-end text:name="__RefHeading___Toc6403_3405713593"/></text:h>
      <text:p text:style-name="P2"/>
      <text:p text:style-name="P2">To install packages on Debian-based Linux distributions using APT (Advanced Package Tool), you can use the `apt` or `apt-get` command. Here's a step-by-step guide on installing packages:</text:p>
      <text:p text:style-name="P2"/>
      <text:p text:style-name="P11">1. Update the package repository information:</text:p>
      <text:p text:style-name="P2"/>
      <text:p text:style-name="Preformatted_20_Text"><text:s text:c="3"/>sudo apt update</text:p>
      <text:p text:style-name="P2"/>
      <text:p text:style-name="P2"><text:s text:c="3"/>This command retrieves the latest package lists and metadata from the configured repositories, ensuring you have up-to-date information.</text:p>
      <text:p text:style-name="P2"/>
      <text:p text:style-name="P11">2. Search for the package you want to install:</text:p>
      <text:p text:style-name="P2"/>
      <text:p text:style-name="Preformatted_20_Text"><text:s text:c="3"/>apt search package_name</text:p>
      <text:p text:style-name="P2"/>
      <text:p text:style-name="P2"><text:s text:c="3"/>Use this command to search for the package you want to install. It displays a list of matching packages along with their descriptions.</text:p>
      <text:p text:style-name="P2"/>
      <text:p text:style-name="P11">3. Choose the package to install:</text:p>
      <text:p text:style-name="P2"><text:s text:c="3"/>Based on the search results, identify the package you want to install.</text:p>
      <text:p text:style-name="P2"/>
      <text:p text:style-name="P11">4. Install the package:</text:p>
      <text:p text:style-name="P2"/>
      <text:p text:style-name="Preformatted_20_Text"><text:s text:c="3"/>sudo apt install package_name</text:p>
      <text:p text:style-name="P2"/>
      <text:p text:style-name="P2"><text:s text:c="3"/>Replace `package_name` with the name of the package you want to install. APT will handle the installation process, including resolving and installing any necessary dependencies.</text:p>
      <text:p text:style-name="P2"/>
      <text:p text:style-name="P11">5. Authenticate and confirm:</text:p>
      <text:p text:style-name="P2"><text:s text:c="3"/>During the installation process, you may be prompted to enter your administrator password to authenticate the installation. Provide the password and press Enter to proceed. Additionally, you may be asked to confirm the installation by typing "Y" and pressing Enter.</text:p>
      <text:p text:style-name="P2"/>
      <text:p text:style-name="P11">6. Wait for the installation to complete:</text:p>
      <text:p text:style-name="P2"><text:s text:c="3"/>APT will download the package and its dependencies, perform any necessary configurations, and complete the installation. The time required depends on the package size, your internet connection speed, and system performance.</text:p>
      <text:p text:style-name="P2"/>
      <text:p text:style-name="P11">7. Verify the installation:</text:p>
      <text:p text:style-name="P2"><text:s text:c="3"/>After the installation is complete, you can verify it by running any commands associated with the installed package or checking its status. For example, you can run `package_name --version` or `dpkg -s package_name` to get more information about the installed package.</text:p>
      <text:p text:style-name="P2"/>
      <text:p text:style-name="P11">8. Optional: Install additional packages:</text:p>
      <text:p text:style-name="P2"><text:s text:c="3"/>Repeat the steps above if you need to install additional packages. You can install multiple packages in a single command by separating their names with spaces.</text:p>
      <text:p text:style-name="P2"/>
      <text:p text:style-name="P2"><text:soft-page-break/>Remember to use the `sudo` command before running the apt or apt-get commands to execute them with administrative privileges. This allows you to install packages system-wide.</text:p>
      <text:p text:style-name="P2"/>
      <text:p text:style-name="P2">Please note that the package name is case-sensitive, so ensure the package name is entered correctly. Additionally, some packages may have different names than the software they provide, so it's a good practice to search for packages related to the software you want to install to find the appropriate package names.</text:p>
      <text:p text:style-name="P2"/>
      <text:p text:style-name="P2">If you encounter any issues during the installation, refer to the error messages for troubleshooting or seek assistance from official support channels for your specific Linux distribution.</text:p>
      <text:p text:style-name="P2"/>
      <text:h text:style-name="P24" text:outline-level="3"><text:bookmark-start text:name="__RefHeading___Toc6405_3405713593"/>3.2.1. apt update Parameters<text:bookmark-end text:name="__RefHeading___Toc6405_3405713593"/></text:h>
      <text:p text:style-name="P2"/>
      <text:p text:style-name="P2">When using the `apt update` command in Debian-based Linux distributions, you generally do not need to provide any additional parameters. However, there are a few parameters that can modify the behavior of the `apt update` command. Here are some commonly used parameters:</text:p>
      <text:p text:style-name="P2"/>
      <text:p text:style-name="P2"><text:span text:style-name="T8">1. `-y` or `--yes`:</text:span> Automatically answers "yes" to any prompts or confirmation messages during the update process. This can be useful for unattended or scripted updates. Use with caution, as it bypasses all confirmation prompts.</text:p>
      <text:p text:style-name="P2"/>
      <text:p text:style-name="P2"><text:span text:style-name="T8">2. `--allow-insecure-repositories`:</text:span> Allows the use of insecure repositories without verification of the repository's authenticity. This parameter should be used with caution, as it can expose your system to potential security risks.</text:p>
      <text:p text:style-name="P2"/>
      <text:p text:style-name="P2"><text:span text:style-name="T8">3. `--allow-releaseinfo-change`:</text:span> Permits the update process even if the release file has changed on the server. This can be useful when you want to force an update despite a change in the release file.</text:p>
      <text:p text:style-name="P2"/>
      <text:p text:style-name="P2"><text:span text:style-name="T8">4. `--allow-downgrades`:</text:span> Allows downgrading of packages to older versions if newer versions are not available. This can be useful in certain scenarios but should be used with caution, as downgrading packages can lead to compatibility or functionality issues.</text:p>
      <text:p text:style-name="P2"/>
      <text:p text:style-name="P2"><text:span text:style-name="T8">5. `--print-uris`:</text:span> Prints the URIs (download links) for the packages that would be updated, without actually downloading them. This can be useful for scripting or downloading packages from a different system.</text:p>
      <text:p text:style-name="P2"/>
      <text:p text:style-name="P2">These parameters modify the behavior of the `apt update` command to cater to specific needs. However, in most cases, running `apt update` without any additional parameters is sufficient to update the package lists and metadata from the configured repositories.</text:p>
      <text:p text:style-name="P2"/>
      <text:h text:style-name="P24" text:outline-level="3"><text:bookmark-start text:name="__RefHeading___Toc6407_3405713593"/>3.2.2. apt install Parameters<text:bookmark-end text:name="__RefHeading___Toc6407_3405713593"/></text:h>
      <text:p text:style-name="P2"/>
      <text:p text:style-name="P2">When using the `apt install` command in Debian-based Linux distributions, you can specify various parameters to modify the installation behavior. Here are some commonly used parameters:</text:p>
      <text:p text:style-name="P2"/>
      <text:p text:style-name="P2"><text:span text:style-name="T8">1. `apt install package_name`:</text:span> Installs the specified package and its dependencies. Replace `package_name` with the name of the package you want to install.</text:p>
      <text:p text:style-name="P2"/>
      <text:p text:style-name="P2"><text:span text:style-name="T8">2. `-y` or `--yes`:</text:span> Automatically answers "yes" to any prompts or confirmation messages during the installation process. It can be useful for unattended or scripted installations. Use with caution, as it bypasses all confirmation prompts.</text:p>
      <text:p text:style-name="P2"/>
      <text:p text:style-name="P2"><text:span text:style-name="T8">3. `--no-install-recommends`:</text:span> Installs only the main dependencies of the package but not any recommended packages. Recommended packages are suggested by the package maintainers for additional functionality or compatibility, but they are not strictly required.</text:p>
      <text:p text:style-name="P2"/>
      <text:p text:style-name="P2"><text:span text:style-name="T8">4. `-t target_release` or `--target-release target_release`:</text:span> Forces installation from a specific release of the distribution, even if newer versions are available. Replace `target_release` with the desired release name or version.</text:p>
      <text:p text:style-name="P2"/>
      <text:p text:style-name="P2"><text:span text:style-name="T8">5. `--reinstall`:</text:span> Reinstalls a package, even if it is already installed. This can be useful for troubleshooting or fixing issues related to a specific package.</text:p>
      <text:p text:style-name="P2"/>
      <text:p text:style-name="P2"><text:span text:style-name="T8">6. `--allow-downgrades`:</text:span> Allows downgrading a package to an older version if a newer version is installed. Use with caution, as downgrading packages can lead to compatibility or functionality issues.</text:p>
      <text:p text:style-name="P2"/>
      <text:p text:style-name="P2"><text:span text:style-name="T8">7. `--allow-change-held-packages`:</text:span> Allows installation or upgrade of packages that are currently on hold or held back. Packages can be put on hold using the `apt-mark hold` command.</text:p>
      <text:p text:style-name="P2"/>
      <text:p text:style-name="P2"><text:span text:style-name="T8">8. `--download-only`:</text:span> Downloads the package and its dependencies but does not install them. It can be useful to download packages for later installation or for offline systems.</text:p>
      <text:p text:style-name="P2"/>
      <text:p text:style-name="P2"><text:span text:style-name="T8">9. `--print-uris`:</text:span> Prints the URIs (download links) for the packages and their dependencies, without actually downloading or installing them. This can be helpful for scripting or downloading packages from a different system.</text:p>
      <text:p text:style-name="P2"/>
      <text:p text:style-name="P2"><text:span text:style-name="T8">10. `--no-download`:</text:span> Skips package downloading and installs from the locally cached packages only. It can be useful to save bandwidth or when you have already downloaded the necessary packages.</text:p>
      <text:p text:style-name="P2"/>
      <text:p text:style-name="P2">These are some of the commonly used parameters for the `apt install` command. You can combine them as needed or explore additional options and flags by referring to the command's manual page (`man apt` or `man apt-get`) or by using the `--help` option (`apt install --help`).</text:p>
      <text:p text:style-name="P2"/>
      <text:p text:style-name="P3"/>
      <text:h text:style-name="Heading_20_2" text:outline-level="2"><text:bookmark-start text:name="__RefHeading___Toc6409_3405713593"/>3.3. Upgrading Packages<text:bookmark-end text:name="__RefHeading___Toc6409_3405713593"/></text:h>
      <text:p text:style-name="P2"/>
      <text:p text:style-name="P2">To upgrade packages on Debian-based Linux distributions using APT (Advanced Package Tool), you can use the `apt upgrade` command. Here's a step-by-step guide on upgrading packages:</text:p>
      <text:p text:style-name="P2"/>
      <text:p text:style-name="P11">1. Update the package repository information:</text:p>
      <text:p text:style-name="P2"/>
      <text:p text:style-name="Preformatted_20_Text"><text:s text:c="3"/>sudo apt update</text:p>
      <text:p text:style-name="P2"/>
      <text:p text:style-name="P2"><text:s text:c="3"/>This command retrieves the latest package lists and metadata from the configured repositories, ensuring you have up-to-date information.</text:p>
      <text:p text:style-name="P2"/>
      <text:p text:style-name="P11">2. Upgrade the installed packages:</text:p>
      <text:p text:style-name="P2"/>
      <text:p text:style-name="Preformatted_20_Text"><text:s text:c="3"/>sudo apt upgrade</text:p>
      <text:p text:style-name="P2"/>
      <text:p text:style-name="P2"><text:s text:c="3"/>The `apt upgrade` command upgrades the installed packages to their latest versions available in the repositories. APT will resolve dependencies, download the updated packages, and perform the upgrade.</text:p>
      <text:p text:style-name="P2"/>
      <text:p text:style-name="P11">3. Authenticate and confirm:</text:p>
      <text:p text:style-name="P2"><text:s text:c="3"/>During the upgrade process, you may be prompted to enter your administrator password to authenticate the upgrade. Provide the password and press Enter to proceed. Additionally, you may be asked to confirm the upgrade by typing "Y" and pressing Enter.</text:p>
      <text:p text:style-name="P2"/>
      <text:p text:style-name="P11">4. Wait for the upgrade to complete:</text:p>
      <text:p text:style-name="P2"><text:s text:c="3"/>APT will download the updated packages and their dependencies, perform any necessary configurations, and complete the upgrade. The time required depends on the package sizes, your internet connection speed, and system performance.</text:p>
      <text:p text:style-name="P2"/>
      <text:p text:style-name="P11">5. Restart services or reboot (if necessary):</text:p>
      <text:p text:style-name="P2"><text:s text:c="3"/>After the upgrade, some packages may require restarting associated services or even rebooting the system to apply the changes. If any services need restarting or a system reboot is recommended, follow the instructions provided by APT.</text:p>
      <text:p text:style-name="P2"/>
      <text:p text:style-name="P11">6. Verify the upgrade:</text:p>
      <text:p text:style-name="P2"><text:s text:c="3"/>After the upgrade is complete, you can verify it by checking the version numbers of the upgraded packages or running any commands associated with the updated software.</text:p>
      <text:p text:style-name="P2"/>
      <text:p text:style-name="P2">It's important to note that the `apt upgrade` command upgrades all the installed packages on your system. If you only want to upgrade specific packages, you can specify their names as arguments to the `apt upgrade` command. For example:</text:p>
      <text:p text:style-name="P2"/>
      <text:p text:style-name="Preformatted_20_Text">sudo apt upgrade package1 package2</text:p>
      <text:p text:style-name="P2"/>
      <text:p text:style-name="P2">This will upgrade only the specified packages and their dependencies.</text:p>
      <text:p text:style-name="P2"/>
      <text:p text:style-name="P2"><text:soft-page-break/>Remember to use the `sudo` command before running the `apt` commands to execute them with administrative privileges. This allows you to upgrade packages system-wide.</text:p>
      <text:p text:style-name="P2"/>
      <text:p text:style-name="P2">If you encounter any issues during the upgrade or have specific requirements, you can refer to the official documentation or seek assistance from official support channels for your specific Linux distribution.</text:p>
      <text:p text:style-name="P2"/>
      <text:p text:style-name="P2"/>
      <text:h text:style-name="P24" text:outline-level="3"><text:bookmark-start text:name="__RefHeading___Toc6411_3405713593"/>3.3.1. apt upgrade Parameters<text:bookmark-end text:name="__RefHeading___Toc6411_3405713593"/></text:h>
      <text:p text:style-name="P2"/>
      <text:p text:style-name="P2">When using the `apt upgrade` command in Debian-based Linux distributions, you generally do not need to provide any additional parameters. However, there are a few parameters that can modify the behavior of the `apt upgrade` command. Here are some commonly used parameters:</text:p>
      <text:p text:style-name="P2"/>
      <text:p text:style-name="P2"><text:span text:style-name="T8">1. `-y` or `--yes`:</text:span> Automatically answers "yes" to any prompts or confirmation messages during the upgrade process. This can be useful for unattended or scripted upgrades. Use with caution, as it bypasses all confirmation prompts.</text:p>
      <text:p text:style-name="P2"/>
      <text:p text:style-name="P2"><text:span text:style-name="T8">2. `--only-upgrade`:</text:span> Upgrades only the installed packages without installing any new packages. It ensures that only the existing packages are upgraded and new packages are not installed.</text:p>
      <text:p text:style-name="P2"/>
      <text:p text:style-name="P2"><text:span text:style-name="T8">3. `--allow-downgrades`: </text:span>Allows downgrading of packages to older versions if newer versions are not available. Use with caution, as downgrading packages can lead to compatibility or functionality issues.</text:p>
      <text:p text:style-name="P2"/>
      <text:p text:style-name="P2"><text:span text:style-name="T8">4. `--with-new-pkgs`:</text:span> Considers new packages that need to be installed as part of the upgrade process. By default, new packages are not installed during an upgrade unless they are dependencies of upgraded packages.</text:p>
      <text:p text:style-name="P2"/>
      <text:p text:style-name="P2"><text:span text:style-name="T8">5. `--print-uris`:</text:span> Prints the URIs (download links) for the packages that would be upgraded, without actually downloading them. This can be useful for scripting or downloading packages from a different system.</text:p>
      <text:p text:style-name="P2"/>
      <text:p text:style-name="P2">These parameters modify the behavior of the `apt upgrade` command to cater to specific needs. However, in most cases, running `apt upgrade` without any additional parameters is sufficient to upgrade the installed packages to their latest versions available in the repositories.</text:p>
      <text:p text:style-name="P2"/>
      <text:p text:style-name="P2">Please note that upgrading packages may affect system stability or compatibility. It is recommended to review the release notes or documentation for any specific packages or the distribution as a whole before performing an upgrade.</text:p>
      <text:p text:style-name="P2"/>
      <text:h text:style-name="P23" text:outline-level="2"><text:bookmark-start text:name="__RefHeading___Toc6413_3405713593"/>3.4. Removing/Purging Packages<text:bookmark-end text:name="__RefHeading___Toc6413_3405713593"/></text:h>
      <text:p text:style-name="P2"/>
      <text:p text:style-name="P2">To remove or purge packages from a Debian-based Linux distribution using APT (Advanced Package Tool), you can use the `apt remove` or `apt purge` commands. Here's how to use them:</text:p>
      <text:p text:style-name="P2"/>
      <text:p text:style-name="P11">1. Removing a package:</text:p>
      <text:p text:style-name="P2"/>
      <text:p text:style-name="Preformatted_20_Text"><text:s text:c="3"/>sudo apt remove package_name</text:p>
      <text:p text:style-name="P2"/>
      <text:p text:style-name="P2"><text:s text:c="3"/>Replace `package_name` with the name of the package you want to remove. This command will remove the package but keep its configuration files intact. Dependencies that are no longer needed will also be removed.</text:p>
      <text:p text:style-name="P2"/>
      <text:p text:style-name="P11">2. Purging a package:</text:p>
      <text:p text:style-name="P2"/>
      <text:p text:style-name="Preformatted_20_Text"><text:s text:c="3"/>sudo apt purge package_name</text:p>
      <text:p text:style-name="P2"/>
      <text:p text:style-name="P2"><text:s text:c="3"/>Similarly, replace `package_name` with the name of the package you want to purge. This command will not only remove the package but also delete its configuration files. It ensures a clean removal of the package, including any associated files and settings.</text:p>
      <text:p text:style-name="P2"/>
      <text:p text:style-name="P11">3. Authenticate and confirm:</text:p>
      <text:p text:style-name="P2"><text:s text:c="3"/>During the removal or purge process, you may be prompted to enter your administrator password to authenticate the action. Provide the password and press Enter to proceed. Additionally, you may be asked to confirm the removal or purge by typing "Y" and pressing Enter.</text:p>
      <text:p text:style-name="P2"/>
      <text:p text:style-name="P11">4. Wait for the process to complete:</text:p>
      <text:p text:style-name="P2"><text:s text:c="3"/>APT will uninstall the specified package, along with any dependencies that are no longer required. The time required depends on the package size, your system's performance, and the number of packages being removed.</text:p>
      <text:p text:style-name="P2"/>
      <text:p text:style-name="P11">5. Clean up unused packages and dependencies:</text:p>
      <text:p text:style-name="P2"><text:s text:c="3"/>After removing or purging packages, you can use the following command to clean up any residual configuration files or unused dependencies:</text:p>
      <text:p text:style-name="P2"/>
      <text:p text:style-name="Preformatted_20_Text"><text:s text:c="3"/>sudo apt autoremove</text:p>
      <text:p text:style-name="P2"/>
      <text:p text:style-name="P2"><text:s text:c="3"/>This command will remove any packages that were automatically installed as dependencies but are no longer needed by any other package on your system.</text:p>
      <text:p text:style-name="P2"/>
      <text:p text:style-name="P2">Please note that the `apt remove` and `apt purge` commands affect only the package you specify. If the package has dependencies that are still required by other packages, those dependencies will remain installed.</text:p>
      <text:p text:style-name="P2"/>
      <text:p text:style-name="P2">It's important to use the `sudo` command before running the `apt` commands to execute them with administrative privileges. This allows you to remove or purge packages system-wide.</text:p>
      <text:p text:style-name="P2"/>
      <text:p text:style-name="P2"><text:soft-page-break/>If you encounter any issues during the removal or have specific requirements, you can refer to the official documentation or seek assistance from official support channels for your specific Linux distribution.</text:p>
      <text:p text:style-name="P2"/>
      <text:h text:style-name="P24" text:outline-level="3"><text:bookmark-start text:name="__RefHeading___Toc6415_3405713593"/>3.4.1. apt remove Parameters<text:bookmark-end text:name="__RefHeading___Toc6415_3405713593"/></text:h>
      <text:p text:style-name="P2"/>
      <text:p text:style-name="P2">When using the `apt remove` command in Debian-based Linux distributions, you generally do not need to provide any additional parameters. However, there are a few parameters that can modify the behavior of the `apt remove` command. Here are some commonly used parameters:</text:p>
      <text:p text:style-name="P2"/>
      <text:p text:style-name="P2"><text:span text:style-name="T8">1. `-y` or `--yes`:</text:span> Automatically answers "yes" to any prompts or confirmation messages during the removal process. This can be useful for unattended or scripted removals. Use with caution, as it bypasses all confirmation prompts.</text:p>
      <text:p text:style-name="P2"/>
      <text:p text:style-name="P2"><text:span text:style-name="T8">2. `--purge`:</text:span> Removes the package and purges its configuration files. It performs a clean removal, deleting any associated configuration files along with the package. This is equivalent to using the `apt purge` command.</text:p>
      <text:p text:style-name="P2"/>
      <text:p text:style-name="P2"><text:span text:style-name="T8">3. `--auto-remove` or `--autoremove`:</text:span> Automatically removes any dependencies that were installed as a result of the package being removed and are no longer required by any other package. It helps in cleaning up unused dependencies from the system.</text:p>
      <text:p text:style-name="P2"/>
      <text:p text:style-name="P2"><text:span text:style-name="T8">4. `--allow-change-held-packages`:</text:span> Allows the removal of packages that are currently on hold or held back. Packages can be put on hold using the `apt-mark hold` command.</text:p>
      <text:p text:style-name="P2"/>
      <text:p text:style-name="P2"><text:span text:style-name="T8">5. `--simulate`:</text:span> Performs a simulation of the removal process without actually removing any packages. It shows you what actions would be taken, allowing you to preview the changes before executing the command.</text:p>
      <text:p text:style-name="P2"/>
      <text:p text:style-name="P2"><text:span text:style-name="T8">6. `--ignore-missing`:</text:span> Ignores packages that are not installed. If you specify multiple packages to remove and some of them are not installed, this parameter prevents APT from treating it as an error and continues with the removal of the other packages.</text:p>
      <text:p text:style-name="P2"/>
      <text:p text:style-name="P2">These parameters modify the behavior of the `apt remove` command to cater to specific needs. However, in most cases, running `apt remove` without any additional parameters is sufficient to remove packages while keeping their configuration files intact.</text:p>
      <text:p text:style-name="P2"/>
      <text:p text:style-name="P2">Please note that removing packages may affect system functionality or dependencies. Exercise caution when removing packages, especially critical ones, and review the actions being taken by APT before confirming the removal.</text:p>
      <text:p text:style-name="P2"/>
      <text:p text:style-name="P2">You can refer to the `apt` or `apt-get` manual pages (`man apt` or `man apt-get`) for more information on the available options and their usage.</text:p>
      <text:p text:style-name="P2"/>
      <text:h text:style-name="P24" text:outline-level="3"><text:bookmark-start text:name="__RefHeading___Toc6417_3405713593"/>3.4.<text:span text:style-name="T11">2</text:span>. apt purge Parameters<text:bookmark-end text:name="__RefHeading___Toc6417_3405713593"/></text:h>
      <text:p text:style-name="P2"/>
      <text:p text:style-name="P2">When using the `apt purge` command in Debian-based Linux distributions, you generally do not need to provide any additional parameters. However, there are a few parameters that can modify the behavior of the `apt purge` command. Here are some commonly used parameters:</text:p>
      <text:p text:style-name="P2"/>
      <text:p text:style-name="P2"><text:span text:style-name="T8">1. `-y` or `--yes`:</text:span> Automatically answers "yes" to any prompts or confirmation messages during the purge process. This can be useful for unattended or scripted purges. Use with caution, as it bypasses all confirmation prompts.</text:p>
      <text:p text:style-name="P2"/>
      <text:p text:style-name="P2"><text:span text:style-name="T8">2. `--allow-change-held-packages`:</text:span> Allows the purge of packages that are currently on hold or held back. Packages can be put on hold using the `apt-mark hold` command.</text:p>
      <text:p text:style-name="P2"/>
      <text:p text:style-name="P2"><text:span text:style-name="T8">3. `--simulate`:</text:span> Performs a simulation of the purge process without actually purging any packages. It shows you what actions would be taken, allowing you to preview the changes before executing the command.</text:p>
      <text:p text:style-name="P2"/>
      <text:p text:style-name="P2"><text:span text:style-name="T8">4. `--ignore-missing`:</text:span> Ignores packages that are not installed. If you specify multiple packages to purge and some of them are not installed, this parameter prevents APT from treating it as an error and continues with the purge of the other packages.</text:p>
      <text:p text:style-name="P2"/>
      <text:p text:style-name="P2">These parameters modify the behavior of the `apt purge` command to cater to specific needs. However, in most cases, running `apt purge` without any additional parameters is sufficient to remove packages along with their configuration files, performing a clean purge.</text:p>
      <text:p text:style-name="P2"/>
      <text:p text:style-name="P2">Please note that purging packages permanently deletes their configuration files. Exercise caution when purging packages, as it may result in the loss of data or settings associated with the package.</text:p>
      <text:p text:style-name="P2"/>
      <text:p text:style-name="P2">You can refer to the `apt` or `apt-get` manual pages (`man apt` or `man apt-get`) for more information on the available options and their usage.</text:p>
      <text:p text:style-name="P2"/>
      <text:h text:style-name="P24" text:outline-level="3"><text:bookmark-start text:name="__RefHeading___Toc6419_3405713593"/>3.4.3. apt autoremove Parameters<text:bookmark-end text:name="__RefHeading___Toc6419_3405713593"/></text:h>
      <text:p text:style-name="P2"/>
      <text:p text:style-name="P2">When using the `apt autoremove` command in Debian-based Linux distributions, you generally do not need to provide any additional parameters. However, there are a few parameters that can modify the behavior of the `apt autoremove` command. Here are some commonly used parameters:</text:p>
      <text:p text:style-name="P2"/>
      <text:p text:style-name="P2"><text:span text:style-name="T8">1. `-y` or `--yes`:</text:span> Automatically answers "yes" to any prompts or confirmation messages during the autoremove process. This can be useful for unattended or scripted autoremovals. Use with caution, as it bypasses all confirmation prompts.</text:p>
      <text:p text:style-name="P2"/>
      <text:p text:style-name="P2"><text:span text:style-name="T8">2. `--purge`:</text:span> Purges the removed packages by deleting their configuration files along with the package. This ensures a clean removal of both the package and its associated configuration files.</text:p>
      <text:p text:style-name="P2"/>
      <text:p text:style-name="P2"><text:span text:style-name="T8">3. `--simulate`:</text:span> Performs a simulation of the autoremove process without actually removing any packages. It shows you what actions would be taken, allowing you to preview the changes before executing the command.</text:p>
      <text:p text:style-name="P2"/>
      <text:p text:style-name="P2"><text:span text:style-name="T8">4. `--ignore-hold`:</text:span> Ignores packages that are on hold or held back from being automatically removed. By default, autoremove does not remove packages that are on hold, as they might have special requirements or dependencies.</text:p>
      <text:p text:style-name="P2"/>
      <text:p text:style-name="P2">These parameters modify the behavior of the `apt autoremove` command to cater to specific needs. However, in most cases, running `apt autoremove` without any additional parameters is sufficient to remove any unused packages and dependencies from the system.</text:p>
      <text:p text:style-name="P2"/>
      <text:p text:style-name="P2">Please note that autoremove removes packages that were installed as dependencies but are no longer required by any other package on your system. It helps in cleaning up unnecessary packages and freeing up disk space.</text:p>
      <text:p text:style-name="P2"/>
      <text:p text:style-name="P2">It is recommended to review the list of packages that will be removed before confirming the autoremove operation to ensure that no essential packages are inadvertently removed.</text:p>
      <text:p text:style-name="P2"/>
      <text:p text:style-name="P2">You can refer to the `apt` or `apt-get` manual pages (`man apt` or `man apt-get`) for more information on the available options and their usage.</text:p>
      <text:p text:style-name="P2"/>
      <text:h text:style-name="P23" text:outline-level="2"><text:bookmark-start text:name="__RefHeading___Toc6421_3405713593"/>3.5. Listing Installed Packages<text:bookmark-end text:name="__RefHeading___Toc6421_3405713593"/></text:h>
      <text:p text:style-name="P2"/>
      <text:p text:style-name="P2">To list the installed packages on a Debian-based Linux distribution using APT (Advanced Package Tool), you can use the `apt list` command. Here are a few options you can use with `apt list` to get different outputs:</text:p>
      <text:p text:style-name="P2"/>
      <text:p text:style-name="P11">1. List all installed packages:</text:p>
      <text:p text:style-name="P2"/>
      <text:p text:style-name="Preformatted_20_Text"><text:s text:c="3"/>apt list --installed</text:p>
      <text:p text:style-name="P2"/>
      <text:p text:style-name="P2"><text:s text:c="3"/>This command will display a list of all packages that are currently installed on your system.</text:p>
      <text:p text:style-name="P2"/>
      <text:p text:style-name="P11">2. List installed packages with their versions and descriptions:</text:p>
      <text:p text:style-name="P2"/>
      <text:p text:style-name="Preformatted_20_Text"><text:s text:c="3"/>apt list --installed -a</text:p>
      <text:p text:style-name="P2"/>
      <text:p text:style-name="P2"><text:s text:c="3"/>Adding the `-a` option provides more detailed information, including the package version and description.</text:p>
      <text:p text:style-name="P2"/>
      <text:p text:style-name="P11">3. List installed packages in a specific format:</text:p>
      <text:p text:style-name="P2"/>
      <text:p text:style-name="Preformatted_20_Text"><text:s text:c="3"/>apt list --installed -c &lt;format&gt;</text:p>
      <text:p text:style-name="P2"/>
      <text:p text:style-name="P2"><text:s text:c="3"/>Replace `&lt;format&gt;` with the desired output format. Some common formats include `list`, `table`, `json`, `jsonl`, `csv`, `vertical`, `line`, and `pkgname`. You can choose the format that suits your needs.</text:p>
      <text:p text:style-name="P2"/>
      <text:p text:style-name="P11">4. List packages installed from a specific repository:</text:p>
      <text:p text:style-name="P2"/>
      <text:p text:style-name="Preformatted_20_Text"><text:s text:c="3"/>apt list --installed -o Dir::Etc::SourceList=/etc/apt/sources.list.d/&lt;repository_file&gt;</text:p>
      <text:p text:style-name="P2"/>
      <text:p text:style-name="P2"><text:s text:c="3"/>Replace `&lt;repository_file&gt;` with the name of the file that contains the repository configuration. This option allows you to list packages installed from a particular repository.</text:p>
      <text:p text:style-name="P2"/>
      <text:p text:style-name="P2">These are just a few examples of how you can list installed packages using `apt list`. You can explore additional options and combinations of parameters to further customize the output.</text:p>
      <text:p text:style-name="P2"/>
      <text:p text:style-name="P2">It's important to use the `apt` command with administrative privileges, so prepend `sudo` before the `apt list` command to execute it as a superuser. This will provide the necessary permissions to access the package information.</text:p>
      <text:p text:style-name="P2"/>
      <text:p text:style-name="P2">Keep in mind that the exact command syntax and available options may vary depending on your specific Linux distribution and version. It's recommended to refer to the documentation or official sources for your distribution for more detailed information on listing installed packages.</text:p>
      <text:p text:style-name="P2"/>
      <text:h text:style-name="P24" text:outline-level="3"><text:bookmark-start text:name="__RefHeading___Toc4080_658397615"/>3.5.1. apt list Parameters<text:bookmark-end text:name="__RefHeading___Toc4080_658397615"/></text:h>
      <text:p text:style-name="P2"/>
      <text:p text:style-name="P2">When using the `apt list` command in Debian-based Linux distributions, you can provide various parameters to customize the output. Here are some commonly used parameters:</text:p>
      <text:p text:style-name="P2"/>
      <text:p text:style-name="P2"><text:span text:style-name="T8">1. `--installed`:</text:span> Lists only the installed packages. This parameter filters the output to show only the packages that are currently installed on your system.</text:p>
      <text:p text:style-name="P2"/>
      <text:p text:style-name="P2"><text:span text:style-name="T8">2. `--upgradable`:</text:span> Lists packages that have available updates. This parameter shows the packages that can be upgraded to a newer version.</text:p>
      <text:p text:style-name="P2"/>
      <text:p text:style-name="P2"><text:span text:style-name="T8">3. `--all-versions`:</text:span> Displays all available versions of packages, including older versions. This parameter shows a complete version history of the packages.</text:p>
      <text:p text:style-name="P2"/>
      <text:p text:style-name="P2"><text:span text:style-name="T8">4. `--upgradeable`:</text:span> Lists packages that have available upgrades, but also includes packages that have been kept back due to dependencies or other reasons.</text:p>
      <text:p text:style-name="P2"/>
      <text:p text:style-name="P2"><text:span text:style-name="T8">5. `--all-foreign`:</text:span> Lists packages that are installed but do not come from the configured repositories. These packages may have been installed manually or from third-party sources.</text:p>
      <text:p text:style-name="P2"/>
      <text:p text:style-name="P2"><text:span text:style-name="T8">6. `-a` or `--all`:</text:span> Lists all packages, including installed and available packages.</text:p>
      <text:p text:style-name="P2"/>
      <text:p text:style-name="P2"><text:span text:style-name="T8">7. `--installed-pattern`:</text:span> Lists packages that match a specific pattern. You can use wildcards (*) to specify a pattern.</text:p>
      <text:p text:style-name="P2"/>
      <text:p text:style-name="P2"><text:span text:style-name="T8">8. `--names-only`:</text:span> Displays only the names of the packages without additional information.</text:p>
      <text:p text:style-name="P2"/>
      <text:p text:style-name="P2"><text:span text:style-name="T8">9. `--verbose`:</text:span> Provides more detailed output, including package descriptions and versions.</text:p>
      <text:p text:style-name="P2"/>
      <text:p text:style-name="P2"><text:span text:style-name="T8">10. `--format=&lt;format&gt;`:</text:span> Specifies the output format. You can choose from formats such as `list`, `table`, `json`, `jsonl`, `csv`, `vertical`, `line`, or `pkgname`. The default format is `list`.</text:p>
      <text:p text:style-name="P2"/>
      <text:p text:style-name="P2">These parameters allow you to customize the output of the `apt list` command according to your specific needs. You can combine multiple parameters to refine the listing further.</text:p>
      <text:p text:style-name="P2"/>
      <text:p text:style-name="P2">Remember to use the `apt` command with administrative privileges, so prepend `sudo` before the `apt list` command to execute it as a superuser.</text:p>
      <text:p text:style-name="P2"/>
      <text:p text:style-name="P2">Please note that the exact command syntax and available options may vary depending on your specific Linux distribution and version. It's recommended to refer to the documentation or official sources for your distribution for more detailed information on the available parameters.</text:p>
      <text:p text:style-name="P2"/>
      <text:h text:style-name="P23" text:outline-level="2"><text:bookmark-start text:name="__RefHeading___Toc4082_658397615"/>3.6. Managing Package Dependencies<text:bookmark-end text:name="__RefHeading___Toc4082_658397615"/></text:h>
      <text:p text:style-name="P19"/>
      <text:p text:style-name="P2">Managing package dependencies is an important aspect of package management in Linux distributions. APT (Advanced Package Tool) handles package dependencies automatically to ensure that all required packages are installed and properly configured. Here are some key points to understand and manage package dependencies with APT:</text:p>
      <text:p text:style-name="P2"/>
      <text:p text:style-name="P11">1. Dependency Resolution:</text:p>
      <text:p text:style-name="P2">APT automatically resolves dependencies when you install or upgrade packages. It analyzes the dependencies specified by the package and retrieves and installs the necessary dependencies from the repositories.</text:p>
      <text:p text:style-name="P2"/>
      <text:p text:style-name="P11">2. Dependency Types:</text:p>
      <text:p text:style-name="P2">Dependencies can be classified into two types:</text:p>
      <text:p text:style-name="P2"/>
      <text:p text:style-name="P2"><text:span text:style-name="T8">- Runtime Dependencies:</text:span> These are required by a package to run properly. APT ensures that all runtime dependencies are satisfied during package installation.</text:p>
      <text:p text:style-name="P2"/>
      <text:p text:style-name="P2"><text:span text:style-name="T8">- Build Dependencies:</text:span> These are required to build or compile a package from source code. They include libraries, development headers, or other tools. APT can also handle build dependencies automatically when you use the `apt build-dep` command.</text:p>
      <text:p text:style-name="P2"/>
      <text:p text:style-name="P11">3. Handling Conflicts:</text:p>
      <text:p text:style-name="P2">Sometimes, conflicts can arise between packages due to incompatible dependencies or file overlaps. APT handles conflicts by providing options to resolve them, such as removing conflicting packages or installing alternative packages that satisfy the dependencies.</text:p>
      <text:p text:style-name="P2"/>
      <text:p text:style-name="P11">4. Resolving Missing Dependencies:</text:p>
      <text:p text:style-name="P2">If APT encounters missing dependencies during package installation or upgrade, it raises an error and prevents the operation. To resolve missing dependencies, you can use the `apt-get install -f` or `apt --fix-broken install` command. It attempts to fix the broken dependencies by retrieving and installing the missing packages.</text:p>
      <text:p text:style-name="P2"/>
      <text:p text:style-name="P11">5. Package Pinning:</text:p>
      <text:p text:style-name="P2">In certain cases, you may want to prioritize specific package versions or prevent APT from automatically upgrading certain packages. Package pinning allows you to specify preferences for package versions or set package holds using the `apt-mark hold` command. This can help manage dependencies and ensure stability in certain scenarios.</text:p>
      <text:p text:style-name="P2"/>
      <text:p text:style-name="P11">6. Virtual Packages:</text:p>
      <text:p text:style-name="P2">APT supports virtual packages, which are not tied to a specific package but provide a certain functionality. Multiple packages can provide the same virtual package, and dependencies can be specified using virtual package names. This allows for flexibility and compatibility in package management.</text:p>
      <text:p text:style-name="P2"/>
      <text:p text:style-name="P2">By understanding and utilizing these mechanisms, you can effectively manage package dependencies with APT. APT's dependency resolution capabilities streamline the installation and upgrade process, ensuring that your system has all the necessary dependencies for packages to function correctly.</text:p>
      <text:p text:style-name="P2"><text:soft-page-break/></text:p>
      <text:p text:style-name="P2">Please note that the specific commands and options mentioned here may vary slightly depending on your Linux distribution and version. It's recommended to refer to the documentation or official sources for your distribution for more detailed information on managing package dependencies with APT.</text:p>
      <text:p text:style-name="P2"/>
      <text:h text:style-name="P23" text:outline-level="2"><text:bookmark-start text:name="__RefHeading___Toc4084_658397615"/>3.7. Package Verification<text:bookmark-end text:name="__RefHeading___Toc4084_658397615"/></text:h>
      <text:p text:style-name="P2"/>
      <text:p text:style-name="P2">Package verification is an important aspect of package management in Linux distributions. It ensures the integrity and authenticity of packages to prevent tampering or the installation of malicious software. Here are some methods of package verification commonly used in APT (Advanced Package Tool):</text:p>
      <text:p text:style-name="P2"/>
      <text:p text:style-name="P11">1. GPG (GNU Privacy Guard) Verification:</text:p>
      <text:p text:style-name="P2">APT uses GPG keys to verify the authenticity and integrity of packages. Each repository has a key associated with it, and APT checks the package signatures against these keys during the installation or upgrade process. If a package fails the signature verification, APT will raise a warning or reject the package installation.</text:p>
      <text:p text:style-name="P2"/>
      <text:p text:style-name="P11">2. Keyring Management:</text:p>
      <text:p text:style-name="P2">APT maintains a keyring that contains trusted GPG keys of package maintainers or distribution maintainers. The keyring is used to verify the packages against the trusted keys. Keyring management involves adding, removing, or updating keys in the keyring to ensure only trusted sources are used.</text:p>
      <text:p text:style-name="P2"/>
      <text:p text:style-name="P11">3. Secure Repository Connections:</text:p>
      <text:p text:style-name="P2">APT supports secure connections (HTTPS) to repositories, which ensures the authenticity and integrity of packages during transmission. Secure connections use SSL/TLS encryption to protect against eavesdropping or tampering with package data.</text:p>
      <text:p text:style-name="P2"/>
      <text:p text:style-name="P11">4. Secure Hash Verification:</text:p>
      <text:p text:style-name="P2">APT verifies the checksums or hash values of packages to ensure their integrity. The checksums are usually provided alongside the package, and APT compares the computed hash of the downloaded package with the expected value. If the hashes don't match, it indicates a possible issue with the package.</text:p>
      <text:p text:style-name="P2"/>
      <text:p text:style-name="P11">5. Repository Verification:</text:p>
      <text:p text:style-name="P2">Before adding a new repository to APT's sources, it is important to verify its authenticity and trustworthiness. This involves checking the repository's GPG key and ensuring it comes from a trusted source or organization. Verifying the repository helps protect against adding repositories that may distribute compromised packages.</text:p>
      <text:p text:style-name="P2"/>
      <text:p text:style-name="P2">By employing these package verification techniques, APT ensures that the packages being installed or upgraded come from trusted sources and haven't been tampered with during transit. It enhances the security and reliability of the package management process.</text:p>
      <text:p text:style-name="P2"/>
      <text:p text:style-name="P2">It's worth noting that the exact verification mechanisms may vary depending on the specific Linux distribution and its configuration. It's recommended to refer to the documentation or official sources of your distribution for more detailed information on package verification methods used in your particular setup.</text:p>
      <text:p text:style-name="P2"/>
      <text:h text:style-name="P21" text:outline-level="1"><text:bookmark-start text:name="__RefHeading___Toc4086_658397615"/>4. Working with Repositories<text:bookmark-end text:name="__RefHeading___Toc4086_658397615"/></text:h>
      <text:h text:style-name="Heading_20_2" text:outline-level="2"><text:bookmark-start text:name="__RefHeading___Toc4088_658397615"/>4.1. Repository Overview<text:bookmark-end text:name="__RefHeading___Toc4088_658397615"/></text:h>
      <text:p text:style-name="P2"/>
      <text:p text:style-name="P2">In the context of APT (Advanced Package Tool) and package management in Linux distributions, a repository is a central location or server that hosts software packages. These repositories provide a collection of pre-compiled packages, along with metadata and dependency information, that can be easily installed on a system using APT.</text:p>
      <text:p text:style-name="P2"/>
      <text:p text:style-name="P2">Here's an overview of repositories in APT:</text:p>
      <text:p text:style-name="P2"/>
      <text:p text:style-name="P11">1. Official Repositories:</text:p>
      <text:p text:style-name="P2">Official repositories are maintained by the Linux distribution's developers or community. They typically contain a wide range of packages that are officially supported and tested for compatibility with the distribution. Official repositories are usually enabled by default during the installation of the distribution.</text:p>
      <text:p text:style-name="P2"/>
      <text:p text:style-name="P11">2. Main Repository:</text:p>
      <text:p text:style-name="P2">The main repository is the primary repository of the Linux distribution. It contains the core set of packages that are essential for the functioning of the distribution. These packages include the kernel, system utilities, essential libraries, and other fundamental components.</text:p>
      <text:p text:style-name="P2"/>
      <text:p text:style-name="P11">3. Updates Repository:</text:p>
      <text:p text:style-name="P2">The updates repository provides updates to packages that are already installed on the system. These updates include bug fixes, security patches, and sometimes new features. The updates repository ensures that your system stays up to date with the latest improvements and fixes.</text:p>
      <text:p text:style-name="P2"/>
      <text:p text:style-name="P11">4. Security Repository:</text:p>
      <text:p text:style-name="P2">The security repository is dedicated to providing security updates for packages. It contains patches and updates that address security vulnerabilities discovered in the distribution's software packages. Keeping the security repository enabled ensures that your system receives critical security updates.</text:p>
      <text:p text:style-name="P2"/>
      <text:p text:style-name="P11">5. Backports Repository:</text:p>
      <text:p text:style-name="P2">Backports repositories offer newer versions of software packages that are not available in the main repositories of the distribution. These packages are backported from a newer release of the distribution or directly from upstream sources. Backports allow users to access the latest features and improvements without upgrading the entire system.</text:p>
      <text:p text:style-name="P2"/>
      <text:p text:style-name="P11">6. Third-Party or Community Repositories:</text:p>
      <text:p text:style-name="P2">Third-party or community repositories are maintained by individuals, organizations, or communities outside the official distribution channels. These repositories provide additional software packages that may not be available in the official repositories. Users can add these repositories to their APT configuration to access a broader range of software.</text:p>
      <text:p text:style-name="P2"/>
      <text:p text:style-name="P11">7. PPA (Personal Package Archive):</text:p>
      <text:p text:style-name="P2">PPAs are a specific type of third-party repository commonly used in Ubuntu-based distributions. They are personal package archives maintained by individuals or teams, allowing users to distribute <text:soft-page-break/>software packages and updates independently from the official repositories. PPAs can provide bleeding-edge versions of software or packages not available in the official repositories.</text:p>
      <text:p text:style-name="P2"/>
      <text:p text:style-name="P2">Managing repositories in APT involves configuring the `/etc/apt/sources.list` file or creating separate files in the `/etc/apt/sources.list.d/` directory. By editing these configuration files, you can enable or disable repositories, add new repositories, or specify repository priorities.</text:p>
      <text:p text:style-name="P2"/>
      <text:p text:style-name="P2">It's important to exercise caution when adding third-party repositories or PPAs, as they may contain software that has not undergone the same level of testing and quality assurance as the official repositories. Always ensure that you trust the source and verify the authenticity of the packages from these repositories.</text:p>
      <text:p text:style-name="P2"/>
      <text:p text:style-name="P2">The repository structure and available repositories may vary depending on the specific Linux distribution you are using. It's recommended to refer to the documentation or official sources of your distribution for more detailed information about the repositories available in your specific setup.</text:p>
      <text:p text:style-name="P2"/>
      <text:h text:style-name="P23" text:outline-level="2"><text:bookmark-start text:name="__RefHeading___Toc4090_658397615"/>4.2. Repository Configuration<text:bookmark-end text:name="__RefHeading___Toc4090_658397615"/></text:h>
      <text:p text:style-name="P2"/>
      <text:p text:style-name="P2">To configure repositories in APT (Advanced Package Tool) on Debian-based Linux distributions, you need to modify the `/etc/apt/sources.list` file or create separate files in the `/etc/apt/sources.list.d/` directory. Here are the steps to configure repositories:</text:p>
      <text:p text:style-name="P2"/>
      <text:p text:style-name="P2">1. Open the `/etc/apt/sources.list` file using a text editor with administrative privileges, such as `sudo nano /etc/apt/sources.list`.</text:p>
      <text:p text:style-name="P2"/>
      <text:p text:style-name="P2">2. Review the existing entries in the file. Each line represents a repository entry. Lines starting with `#` are comments and are ignored by APT.</text:p>
      <text:p text:style-name="P2"/>
      <text:p text:style-name="P2">3. Add or modify repository entries as needed. Each repository entry follows a specific format:</text:p>
      <text:p text:style-name="P2"/>
      <text:p text:style-name="Preformatted_20_Text"><text:s text:c="3"/>deb [options] repository_url distribution [components]</text:p>
      <text:p text:style-name="P2"/>
      <text:p text:style-name="P2">- `deb`: Indicates a binary package repository.</text:p>
      <text:p text:style-name="P2">- `[options]`: Optional parameters for the repository, such as `contrib` or `non-free` components, repository priority, or additional repository-specific options.</text:p>
      <text:p text:style-name="P2">- `repository_url`: The URL or location of the repository.</text:p>
      <text:p text:style-name="P2">- `distribution`: The codename of the distribution, such as `stretch`, `buster`, `focal`, etc.</text:p>
      <text:p text:style-name="P2">- `[components]`: Optional components of the distribution, such as `main`, `contrib`, `non-free`, or custom component names.</text:p>
      <text:p text:style-name="P2"/>
      <text:p text:style-name="P2">Here's an example repository entry:</text:p>
      <text:p text:style-name="P2"/>
      <text:p text:style-name="Preformatted_20_Text"><text:s text:c="3"/>deb http://archive.ubuntu.com/ubuntu focal main</text:p>
      <text:p text:style-name="P2"/>
      <text:p text:style-name="P2">This entry points to the Ubuntu main repository for the 'focal' release.</text:p>
      <text:p text:style-name="P2"/>
      <text:p text:style-name="P2">4. Save the changes and exit the text editor.</text:p>
      <text:p text:style-name="P2"/>
      <text:p text:style-name="P2">5. After modifying the repository configuration, it's recommended to update the package lists using the `apt update` command to synchronize the package information from the newly configured repositories.</text:p>
      <text:p text:style-name="P2"/>
      <text:p text:style-name="P2">6. You can also add additional repository configuration files in the `/etc/apt/sources.list.d/` directory. Create a new file with a `.list` extension, such as `myrepo.list`, and add the repository entries following the same format mentioned above. This allows you to separate repository configurations into individual files for better organization and management.</text:p>
      <text:p text:style-name="P2"/>
      <text:p text:style-name="P2">7. Once the repository configuration is updated, you can use APT commands like `apt update`, `apt install`, and `apt upgrade` to manage packages from the configured repositories.</text:p>
      <text:p text:style-name="P2"/>
      <text:p text:style-name="P2">Please note that the exact steps and repository configuration may vary depending on your specific Linux distribution and version. It's recommended to refer to the documentation or official sources for your distribution for more detailed information on configuring repositories in APT.</text:p>
      <text:p text:style-name="P2"/>
      <text:h text:style-name="P23" text:outline-level="2"><text:bookmark-start text:name="__RefHeading___Toc4092_658397615"/>4.3. Adding and Removing Repositories<text:bookmark-end text:name="__RefHeading___Toc4092_658397615"/></text:h>
      <text:p text:style-name="P20">XXX</text:p>
      <text:p text:style-name="P2">To add or remove repositories in APT (Advanced Package Tool) on Debian-based Linux distributions, you need to modify the repository configuration files located in the `/etc/apt/sources.list.d/` directory or edit the `/etc/apt/sources.list` file. Here are the steps to add or remove repositories:</text:p>
      <text:p text:style-name="P2"/>
      <text:p text:style-name="P2">Adding a Repository:</text:p>
      <text:p text:style-name="P2"/>
      <text:p text:style-name="P2">1. Determine the repository you want to add. Typically, repositories provide specific instructions on their websites for adding their repository to APT.</text:p>
      <text:p text:style-name="P2"/>
      <text:p text:style-name="P2">2. Open a terminal and execute the following command to create a new repository configuration file in the `/etc/apt/sources.list.d/` directory:</text:p>
      <text:p text:style-name="P2"/>
      <text:p text:style-name="Preformatted_20_Text"><text:s text:c="3"/>sudo nano /etc/apt/sources.list.d/repository-name.list</text:p>
      <text:p text:style-name="P2"/>
      <text:p text:style-name="P2"><text:s text:c="3"/>Replace `repository-name` with a descriptive name for the repository.</text:p>
      <text:p text:style-name="P2"/>
      <text:p text:style-name="P2">3. In the text editor, add the repository entry in the format specified by the repository provider. It generally follows the pattern:</text:p>
      <text:p text:style-name="P2"/>
      <text:p text:style-name="Preformatted_20_Text"><text:s text:c="3"/>deb [options] repository_url distribution [components]</text:p>
      <text:p text:style-name="P2"/>
      <text:p text:style-name="P2"><text:s text:c="3"/>For example, a repository entry for the Ubuntu main repository would look like this:</text:p>
      <text:p text:style-name="P2"/>
      <text:p text:style-name="Preformatted_20_Text"><text:s text:c="3"/>deb http://archive.ubuntu.com/ubuntu focal main</text:p>
      <text:p text:style-name="P2"/>
      <text:p text:style-name="P2">4. Save the changes and exit the text editor.</text:p>
      <text:p text:style-name="P2"/>
      <text:p text:style-name="P2">5. Run the following command to update the package lists and include the newly added repository:</text:p>
      <text:p text:style-name="P2"/>
      <text:p text:style-name="Preformatted_20_Text"><text:s text:c="3"/>sudo apt update</text:p>
      <text:p text:style-name="P2"/>
      <text:p text:style-name="P2">Removing a Repository:</text:p>
      <text:p text:style-name="P2"/>
      <text:p text:style-name="P2">1. Open a terminal and execute the following command to navigate to the `/etc/apt/sources.list.d/` directory:</text:p>
      <text:p text:style-name="P2"/>
      <text:p text:style-name="Preformatted_20_Text"><text:s text:c="3"/>cd /etc/apt/sources.list.d/</text:p>
      <text:p text:style-name="P2"/>
      <text:p text:style-name="P2">2. Use the `ls` command to list the repository configuration files present in the directory. Identify the file corresponding to the repository you want to remove.</text:p>
      <text:p text:style-name="P2"/>
      <text:p text:style-name="P2">3. To remove the repository, use the `sudo rm` command followed by the repository configuration file name. For example, to remove a repository named `myrepo.list`, execute:</text:p>
      <text:p text:style-name="P2"/>
      <text:p text:style-name="Preformatted_20_Text"><text:s text:c="3"/>sudo rm myrepo.list</text:p>
      <text:p text:style-name="P2"/>
      <text:p text:style-name="P2"><text:soft-page-break/>4. After removing the repository configuration file, run the following command to update the package lists and remove references to the removed repository:</text:p>
      <text:p text:style-name="P2"/>
      <text:p text:style-name="Preformatted_20_Text"><text:s text:c="3"/>sudo apt update</text:p>
      <text:p text:style-name="P2"/>
      <text:p text:style-name="P2">By following these steps, you can add or remove repositories in APT. It's important to exercise caution when adding or removing repositories, especially from third-party or unofficial sources. Make sure to verify the reliability and trustworthiness of the repositories before adding them to your system.</text:p>
      <text:p text:style-name="P2"/>
      <text:p text:style-name="P2">Please note that the exact steps and repository configuration may vary depending on your specific Linux distribution and version. It's recommended to refer to the documentation or official sources for your distribution for more detailed information on adding and removing repositories in APT.</text:p>
      <text:p text:style-name="P2"/>
      <text:h text:style-name="P23" text:outline-level="2"><text:bookmark-start text:name="__RefHeading___Toc4094_658397615"/>4.4. Repository Authentication<text:bookmark-end text:name="__RefHeading___Toc4094_658397615"/></text:h>
      <text:p text:style-name="P2"/>
      <text:p text:style-name="P2">Repository authentication in APT (Advanced Package Tool) ensures the integrity and authenticity of software packages obtained from repositories. Authentication is essential to verify that the packages are not tampered with or compromised during transmission. APT uses cryptographic methods to authenticate repositories and their packages. Here's an overview of repository authentication in APT:</text:p>
      <text:p text:style-name="P2"/>
      <text:p text:style-name="P11">1. GPG (GNU Privacy Guard) Keys:</text:p>
      <text:p text:style-name="P2"><text:s text:c="3"/>APT relies on GPG keys for repository authentication. Each repository has a corresponding GPG key, which is a digital signature created by the repository maintainer. The GPG key is used to sign the repository metadata and package files.</text:p>
      <text:p text:style-name="P2"/>
      <text:p text:style-name="P11">2. Keyring:</text:p>
      <text:p text:style-name="P2"><text:s text:c="3"/>APT maintains a keyring, which is a collection of trusted GPG keys. The keyring contains the GPG keys of the repositories that are authorized and trusted by the system. APT uses the keyring to verify the authenticity of repository metadata and packages.</text:p>
      <text:p text:style-name="P2"/>
      <text:p text:style-name="P11">3. Secure Communication:</text:p>
      <text:p text:style-name="P2"><text:s text:c="3"/>APT supports secure communication protocols, such as HTTPS, to protect the transmission of repository data. When repositories use HTTPS, the communication channel is encrypted, ensuring confidentiality and integrity.</text:p>
      <text:p text:style-name="P2"/>
      <text:p text:style-name="P11">4. Key Verification:</text:p>
      <text:p text:style-name="P2"><text:s text:c="3"/>During the `apt update` command, APT checks the digital signatures of the repository metadata against the GPG keys in the keyring. If the signature is valid and matches the key, APT considers the repository as trusted and proceeds with retrieving the package information.</text:p>
      <text:p text:style-name="P2"/>
      <text:p text:style-name="P11">5. Keyring Management:</text:p>
      <text:p text:style-name="P2"><text:s text:c="3"/>APT provides commands to manage the keyring. For example, `apt-key` command can be used to add or remove GPG keys from the keyring. You can import a new key using `apt-key add`, remove a key using `apt-key del`, or list the keys in the keyring using `apt-key list`.</text:p>
      <text:p text:style-name="P2"/>
      <text:p text:style-name="P11">6. Keyring Update:</text:p>
      <text:p text:style-name="P2"><text:s text:c="3"/>Over time, GPG keys may expire or get revoked. It's important to regularly update the keyring to ensure it contains the latest trusted keys. You can update the keyring by running the `apt-key update` command.</text:p>
      <text:p text:style-name="P2"/>
      <text:p text:style-name="P11">7. Trust Configuration:</text:p>
      <text:p text:style-name="P2"><text:s text:c="3"/>APT allows customization of the trust level for repositories. By default, repositories are trusted if their GPG keys are present in the keyring. However, you can configure APT to require explicit trust confirmation for specific repositories or for all repositories.</text:p>
      <text:p text:style-name="P2"/>
      <text:p text:style-name="P2">Ensuring repository authentication is important for maintaining the security and integrity of your system. It helps prevent the installation of compromised or malicious packages.</text:p>
      <text:p text:style-name="P2"/>
      <text:p text:style-name="P2"/>
      <text:p text:style-name="P2"/>
      <text:p text:style-name="P2"><text:soft-page-break/>Please note that the exact commands and procedures for repository authentication may vary depending on your specific Linux distribution and version. It's recommended to refer to the documentation or official sources for your distribution for more detailed information on repository authentication in APT.</text:p>
      <text:p text:style-name="P2"/>
      <text:h text:style-name="P23" text:outline-level="2"><text:bookmark-start text:name="__RefHeading___Toc4096_658397615"/>4.5. Repository Mirroring<text:bookmark-end text:name="__RefHeading___Toc4096_658397615"/></text:h>
      <text:p text:style-name="P2"/>
      <text:p text:style-name="P2">Repository mirroring involves creating a local copy of a software repository on your own server or network. Mirroring repositories can be beneficial in various scenarios, such as:</text:p>
      <text:p text:style-name="P2"/>
      <text:p text:style-name="P2"><text:span text:style-name="T8">1. Bandwidth Conservation:</text:span> Mirroring allows you to conserve bandwidth by fetching packages from a local mirror instead of downloading them from remote repositories every time you update or install software.</text:p>
      <text:p text:style-name="P2"/>
      <text:p text:style-name="P2"><text:span text:style-name="T8">2. Network Efficiency:</text:span> Mirroring reduces the load on external repository servers and improves network efficiency within your local environment.</text:p>
      <text:p text:style-name="P2"/>
      <text:p text:style-name="P2"><text:span text:style-name="T8">3. Offline Access:</text:span> Mirroring enables offline access to packages, which is useful in environments with limited or no internet connectivity.</text:p>
      <text:p text:style-name="P2"/>
      <text:p text:style-name="P2">To set up a repository mirror, follow these general steps:</text:p>
      <text:p text:style-name="P2"/>
      <text:p text:style-name="P11">1. Select a Mirror:</text:p>
      <text:p text:style-name="P2"><text:s text:c="3"/>Identify the repository you want to mirror. This can be an official repository or a trusted third-party repository.</text:p>
      <text:p text:style-name="P2"/>
      <text:p text:style-name="P11">2. Set Up a Web Server:</text:p>
      <text:p text:style-name="P2"><text:s text:c="3"/>Configure a web server on your local network to serve the mirrored repository. Common web servers include Apache, Nginx, and Lighttpd.</text:p>
      <text:p text:style-name="P2"/>
      <text:p text:style-name="P11">3. Mirror the Repository:</text:p>
      <text:p text:style-name="P2"><text:s text:c="3"/>Use a mirroring tool, such as `apt-mirror`, `debmirror`, or `aptly`, to download and synchronize the repository contents to your local server. These tools allow you to specify the source repository URL, the destination mirror location, and any specific options for the mirroring process.</text:p>
      <text:p text:style-name="P2"/>
      <text:p text:style-name="P11">4. Configure APT to Use the Mirror:</text:p>
      <text:p text:style-name="P2"><text:s text:c="3"/>Update the APT configuration on the client systems to use your local mirror instead of the remote repository. Modify the `/etc/apt/sources.list` file or the files in the `/etc/apt/sources.list.d/` directory to point to the mirror's URL.</text:p>
      <text:p text:style-name="P2"/>
      <text:p text:style-name="P11">5. Perform Initial and Periodic Synchronization:</text:p>
      <text:p text:style-name="P2"><text:s text:c="3"/>Perform an initial synchronization to download the repository contents to your local mirror. Then, schedule periodic synchronization to keep the mirror up to date with the latest packages and updates. Automating the synchronization process ensures that your mirror stays current.</text:p>
      <text:p text:style-name="P2"/>
      <text:p text:style-name="P11">6. Verify and Test:</text:p>
      <text:p text:style-name="P2"><text:s text:c="3"/>After setting up the mirror, verify its integrity by comparing the packages and metadata against the original repository. Test the mirror by performing package updates and installations on client systems to ensure they function correctly.</text:p>
      <text:p text:style-name="P2"/>
      <text:p text:style-name="P11">7. Monitor and Maintain:</text:p>
      <text:p text:style-name="P2"><text:s text:c="3"/>Monitor the mirror's disk space usage, performance, and synchronization status regularly. Regularly update the mirror configuration to reflect any changes in the original repository.</text:p>
      <text:p text:style-name="P2"/>
      <text:p text:style-name="P2"><text:soft-page-break/>By following these steps, you can create a local repository mirror that provides faster access to packages and reduces the strain on external servers. This can be particularly beneficial in large-scale deployments or environments with limited internet connectivity.</text:p>
      <text:p text:style-name="P2"/>
      <text:p text:style-name="P2">Please note that the specific steps and tools for repository mirroring may vary depending on your Linux distribution and the mirroring tool you choose. It's recommended to refer to the documentation or official sources for your distribution and the mirroring tool for detailed instructions on setting up and maintaining a repository mirror.</text:p>
      <text:p text:style-name="P2"/>
      <text:h text:style-name="P23" text:outline-level="2"><text:bookmark-start text:name="__RefHeading___Toc4098_658397615"/>4.6. Repository Priorities<text:bookmark-end text:name="__RefHeading___Toc4098_658397615"/></text:h>
      <text:p text:style-name="P2"/>
      <text:p text:style-name="P2">Repository priorities in APT (Advanced Package Tool) allow you to specify the importance or preference of different software repositories when resolving package dependencies and selecting the version of a package to install. Repository priorities help ensure that packages are fetched from the desired repositories and provide control over package versions. Here's an overview of repository priorities in APT:</text:p>
      <text:p text:style-name="P2"/>
      <text:p text:style-name="P11">1. Default Repository Priority:</text:p>
      <text:p text:style-name="P2"><text:s text:c="3"/>By default, APT assigns a priority of 500 to all repositories. This means that packages from different repositories are treated equally unless specified otherwise. The default priority ensures that packages are selected based on other criteria like package version, dependencies, and availability.</text:p>
      <text:p text:style-name="P2"/>
      <text:p text:style-name="P11">2. Pinning:</text:p>
      <text:p text:style-name="P2"><text:s text:c="3"/>APT provides a mechanism called "pinning" to set custom priorities for repositories or specific packages. Pinning allows you to prioritize one repository over another or prefer specific package versions from a particular repository. Pinning is configured using the `/etc/apt/preferences` file or files in the `/etc/apt/preferences.d/` directory.</text:p>
      <text:p text:style-name="P2"/>
      <text:p text:style-name="P11">3. Pinning Syntax:</text:p>
      <text:p text:style-name="P2"><text:s text:c="3"/>The pinning configuration uses a syntax that includes matching rules and priority values. The rules define which packages or repositories the configuration applies to, and the priority value determines the preference.</text:p>
      <text:p text:style-name="P2"/>
      <text:p text:style-name="P2"><text:s text:c="3"/>An example pinning configuration for setting a higher priority for a specific repository:</text:p>
      <text:p text:style-name="P2"/>
      <text:p text:style-name="Preformatted_20_Text"><text:s text:c="3"/>Package: *</text:p>
      <text:p text:style-name="Preformatted_20_Text"><text:s text:c="3"/>Pin: release o=Ubuntu,a=focal</text:p>
      <text:p text:style-name="Preformatted_20_Text"><text:s text:c="3"/>Pin-Priority: 700</text:p>
      <text:p text:style-name="Preformatted_20_Text"/>
      <text:p text:style-name="P2"><text:s text:c="3"/>In this example, packages from the "focal" release of the "Ubuntu" repository will have a higher priority (700) compared to the default (500).</text:p>
      <text:p text:style-name="P2"/>
      <text:p text:style-name="P11">4. Pinning Criteria:</text:p>
      <text:p text:style-name="P2"><text:s text:c="3"/>Pinning can be based on various criteria, such as release codename, package origin, package name, or version. The criteria are specified in the `Pin` field of the pinning configuration. By defining specific criteria, you can fine-tune the priority of repositories or packages.</text:p>
      <text:p text:style-name="P2"/>
      <text:p text:style-name="P11">5. Package Version Preferences:</text:p>
      <text:p text:style-name="P2"><text:s text:c="3"/>Pinning can also be used to specify preferences for specific package versions. This allows you to pin a package to a specific version or define version ranges. For example, you can prioritize a specific package version from a specific repository.</text:p>
      <text:p text:style-name="P2"/>
      <text:p text:style-name="P11">6. Pinning Constraints:</text:p>
      <text:p text:style-name="P2"><text:s text:c="3"/>Pinning allows you to set constraints on the priority values, such as using ranges or assigning negative priorities. These constraints provide more flexibility in managing repository priorities.</text:p>
      <text:p text:style-name="P2"/>
      <text:p text:style-name="P2"/>
      <text:p text:style-name="P2"/>
      <text:p text:style-name="P11"><text:soft-page-break/>7. Pinning Evaluation:</text:p>
      <text:p text:style-name="P2"><text:s text:c="3"/>APT evaluates pinning rules and priorities during package installation or upgrade. It selects the package version that satisfies the specified pinning criteria and has the highest priority.</text:p>
      <text:p text:style-name="P2"/>
      <text:p text:style-name="P2">Using repository priorities and pinning, you can control which repositories are preferred when resolving package dependencies. This gives you the ability to prioritize official repositories over third-party repositories, select specific package versions, or manage repositories with different release levels.</text:p>
      <text:p text:style-name="P2"/>
      <text:p text:style-name="P2">Please note that pinning should be used with caution, as incorrect configurations can lead to package inconsistencies or unexpected behavior. It's recommended to thoroughly understand pinning syntax and its implications before implementing repository priorities using pinning in APT.</text:p>
      <text:p text:style-name="P2"/>
      <text:h text:style-name="P21" text:outline-level="1"><text:bookmark-start text:name="__RefHeading___Toc4100_658397615"/>5. APT Tools and Utilities<text:bookmark-end text:name="__RefHeading___Toc4100_658397615"/></text:h>
      <text:h text:style-name="Heading_20_2" text:outline-level="2"><text:bookmark-start text:name="__RefHeading___Toc4102_658397615"/>5.1. apt-get Command<text:bookmark-end text:name="__RefHeading___Toc4102_658397615"/></text:h>
      <text:p text:style-name="P2"/>
      <text:p text:style-name="P2">The `apt-get` command is a command-line tool used in Debian-based Linux distributions, such as Ubuntu, to manage packages. It is one of the primary commands for package management and provides various options to perform package-related operations. Here are some commonly used `apt-get` commands:</text:p>
      <text:p text:style-name="P2"/>
      <text:p text:style-name="P11">1. Update Package Lists:</text:p>
      <text:p text:style-name="P2"/>
      <text:p text:style-name="Preformatted_20_Text"><text:s text:c="3"/>sudo apt-get update</text:p>
      <text:p text:style-name="P2"/>
      <text:p text:style-name="P2"><text:s text:c="3"/>This command updates the package lists from the repositories, synchronizing the local package information with the latest versions available.</text:p>
      <text:p text:style-name="P2"/>
      <text:p text:style-name="P11">2. Upgrade Installed Packages:</text:p>
      <text:p text:style-name="P2"/>
      <text:p text:style-name="Preformatted_20_Text"><text:s text:c="3"/>sudo apt-get upgrade</text:p>
      <text:p text:style-name="P2"/>
      <text:p text:style-name="P2"><text:s text:c="3"/>This command upgrades the installed packages to their latest versions. It fetches the new package versions from the repositories and installs them on the system.</text:p>
      <text:p text:style-name="P2"/>
      <text:p text:style-name="P11">3. Install Packages:</text:p>
      <text:p text:style-name="P2"/>
      <text:p text:style-name="Preformatted_20_Text"><text:s text:c="3"/>sudo apt-get install package1 package2</text:p>
      <text:p text:style-name="P2"/>
      <text:p text:style-name="P2"><text:s text:c="3"/>This command installs one or more packages on the system. Replace `package1` and `package2` with the actual package names you want to install. `apt-get` automatically resolves dependencies and fetches the necessary packages from the repositories.</text:p>
      <text:p text:style-name="P2"/>
      <text:p text:style-name="P11">4. Remove Packages:</text:p>
      <text:p text:style-name="P2"/>
      <text:p text:style-name="Preformatted_20_Text"><text:s text:c="3"/>sudo apt-get remove package1 package2</text:p>
      <text:p text:style-name="P2"/>
      <text:p text:style-name="P2"><text:s text:c="3"/>This command removes one or more packages from the system. Replace `package1` and `package2` with the actual package names you want to remove. It removes the specified packages along with their configuration files.</text:p>
      <text:p text:style-name="P2"/>
      <text:p text:style-name="P11">5. Purge Packages:</text:p>
      <text:p text:style-name="P2"/>
      <text:p text:style-name="Preformatted_20_Text"><text:s text:c="3"/>sudo apt-get purge package1 package2</text:p>
      <text:p text:style-name="P2"/>
      <text:p text:style-name="P2"><text:s text:c="3"/>This command purges one or more packages from the system, removing not only the packages but also their configuration files and any related data. It provides a more complete removal compared to the `remove` command.</text:p>
      <text:p text:style-name="P2"/>
      <text:p text:style-name="P2"/>
      <text:p text:style-name="P2"/>
      <text:p text:style-name="P11"><text:soft-page-break/>6. Search for Packages:</text:p>
      <text:p text:style-name="P2"/>
      <text:p text:style-name="Preformatted_20_Text"><text:s text:c="3"/>apt-get search keyword</text:p>
      <text:p text:style-name="P2"/>
      <text:p text:style-name="P2"><text:s text:c="3"/>This command searches for packages based on the provided keyword. It displays a list of packages that match the keyword in their names or descriptions.</text:p>
      <text:p text:style-name="P2"/>
      <text:p text:style-name="P11">7. Show Package Information:</text:p>
      <text:p text:style-name="P2"/>
      <text:p text:style-name="Preformatted_20_Text"><text:s text:c="3"/>apt-get show package</text:p>
      <text:p text:style-name="P2"/>
      <text:p text:style-name="P2"><text:s text:c="3"/>This command displays detailed information about a specific package, including its version, description, dependencies, and other relevant details.</text:p>
      <text:p text:style-name="P2"/>
      <text:p text:style-name="P11">8. Clean Package Cache:</text:p>
      <text:p text:style-name="P2"/>
      <text:p text:style-name="Preformatted_20_Text"><text:s text:c="3"/>sudo apt-get clean</text:p>
      <text:p text:style-name="P2"/>
      <text:p text:style-name="P2"><text:s text:c="3"/>This command cleans the local package cache, removing downloaded package files from the system. It helps free up disk space by removing unnecessary package files.</text:p>
      <text:p text:style-name="P2"/>
      <text:p text:style-name="P2">These are just a few examples of the `apt-get` command's capabilities. It offers many more options and features for package management. You can explore additional options and learn more about the command by referring to the `apt-get` manual page (`man apt-get`) or by using the `--help` option with the command (`apt-get --help`).</text:p>
      <text:p text:style-name="P2"/>
      <text:p text:style-name="P2">Please note that in recent versions of Ubuntu, the `apt` command has become the recommended command-line tool for package management, providing a more user-friendly and feature-rich interface. However, `apt-get` is still widely used and available for compatibility and backward compatibility purposes.</text:p>
      <text:p text:style-name="P2"/>
      <text:h text:style-name="P23" text:outline-level="2"><text:bookmark-start text:name="__RefHeading___Toc4104_658397615"/>5.2. apt-cache Command<text:bookmark-end text:name="__RefHeading___Toc4104_658397615"/></text:h>
      <text:p text:style-name="P2"/>
      <text:p text:style-name="P2">The `apt-cache` command is a command-line tool in Debian-based Linux distributions, such as Ubuntu, used to query information about packages in the local package cache. It provides various options to search and retrieve information from the package cache. Here are some commonly used `apt-cache` commands:</text:p>
      <text:p text:style-name="P2"/>
      <text:p text:style-name="P11">1. Search for Packages:</text:p>
      <text:p text:style-name="P2"/>
      <text:p text:style-name="Preformatted_20_Text"><text:s text:c="3"/>apt-cache search keyword</text:p>
      <text:p text:style-name="P2"/>
      <text:p text:style-name="P2"><text:s text:c="3"/>This command searches for packages based on the provided keyword. It displays a list of packages that match the keyword in their names or descriptions.</text:p>
      <text:p text:style-name="P2"/>
      <text:p text:style-name="P11">2. Show Package Information:</text:p>
      <text:p text:style-name="P2"/>
      <text:p text:style-name="Preformatted_20_Text"><text:s text:c="3"/>apt-cache show package</text:p>
      <text:p text:style-name="P2"/>
      <text:p text:style-name="P2"><text:s text:c="3"/>This command displays detailed information about a specific package, including its version, description, dependencies, installed files, and other relevant details.</text:p>
      <text:p text:style-name="P2"/>
      <text:p text:style-name="P11">3. Show Package Dependencies:</text:p>
      <text:p text:style-name="P2"/>
      <text:p text:style-name="Preformatted_20_Text"><text:s text:c="3"/>apt-cache depends package</text:p>
      <text:p text:style-name="P2"/>
      <text:p text:style-name="P2"><text:s text:c="3"/>This command shows the dependencies of a specific package. It displays a list of packages that the specified package depends on.</text:p>
      <text:p text:style-name="P2"/>
      <text:p text:style-name="P11">4. Show Reverse Dependencies:</text:p>
      <text:p text:style-name="Preformatted_20_Text"/>
      <text:p text:style-name="Preformatted_20_Text"><text:s text:c="3"/>apt-cache rdepends package</text:p>
      <text:p text:style-name="P2"/>
      <text:p text:style-name="P2"><text:s text:c="3"/>This command shows the reverse dependencies of a specific package. It displays a list of packages that depend on the specified package.</text:p>
      <text:p text:style-name="P2"/>
      <text:p text:style-name="P11">5. Show Package Provides:</text:p>
      <text:p text:style-name="Preformatted_20_Text"/>
      <text:p text:style-name="Preformatted_20_Text"><text:s text:c="3"/>apt-cache showpkg package</text:p>
      <text:p text:style-name="P2"/>
      <text:p text:style-name="P2"><text:s text:c="3"/>This command displays the packages that provide the features or files specified by the package. It shows which packages satisfy the dependencies of the specified package.</text:p>
      <text:p text:style-name="P2"/>
      <text:p text:style-name="P11">6. Show Package Statistics:</text:p>
      <text:p text:style-name="Preformatted_20_Text"/>
      <text:p text:style-name="Preformatted_20_Text"><text:s text:c="3"/>apt-cache stats</text:p>
      <text:p text:style-name="P2"/>
      <text:p text:style-name="P2"><text:s text:c="3"/>This command displays statistics about the package cache, including the total number of packages, the size of the cache, and other relevant information.</text:p>
      <text:p text:style-name="P2"/>
      <text:p text:style-name="P2"><text:soft-page-break/>These are some examples of the `apt-cache` command's usage. It offers additional options and features for querying and retrieving information from the local package cache. You can explore more options and learn about the command by referring to the `apt-cache` manual page (`man apt-cache`) or by using the `--help` option with the command (`apt-cache --help`).</text:p>
      <text:p text:style-name="P2"/>
      <text:p text:style-name="P2">Please note that `apt-cache` operates on the local package cache, which stores information about packages that have been retrieved from repositories. It does not interact with remote repositories or perform package installations or upgrades. For those operations, you can use commands like `apt-get` or `apt`.</text:p>
      <text:p text:style-name="P2"/>
      <text:h text:style-name="P23" text:outline-level="2"><text:bookmark-start text:name="__RefHeading___Toc4124_3036797584"/>5.3. aptitude Command<text:bookmark-end text:name="__RefHeading___Toc4124_3036797584"/></text:h>
      <text:p text:style-name="P2"/>
      <text:p text:style-name="P2">The `aptitude` command is a command-line tool used for package management in Debian-based Linux distributions, such as Ubuntu. It provides a text-based user interface (TUI) that allows you to interactively manage packages and resolve dependencies. Here are some commonly used `aptitude` commands:</text:p>
      <text:p text:style-name="P2"/>
      <text:p text:style-name="P11">1. Search for Packages:</text:p>
      <text:p text:style-name="P2"/>
      <text:p text:style-name="Preformatted_20_Text"><text:s text:c="3"/>aptitude search keyword</text:p>
      <text:p text:style-name="P2"/>
      <text:p text:style-name="P2"><text:s text:c="3"/>This command searches for packages based on the provided keyword. It displays a list of packages that match the keyword in their names or descriptions.</text:p>
      <text:p text:style-name="P2"/>
      <text:p text:style-name="P11">2. Show Package Information:</text:p>
      <text:p text:style-name="P2"/>
      <text:p text:style-name="Preformatted_20_Text"><text:s text:c="3"/>aptitude show package</text:p>
      <text:p text:style-name="P2"/>
      <text:p text:style-name="P2"><text:s text:c="3"/>This command displays detailed information about a specific package, including its version, description, dependencies, installed files, and other relevant details.</text:p>
      <text:p text:style-name="P2"/>
      <text:p text:style-name="P11">3. Install Packages:</text:p>
      <text:p text:style-name="P2"/>
      <text:p text:style-name="Preformatted_20_Text"><text:s text:c="3"/>sudo aptitude install package1 package2</text:p>
      <text:p text:style-name="P2"/>
      <text:p text:style-name="P2"><text:s text:c="3"/>This command installs one or more packages on the system. Replace `package1` and `package2` with the actual package names you want to install. `aptitude` automatically resolves dependencies and suggests possible solutions if conflicts arise.</text:p>
      <text:p text:style-name="P2"/>
      <text:p text:style-name="P11">4. Remove Packages:</text:p>
      <text:p text:style-name="P2"/>
      <text:p text:style-name="Preformatted_20_Text"><text:s text:c="3"/>sudo aptitude remove package1 package2</text:p>
      <text:p text:style-name="P2"/>
      <text:p text:style-name="P2"><text:s text:c="3"/>This command removes one or more packages from the system. Replace `package1` and `package2` with the actual package names you want to remove. `aptitude` ensures that the removal does not break other packages or leave behind unused dependencies.</text:p>
      <text:p text:style-name="P2"/>
      <text:p text:style-name="P11">5. Upgrade Installed Packages:</text:p>
      <text:p text:style-name="P2"/>
      <text:p text:style-name="Preformatted_20_Text"><text:s text:c="3"/>sudo aptitude safe-upgrade</text:p>
      <text:p text:style-name="P2"/>
      <text:p text:style-name="P2"><text:s text:c="3"/>This command upgrades installed packages to their latest versions. It fetches the new package versions from the repositories and intelligently handles dependencies and conflicts.</text:p>
      <text:p text:style-name="P2"/>
      <text:p text:style-name="P11">6. Search for Orphaned Packages:</text:p>
      <text:p text:style-name="P2"/>
      <text:p text:style-name="Preformatted_20_Text"><text:s text:c="3"/>aptitude search '~c'</text:p>
      <text:p text:style-name="P2"/>
      <text:p text:style-name="P2"><text:soft-page-break/><text:s text:c="3"/>This command searches for orphaned packages, which are packages that were installed as dependencies but are no longer required by any other package. Removing orphaned packages helps keep the system clean and free up disk space.</text:p>
      <text:p text:style-name="P2"/>
      <text:p text:style-name="P11">7. Resolve Dependency Issues:</text:p>
      <text:p text:style-name="P2"/>
      <text:p text:style-name="Preformatted_20_Text"><text:s text:c="3"/>sudo aptitude install -f</text:p>
      <text:p text:style-name="P2"/>
      <text:p text:style-name="P2"><text:s text:c="3"/>This command attempts to resolve dependency issues by fixing broken packages and missing dependencies. It suggests possible solutions to conflicts and provides options for resolving them.</text:p>
      <text:p text:style-name="P2"/>
      <text:p text:style-name="P2">These are just a few examples of the `aptitude` command's usage. It offers many more options and features for package management and dependency resolution. The `aptitude` TUI allows you to navigate through package lists, view package details, and interactively make package management decisions.</text:p>
      <text:p text:style-name="P2"/>
      <text:p text:style-name="P2">Please note that `aptitude` is not installed by default on some distributions, but it can be installed from the package repositories. Additionally, while `aptitude` provides a powerful interface for package management, it is recommended to use it consistently for all package operations to avoid conflicts with other package management tools like `apt-get` or `apt`.</text:p>
      <text:p text:style-name="P2"/>
      <text:p text:style-name="P2">To learn more about the available options and features, you can refer to the `aptitude` manual page (`man aptitude`) or access the built-in help by running `aptitude --help`.</text:p>
      <text:p text:style-name="P2"/>
      <text:h text:style-name="P23" text:outline-level="2"><text:bookmark-start text:name="__RefHeading___Toc4126_3036797584"/>5.4. apt-file Command<text:bookmark-end text:name="__RefHeading___Toc4126_3036797584"/></text:h>
      <text:p text:style-name="P2"/>
      <text:p text:style-name="P2">The `apt-file` command is a command-line tool used in Debian-based Linux distributions, such as Ubuntu, to search for files contained in packages that are not currently installed on the system. It provides a way to query the package repository and identify which package contains a specific file. Here are some commonly used `apt-file` commands:</text:p>
      <text:p text:style-name="P2"/>
      <text:p text:style-name="P11">1. Update File Database:</text:p>
      <text:p text:style-name="P2"/>
      <text:p text:style-name="Preformatted_20_Text"><text:s text:c="3"/>sudo apt-file update</text:p>
      <text:p text:style-name="P2"/>
      <text:p text:style-name="P2"><text:s text:c="3"/>This command updates the file database used by `apt-file`. It synchronizes the local file database with the package repositories, ensuring that you have the latest information about file-to-package mappings.</text:p>
      <text:p text:style-name="P2"/>
      <text:p text:style-name="P11">2. Search for a File:</text:p>
      <text:p text:style-name="P2"/>
      <text:p text:style-name="Preformatted_20_Text"><text:s text:c="3"/>apt-file search filename</text:p>
      <text:p text:style-name="P2"/>
      <text:p text:style-name="P2"><text:s text:c="3"/>This command searches for packages that contain the specified file. It scans the file database and displays a list of packages that have the file in their contents.</text:p>
      <text:p text:style-name="P2"/>
      <text:p text:style-name="P11">3. Get Package for a File:</text:p>
      <text:p text:style-name="P2"/>
      <text:p text:style-name="Preformatted_20_Text"><text:s text:c="3"/>apt-file find filename</text:p>
      <text:p text:style-name="P2"/>
      <text:p text:style-name="P2"><text:s text:c="3"/>This command returns the package name and path for the specified file. It identifies the package that provides the file and displays the package name along with the file's path within the package.</text:p>
      <text:p text:style-name="P2"/>
      <text:p text:style-name="P11">4. Display Contents of a Package:</text:p>
      <text:p text:style-name="P2"/>
      <text:p text:style-name="Preformatted_20_Text"><text:s text:c="3"/>apt-file list packagename</text:p>
      <text:p text:style-name="P2"/>
      <text:p text:style-name="P2"><text:s text:c="3"/>This command displays the contents of the specified package. It lists all the files contained within the package, allowing you to see the complete set of files provided by the package.</text:p>
      <text:p text:style-name="P2"/>
      <text:p text:style-name="P2">The `apt-file` command is particularly useful when you need to find which package contains a specific file without having to install the package. It can help in troubleshooting missing files, identifying package dependencies, or resolving file conflicts.</text:p>
      <text:p text:style-name="P2"/>
      <text:p text:style-name="P2">Please note that the `apt-file` command may not be installed by default on your system. You can install it using the following command:</text:p>
      <text:p text:style-name="P2"/>
      <text:p text:style-name="Preformatted_20_Text">sudo apt-get install apt-file</text:p>
      <text:p text:style-name="P2"/>
      <text:p text:style-name="P2">After installing `apt-file`, it's important to run `sudo apt-file update` to download and update the file database before performing searches.</text:p>
      <text:p text:style-name="P2"/>
      <text:p text:style-name="P2">To learn more about the available options and usage, you can refer to the `apt-file` manual page (`man apt-file`) or access the built-in help by running `apt-file --help`.</text:p>
      <text:h text:style-name="P23" text:outline-level="2"><text:bookmark-start text:name="__RefHeading___Toc4128_3036797584"/>5.5. apt-mark Command<text:bookmark-end text:name="__RefHeading___Toc4128_3036797584"/></text:h>
      <text:p text:style-name="P2"/>
      <text:p text:style-name="P2">The `apt-mark` command is a command-line tool used in Debian-based Linux distributions, such as Ubuntu, to manipulate the marking states of packages. It allows you to mark packages as manually installed, automatically installed, or on hold. Here are some commonly used `apt-mark` commands:</text:p>
      <text:p text:style-name="P2"/>
      <text:p text:style-name="P11">1. Mark a Package as Manually Installed:</text:p>
      <text:p text:style-name="P2"/>
      <text:p text:style-name="Preformatted_20_Text"><text:s text:c="3"/>sudo apt-mark manual package</text:p>
      <text:p text:style-name="P2"/>
      <text:p text:style-name="P2"><text:s text:c="3"/>This command marks the specified package as manually installed. It indicates that the package was intentionally installed by the user and should not be automatically removed by the package management system.</text:p>
      <text:p text:style-name="P2"/>
      <text:p text:style-name="P11">2. Mark a Package as Automatically Installed:</text:p>
      <text:p text:style-name="P2"/>
      <text:p text:style-name="Preformatted_20_Text"><text:s text:c="3"/>sudo apt-mark auto package</text:p>
      <text:p text:style-name="P2"/>
      <text:p text:style-name="P2"><text:s text:c="3"/>This command marks the specified package as automatically installed. It indicates that the package was installed as a dependency of another package and can be automatically removed if no other packages depend on it.</text:p>
      <text:p text:style-name="P2"/>
      <text:p text:style-name="P11">3. Mark a Package as On Hold:</text:p>
      <text:p text:style-name="P2"/>
      <text:p text:style-name="Preformatted_20_Text"><text:s text:c="3"/>sudo apt-mark hold package</text:p>
      <text:p text:style-name="P2"/>
      <text:p text:style-name="P2"><text:s text:c="3"/>This command marks the specified package as on hold. It prevents the package from being upgraded or removed by the package management system, even if newer versions are available.</text:p>
      <text:p text:style-name="P2"/>
      <text:p text:style-name="P11">4. Clear Package Marking:</text:p>
      <text:p text:style-name="P2"/>
      <text:p text:style-name="Preformatted_20_Text"><text:s text:c="3"/>sudo apt-mark unmark package</text:p>
      <text:p text:style-name="P2"/>
      <text:p text:style-name="P2"><text:s text:c="3"/>This command clears any marking state set for the specified package. It removes the manual, auto, or hold mark associated with the package.</text:p>
      <text:p text:style-name="P2"/>
      <text:p text:style-name="P11">5. Show Package Marking State:</text:p>
      <text:p text:style-name="P2"/>
      <text:p text:style-name="Preformatted_20_Text"><text:s text:c="3"/>apt-mark showmanual</text:p>
      <text:p text:style-name="Preformatted_20_Text"><text:s text:c="3"/>apt-mark showauto</text:p>
      <text:p text:style-name="Preformatted_20_Text"><text:s text:c="3"/>apt-mark showhold</text:p>
      <text:p text:style-name="P2"/>
      <text:p text:style-name="P2"><text:s text:c="3"/>These commands display a list of packages that are marked as manually installed, automatically installed, or on hold, respectively.</text:p>
      <text:p text:style-name="P2"/>
      <text:p text:style-name="P2">The `apt-mark` command provides a way to manage the marking states of packages, which can be useful in controlling package behavior and managing dependencies. By marking packages as manually or automatically installed, you can control whether they are eligible for automatic removal when no longer needed. Additionally, marking packages as on hold ensures that they are not upgraded or removed, even during system-wide upgrades.</text:p>
      <text:p text:style-name="P2"><text:soft-page-break/>To learn more about the available options and usage of `apt-mark`, you can refer to the `apt-mark` manual page (`man apt-mark`) or access the built-in help by running `apt-mark --help`.</text:p>
      <text:p text:style-name="P2"/>
      <text:h text:style-name="P23" text:outline-level="2"><text:bookmark-start text:name="__RefHeading___Toc4130_3036797584"/>5.6. apt-show-versions Command<text:bookmark-end text:name="__RefHeading___Toc4130_3036797584"/></text:h>
      <text:p text:style-name="P2"/>
      <text:p text:style-name="P2">The `apt-show-versions` command is a command-line tool used in Debian-based Linux distributions, such as Ubuntu, to display information about package versions available in the repositories and their status on the system. It allows you to check the installed versions of packages and compare them with the versions available in the repositories. Here are some commonly used `apt-show-versions` commands:</text:p>
      <text:p text:style-name="P2"/>
      <text:p text:style-name="P11">1. Show Installed Package Versions:</text:p>
      <text:p text:style-name="P2"/>
      <text:p text:style-name="Preformatted_20_Text"><text:s text:c="3"/>apt-show-versions</text:p>
      <text:p text:style-name="P2"/>
      <text:p text:style-name="P2"><text:s text:c="3"/>This command displays a list of installed packages and their versions. It compares the installed versions with the versions available in the repositories and indicates whether the installed versions are up-to-date, outdated, or not found in the repositories.</text:p>
      <text:p text:style-name="P2"/>
      <text:p text:style-name="P11">2. Show Information for a Specific Package:</text:p>
      <text:p text:style-name="P2"/>
      <text:p text:style-name="Preformatted_20_Text"><text:s text:c="3"/>apt-show-versions package</text:p>
      <text:p text:style-name="P2"/>
      <text:p text:style-name="P2"><text:s text:c="3"/>This command displays information about the specified package. It shows the installed version of the package and compares it with the versions available in the repositories.</text:p>
      <text:p text:style-name="P2"/>
      <text:p text:style-name="P11">3. Show Only Outdated Packages:</text:p>
      <text:p text:style-name="P2"/>
      <text:p text:style-name="Preformatted_20_Text"><text:s text:c="3"/>apt-show-versions -u</text:p>
      <text:p text:style-name="P2"/>
      <text:p text:style-name="P2"><text:s text:c="3"/>This command displays a list of packages that have newer versions available in the repositories. It filters the output to show only the outdated packages.</text:p>
      <text:p text:style-name="P2"/>
      <text:p text:style-name="P11">4. Show Only Up-to-Date Packages:</text:p>
      <text:p text:style-name="P2"/>
      <text:p text:style-name="Preformatted_20_Text"><text:s text:c="3"/>apt-show-versions -u -i</text:p>
      <text:p text:style-name="P2"/>
      <text:p text:style-name="P2"><text:s text:c="3"/>This command displays a list of packages that are up-to-date, meaning their installed versions match the versions available in the repositories. It filters the output to show only the up-to-date packages.</text:p>
      <text:p text:style-name="P2"/>
      <text:p text:style-name="P2">The `apt-show-versions` command provides an overview of package versions on the system, helping you identify outdated packages that may require updates. It can be useful for package maintenance, security audits, or general package management tasks.</text:p>
      <text:p text:style-name="P2"/>
      <text:p text:style-name="P2">Please note that the `apt-show-versions` command may not be installed by default on your system. You can install it using the following command:</text:p>
      <text:p text:style-name="P2"/>
      <text:p text:style-name="Preformatted_20_Text">sudo apt-get install apt-show-versions</text:p>
      <text:p text:style-name="P2"/>
      <text:p text:style-name="P2">To learn more about the available options and usage, you can refer to the `apt-show-versions` manual page (`man apt-show-versions`) or access the built-in help by running `apt-show-versions --help`.</text:p>
      <text:h text:style-name="P23" text:outline-level="2"><text:bookmark-start text:name="__RefHeading___Toc4132_3036797584"/>5.7. apt-listchanges Command<text:bookmark-end text:name="__RefHeading___Toc4132_3036797584"/></text:h>
      <text:p text:style-name="P2"/>
      <text:p text:style-name="P2">The `apt-listchanges` command is a command-line tool used in Debian-based Linux distributions, such as Ubuntu, to display changelogs or release notes for packages that are being upgraded or installed. It provides information about the changes made to the package between different versions, including bug fixes, new features, and other relevant details. Here are some commonly used `apt-listchanges` commands:</text:p>
      <text:p text:style-name="P2"/>
      <text:p text:style-name="P11">1. Display Changelogs for Upgrades:</text:p>
      <text:p text:style-name="P2"/>
      <text:p text:style-name="Preformatted_20_Text"><text:s text:c="3"/>sudo apt-listchanges --apt</text:p>
      <text:p text:style-name="P2"/>
      <text:p text:style-name="P2"><text:s text:c="3"/>This command displays the changelogs for packages being upgraded. It retrieves and presents the changelog information for each package, allowing you to review the changes before proceeding with the upgrade.</text:p>
      <text:p text:style-name="P2"/>
      <text:p text:style-name="P11">2. Display Changelogs for Installations:</text:p>
      <text:p text:style-name="P2"/>
      <text:p text:style-name="Preformatted_20_Text"><text:s text:c="3"/>sudo apt-listchanges --apt --install</text:p>
      <text:p text:style-name="P2"/>
      <text:p text:style-name="P2"><text:s text:c="3"/>This command displays the changelogs for packages being installed. It retrieves and presents the changelog information for each package, allowing you to review the changes before proceeding with the installation.</text:p>
      <text:p text:style-name="P2"/>
      <text:p text:style-name="P11">3. Display Changelogs for Specific Package:</text:p>
      <text:p text:style-name="P2"/>
      <text:p text:style-name="Preformatted_20_Text"><text:s text:c="3"/>sudo apt-listchanges --apt --all --package package</text:p>
      <text:p text:style-name="P2"/>
      <text:p text:style-name="P2"><text:s text:c="3"/>This command displays the changelog for a specific package, regardless of whether it is being upgraded or installed. Replace `package` with the actual name of the package you want to view the changelog for.</text:p>
      <text:p text:style-name="P2"/>
      <text:p text:style-name="P2">The `apt-listchanges` command provides a way to review the changes made to packages during upgrades or installations. It allows you to stay informed about the modifications made to the software and helps you make informed decisions when upgrading or installing packages.</text:p>
      <text:p text:style-name="P2"/>
      <text:p text:style-name="P2">Please note that the `apt-listchanges` command may not be installed by default on your system. You can install it using the following command:</text:p>
      <text:p text:style-name="P2"/>
      <text:p text:style-name="Preformatted_20_Text">sudo apt-get install apt-listchanges</text:p>
      <text:p text:style-name="P2"/>
      <text:p text:style-name="P2">To learn more about the available options and usage, you can refer to the `apt-listchanges` manual page (`man apt-listchanges`) or access the built-in help by running `apt-listchanges --help`.</text:p>
      <text:p text:style-name="P2"/>
      <text:h text:style-name="P23" text:outline-level="2"><text:bookmark-start text:name="__RefHeading___Toc4134_3036797584"/>5.8. apt-listbugs Command<text:bookmark-end text:name="__RefHeading___Toc4134_3036797584"/></text:h>
      <text:p text:style-name="P2"/>
      <text:p text:style-name="P2">The `apt-listbugs` command is a utility used in Debian-based Linux distributions, such as Debian itself or Ubuntu, to check for bug reports related to specific packages before installing or upgrading them. It helps users and administrators identify potential issues or known bugs associated with packages, allowing them to make informed decisions. Here's an overview of the `apt-listbugs` command:</text:p>
      <text:p text:style-name="P2"/>
      <text:p text:style-name="P11">1. Purpose:</text:p>
      <text:p text:style-name="P2"><text:s text:c="3"/>The `apt-listbugs` command provides a way to query the Debian Bug Tracking System (BTS) for bug reports related to specific packages. It can be used to check for critical bugs, security vulnerabilities, or known issues that may affect the stability or functionality of packages.</text:p>
      <text:p text:style-name="P2"/>
      <text:p text:style-name="P11">2. Usage:</text:p>
      <text:p text:style-name="P2"><text:s text:c="3"/>The basic syntax of the `apt-listbugs` command is as follows:</text:p>
      <text:p text:style-name="P2"/>
      <text:p text:style-name="Preformatted_20_Text"><text:s text:c="3"/>apt-listbugs [options] package</text:p>
      <text:p text:style-name="P2"/>
      <text:p text:style-name="P2"><text:s text:c="3"/>- `package`: Specifies the name of the package for which you want to check bug reports.</text:p>
      <text:p text:style-name="P2"/>
      <text:p text:style-name="P11">3. Features and Options:</text:p>
      <text:p text:style-name="P2"><text:s text:c="3"/>The `apt-listbugs` command offers various features and options to customize its behavior. Some common options include:</text:p>
      <text:p text:style-name="P2"/>
      <text:p text:style-name="P2"><text:s text:c="3"/>- `-h`, `--help`: Displays the help message and command usage information.</text:p>
      <text:p text:style-name="P2"><text:s text:c="3"/>- `-s`, `--status`: Specifies the status of bugs to be displayed (e.g., critical, grave, serious, important).</text:p>
      <text:p text:style-name="P2"><text:s text:c="3"/>- `-r`, `--release`: Limits the bug search to a specific release of Debian.</text:p>
      <text:p text:style-name="P2"><text:s text:c="3"/>- `-p`, `--pending`: Displays bugs that are marked as pending rather than closed.</text:p>
      <text:p text:style-name="P2"><text:s text:c="3"/>- `-U`, `--urgency`: Filters bugs by urgency level (e.g., high, medium, low).</text:p>
      <text:p text:style-name="P2"><text:s text:c="3"/>- `-F`, `--format`: Specifies the output format of the bug reports (e.g., short, long, email).</text:p>
      <text:p text:style-name="P2"/>
      <text:p text:style-name="P11">4. Example:</text:p>
      <text:p text:style-name="P2"><text:s text:c="3"/>Here's an example of using the `apt-listbugs` command to check for bugs related to the `apache2` package:</text:p>
      <text:p text:style-name="P2"/>
      <text:p text:style-name="Preformatted_20_Text"><text:s text:c="3"/>apt-listbugs apache2</text:p>
      <text:p text:style-name="P2"/>
      <text:p text:style-name="P2"><text:s text:c="3"/>The command will retrieve and display any bug reports associated with the `apache2` package, including their severity, status, and description.</text:p>
      <text:p text:style-name="P2"/>
      <text:p text:style-name="P11">5. Integration with APT:</text:p>
      <text:p text:style-name="P2"><text:s text:c="3"/>The `apt-listbugs` command can be used in conjunction with APT package management commands. For example, you can run `apt-listbugs` before performing package installations or upgrades to get an overview of any known issues that may affect the packages being considered.</text:p>
      <text:p text:style-name="P2"/>
      <text:p text:style-name="P2">It's important to note that `apt-listbugs` retrieves bug reports from the Debian BTS, which primarily covers packages in the Debian distribution. If you are using a derivative distribution like Ubuntu, some bugs may be specific to Ubuntu and may not be reflected in the Debian BTS.</text:p>
      <text:p text:style-name="P2"><text:soft-page-break/></text:p>
      <text:p text:style-name="P2">For more information about the `apt-listbugs` command and its available options, you can refer to the `apt-listbugs` manual page (`man apt-listbugs`).</text:p>
      <text:h text:style-name="P23" text:outline-level="2"><text:bookmark-start text:name="__RefHeading___Toc4136_3036797584"/>5.<text:span text:style-name="T7">9</text:span>. dpkg Command<text:bookmark-end text:name="__RefHeading___Toc4136_3036797584"/></text:h>
      <text:p text:style-name="P2"/>
      <text:p text:style-name="P2">The `dpkg` command is a low-level package management tool used in Debian-based Linux distributions, such as Ubuntu, to manage individual software packages at the system level. It is responsible for package installation, removal, configuration, and querying package information. Here are some commonly used `dpkg` commands:</text:p>
      <text:p text:style-name="P2"/>
      <text:p text:style-name="P11">1. Install a Package:</text:p>
      <text:p text:style-name="P2"/>
      <text:p text:style-name="Preformatted_20_Text"><text:s text:c="3"/>sudo dpkg -i package.deb</text:p>
      <text:p text:style-name="P2"/>
      <text:p text:style-name="P2"><text:s text:c="3"/>This command installs a package from a `.deb` file. Replace `package.deb` with the actual path and filename of the package you want to install.</text:p>
      <text:p text:style-name="P2"/>
      <text:p text:style-name="P11">2. Remove a Package:</text:p>
      <text:p text:style-name="P2"/>
      <text:p text:style-name="Preformatted_20_Text"><text:s text:c="3"/>sudo dpkg -r package</text:p>
      <text:p text:style-name="P2"/>
      <text:p text:style-name="P2"><text:s text:c="3"/>This command removes a package from the system. Replace `package` with the name of the package you want to remove.</text:p>
      <text:p text:style-name="P2"/>
      <text:p text:style-name="P11">3. Purge a Package:</text:p>
      <text:p text:style-name="P2"/>
      <text:p text:style-name="Preformatted_20_Text"><text:s text:c="3"/>sudo dpkg -P package</text:p>
      <text:p text:style-name="P2"/>
      <text:p text:style-name="P2"><text:s text:c="3"/>This command removes a package along with its configuration files. It completely removes all traces of the package from the system.</text:p>
      <text:p text:style-name="P2"/>
      <text:p text:style-name="P11">4. List Installed Packages:</text:p>
      <text:p text:style-name="P2"/>
      <text:p text:style-name="Preformatted_20_Text"><text:s text:c="3"/>dpkg -l</text:p>
      <text:p text:style-name="P2"/>
      <text:p text:style-name="P2"><text:s text:c="3"/>This command lists all installed packages on the system along with their versions and descriptions.</text:p>
      <text:p text:style-name="P2"/>
      <text:p text:style-name="P11">5. Show Package Information:</text:p>
      <text:p text:style-name="P2"/>
      <text:p text:style-name="Preformatted_20_Text"><text:s text:c="3"/>dpkg -s package</text:p>
      <text:p text:style-name="P2"/>
      <text:p text:style-name="P2"><text:s text:c="3"/>This command displays detailed information about a specific package, including its version, architecture, maintainer, installed size, and other relevant details.</text:p>
      <text:p text:style-name="P2"/>
      <text:p text:style-name="P11">6. Query Package Contents:</text:p>
      <text:p text:style-name="P2"/>
      <text:p text:style-name="Preformatted_20_Text"><text:s text:c="3"/>dpkg -L package</text:p>
      <text:p text:style-name="P2"/>
      <text:p text:style-name="P2"><text:s text:c="3"/>This command lists the files installed by a package. It shows the full path of each file provided by the package.</text:p>
      <text:p text:style-name="P2"/>
      <text:p text:style-name="P2"/>
      <text:p text:style-name="P11"><text:soft-page-break/>7. Verify Package Integrity:</text:p>
      <text:p text:style-name="P2"/>
      <text:p text:style-name="Preformatted_20_Text"><text:s text:c="3"/>sudo dpkg --verify package</text:p>
      <text:p text:style-name="P2"/>
      <text:p text:style-name="P2"><text:s text:c="3"/>This command checks the integrity of package files by verifying their checksums. It compares the checksums of installed files with those recorded in the package metadata.</text:p>
      <text:p text:style-name="P2"/>
      <text:p text:style-name="P2">The `dpkg` command provides direct control over individual packages and is primarily used for low-level package management tasks. However, it does not handle package dependencies or automatic resolution like higher-level package managers such as `apt` or `apt-get`. It is recommended to use those higher-level tools for most package management operations.</text:p>
      <text:p text:style-name="P2"/>
      <text:p text:style-name="P2">To learn more about the available options and usage of `dpkg`, you can refer to the `dpkg` manual page (`man dpkg`) or access the built-in help by running `dpkg --help`.</text:p>
      <text:h text:style-name="P23" text:outline-level="2"><text:bookmark-start text:name="__RefHeading___Toc4138_3036797584"/>5.<text:span text:style-name="T7">10</text:span>. dpkg-reconfigure Command<text:bookmark-end text:name="__RefHeading___Toc4138_3036797584"/></text:h>
      <text:p text:style-name="P2"/>
      <text:p text:style-name="P2">The `dpkg-reconfigure` command is a command-line tool used in Debian-based Linux distributions, such as Ubuntu, to reconfigure the configuration of installed packages. It allows you to interactively modify the configuration settings for a package after it has been installed. Here are some commonly used `dpkg-reconfigure` commands:</text:p>
      <text:p text:style-name="P2"/>
      <text:p text:style-name="P11">1. Reconfigure a Package:</text:p>
      <text:p text:style-name="P2"/>
      <text:p text:style-name="Preformatted_20_Text"><text:s text:c="3"/>sudo dpkg-reconfigure package</text:p>
      <text:p text:style-name="P2"/>
      <text:p text:style-name="P2"><text:s text:c="3"/>This command initiates the interactive reconfiguration process for the specified package. Replace `package` with the name of the package you want to reconfigure.</text:p>
      <text:p text:style-name="P2"/>
      <text:p text:style-name="P11">2. Non-Interactive Reconfiguration:</text:p>
      <text:p text:style-name="P2"/>
      <text:p text:style-name="Preformatted_20_Text"><text:s text:c="3"/>sudo dpkg-reconfigure -f noninteractive package</text:p>
      <text:p text:style-name="P2"/>
      <text:p text:style-name="P2"><text:s text:c="3"/>This command performs a non-interactive reconfiguration for the specified package. It skips the interactive prompts and uses default configuration values. Replace `package` with the name of the package you want to reconfigure.</text:p>
      <text:p text:style-name="P2"/>
      <text:p text:style-name="P2">The `dpkg-reconfigure` command is typically used when you want to modify the configuration of a package after it has been installed. It can be useful when you want to change certain settings or update configuration files associated with the package. The specific behavior of the reconfiguration process depends on how the package is designed and configured.</text:p>
      <text:p text:style-name="P2"/>
      <text:p text:style-name="P2">Please note that not all packages support reconfiguration using `dpkg-reconfigure`. It depends on how the package is built and whether it provides a reconfiguration script.</text:p>
      <text:p text:style-name="P2"/>
      <text:p text:style-name="P2">To learn more about the available options and usage of `dpkg-reconfigure`, you can refer to the `dpkg-reconfigure` manual page (`man dpkg-reconfigure`) or access the built-in help by running `dpkg-reconfigure --help`.</text:p>
      <text:h text:style-name="P21" text:outline-level="1"><text:bookmark-start text:name="__RefHeading___Toc4140_3036797584"/>6. Troubleshooting and Maintenance<text:bookmark-end text:name="__RefHeading___Toc4140_3036797584"/></text:h>
      <text:h text:style-name="Heading_20_2" text:outline-level="2"><text:bookmark-start text:name="__RefHeading___Toc4142_3036797584"/>6.1. Handling Dependency Issues<text:bookmark-end text:name="__RefHeading___Toc4142_3036797584"/></text:h>
      <text:p text:style-name="P2"/>
      <text:p text:style-name="P2">When encountering dependency issues in a Debian-based Linux distribution, such as Ubuntu, you can follow these steps to troubleshoot and resolve them:</text:p>
      <text:p text:style-name="P2"/>
      <text:p text:style-name="P11">1. Update Package Repositories:</text:p>
      <text:p text:style-name="P2"/>
      <text:p text:style-name="Preformatted_20_Text"><text:s text:c="3"/>sudo apt update</text:p>
      <text:p text:style-name="P2"/>
      <text:p text:style-name="P2"><text:s text:c="3"/>Ensure that your package repositories are up to date. This step ensures that you have the latest information about available packages and their dependencies.</text:p>
      <text:p text:style-name="P2"/>
      <text:p text:style-name="P11">2. Check for Broken Dependencies:</text:p>
      <text:p text:style-name="P2"/>
      <text:p text:style-name="Preformatted_20_Text"><text:s text:c="3"/>sudo apt check</text:p>
      <text:p text:style-name="P2"/>
      <text:p text:style-name="P2"><text:s text:c="3"/>Use the `apt check` command to identify any broken dependencies or missing packages. It will provide information about any issues found.</text:p>
      <text:p text:style-name="P2"/>
      <text:p text:style-name="P11">3. Fix Broken Dependencies:</text:p>
      <text:p text:style-name="P2"/>
      <text:p text:style-name="Preformatted_20_Text"><text:s text:c="3"/>sudo apt --fix-broken install</text:p>
      <text:p text:style-name="P2"/>
      <text:p text:style-name="P2"><text:s text:c="3"/>Use the `--fix-broken` option with the `apt install` command to attempt to fix broken dependencies automatically. It will attempt to resolve the dependency issues by installing missing packages or removing conflicting ones.</text:p>
      <text:p text:style-name="P2"/>
      <text:p text:style-name="P11">4. Remove Problematic Packages:</text:p>
      <text:p text:style-name="P2"/>
      <text:p text:style-name="Preformatted_20_Text"><text:s text:c="3"/>sudo apt remove package</text:p>
      <text:p text:style-name="P2"/>
      <text:p text:style-name="P2"><text:s text:c="3"/>If a specific package is causing dependency conflicts, you can try removing it. Replace `package` with the name of the problematic package. However, be cautious as this may result in the removal of other packages that depend on it.</text:p>
      <text:p text:style-name="P2"/>
      <text:p text:style-name="P11">5. Use Aptitude for Dependency Resolution:</text:p>
      <text:p text:style-name="P2"/>
      <text:p text:style-name="Preformatted_20_Text"><text:s text:c="3"/>sudo aptitude</text:p>
      <text:p text:style-name="P2"/>
      <text:p text:style-name="P2"><text:s text:c="3"/>Aptitude is an alternative command-line package manager that can help with resolving complex dependency issues. Launch `aptitude` in the terminal and follow its interactive interface to review and resolve conflicts.</text:p>
      <text:p text:style-name="P2"/>
      <text:p text:style-name="P11">6. Force Package Installation:</text:p>
      <text:p text:style-name="P2"/>
      <text:p text:style-name="Preformatted_20_Text"><text:s text:c="3"/>sudo apt install package --allow-downgrades</text:p>
      <text:p text:style-name="P2"/>
      <text:p text:style-name="P2"><text:soft-page-break/><text:s text:c="3"/>In some cases, you may need to force the installation of a specific package version, even if it conflicts with other dependencies. Use the `--allow-downgrades` option with `apt install` to override version constraints. Be cautious when using this option as it may lead to an inconsistent system state.</text:p>
      <text:p text:style-name="P2"/>
      <text:p text:style-name="P11">7. Remove Third-Party or Conflicting Repositories:</text:p>
      <text:p text:style-name="P2"><text:s text:c="3"/>Review any third-party repositories you have added and consider disabling or removing them temporarily. Conflicting repositories can introduce dependency conflicts. Use caution when adding or using external repositories.</text:p>
      <text:p text:style-name="P2"/>
      <text:p text:style-name="P11">8. Manually Install Dependencies:</text:p>
      <text:p text:style-name="P2"><text:s text:c="3"/>In certain cases, you may need to manually download and install missing dependencies from trusted sources. Visit the official package repository or the project's website to download the required packages and install them using `dpkg -i` or `apt install`.</text:p>
      <text:p text:style-name="P2"/>
      <text:p text:style-name="P11">9. Seek Help:</text:p>
      <text:p text:style-name="P2"><text:s text:c="3"/>If you are unable to resolve the dependency issues on your own, consider seeking help from the Ubuntu community forums or relevant support channels. Provide detailed information about the issue, including any error messages or conflicting package names, to receive targeted assistance.</text:p>
      <text:p text:style-name="P2"/>
      <text:p text:style-name="P2">Note that resolving dependency issues can sometimes be complex, and it's important to exercise caution when making changes to your system. Take care to understand the implications of each action and ensure that you have a backup or a system restore point in case something goes wrong.</text:p>
      <text:h text:style-name="P23" text:outline-level="2"><text:bookmark-start text:name="__RefHeading___Toc4144_3036797584"/>6.2. Fixing Broken Packages<text:bookmark-end text:name="__RefHeading___Toc4144_3036797584"/></text:h>
      <text:p text:style-name="P2"/>
      <text:p text:style-name="P2">To fix broken packages in a Debian-based Linux distribution, such as Ubuntu, you can follow these steps:</text:p>
      <text:p text:style-name="P2"/>
      <text:p text:style-name="P11">1. Update Package Repositories:</text:p>
      <text:p text:style-name="P2"/>
      <text:p text:style-name="Preformatted_20_Text"><text:s text:c="3"/>sudo apt update</text:p>
      <text:p text:style-name="P2"/>
      <text:p text:style-name="P2"><text:s text:c="3"/>Ensure that your package repositories are up to date. This step ensures that you have the latest information about available packages and their dependencies.</text:p>
      <text:p text:style-name="P2"/>
      <text:p text:style-name="P11">2. Fix Broken Packages:</text:p>
      <text:p text:style-name="P2"/>
      <text:p text:style-name="Preformatted_20_Text"><text:s text:c="3"/>sudo apt --fix-broken install</text:p>
      <text:p text:style-name="P2"/>
      <text:p text:style-name="P2"><text:s text:c="3"/>Use the `--fix-broken` option with the `apt install` command to attempt to fix broken packages automatically. It will try to resolve any dependency issues, install missing packages, or remove conflicting packages.</text:p>
      <text:p text:style-name="P2"/>
      <text:p text:style-name="P11">3. Remove Problematic Packages:</text:p>
      <text:p text:style-name="P2"/>
      <text:p text:style-name="Preformatted_20_Text"><text:s text:c="3"/>sudo apt remove package</text:p>
      <text:p text:style-name="P2"/>
      <text:p text:style-name="P2"><text:s text:c="3"/>If a specific package is causing issues or conflicts with other packages, you can try removing it. Replace `package` with the name of the problematic package. However, be cautious as this may result in the removal of other packages that depend on it.</text:p>
      <text:p text:style-name="P2"/>
      <text:p text:style-name="P11">4. Reconfigure Installed Packages:</text:p>
      <text:p text:style-name="P2"/>
      <text:p text:style-name="Preformatted_20_Text"><text:s text:c="3"/>sudo dpkg-reconfigure -a</text:p>
      <text:p text:style-name="P2"/>
      <text:p text:style-name="P2"><text:s text:c="3"/>Use the `dpkg-reconfigure` command with the `-a` option to reconfigure all installed packages. This step can help resolve configuration-related issues that might be causing package conflicts.</text:p>
      <text:p text:style-name="P2"/>
      <text:p text:style-name="P11">5. Clean Package Cache:</text:p>
      <text:p text:style-name="P2"/>
      <text:p text:style-name="Preformatted_20_Text"><text:s text:c="3"/>sudo apt clean</text:p>
      <text:p text:style-name="P2"/>
      <text:p text:style-name="P2"><text:s text:c="3"/>Cleaning the package cache can help resolve issues caused by corrupted or incomplete package files. It clears the locally cached packages and forces the system to fetch fresh copies.</text:p>
      <text:p text:style-name="P2"/>
      <text:p text:style-name="P11">6. Reset Package Database:</text:p>
      <text:p text:style-name="P2"/>
      <text:p text:style-name="Preformatted_20_Text"><text:s text:c="3"/>sudo apt-get clean all</text:p>
      <text:p text:style-name="Preformatted_20_Text"><text:s text:c="3"/>sudo rm -r /var/lib/apt/lists/*</text:p>
      <text:p text:style-name="Preformatted_20_Text"><text:s text:c="3"/>sudo apt-get update</text:p>
      <text:p text:style-name="P2"/>
      <text:p text:style-name="P2"><text:soft-page-break/><text:s text:c="3"/>This set of commands clears the package database and resets it to a clean state. It removes the package lists stored in the `/var/lib/apt/lists/` directory and then updates the package information by running `apt-get update` again.</text:p>
      <text:p text:style-name="P2"/>
      <text:p text:style-name="P11">7. Use Aptitude for Dependency Resolution:</text:p>
      <text:p text:style-name="P2"/>
      <text:p text:style-name="Preformatted_20_Text"><text:s text:c="3"/>sudo aptitude</text:p>
      <text:p text:style-name="P2"/>
      <text:p text:style-name="P2"><text:s text:c="3"/>Aptitude is an alternative command-line package manager that can help with resolving complex dependency issues. Launch `aptitude` in the terminal and follow its interactive interface to review and resolve conflicts.</text:p>
      <text:p text:style-name="P2"/>
      <text:p text:style-name="P11">8. Seek Help:</text:p>
      <text:p text:style-name="P2"><text:s text:c="3"/>If you are unable to fix the broken packages on your own, consider seeking help from the Ubuntu community forums or relevant support channels. Provide detailed information about the issue, including any error messages or conflicting package names, to receive targeted assistance.</text:p>
      <text:p text:style-name="P2"/>
      <text:p text:style-name="P2">These steps should help you in fixing broken packages on your Ubuntu system. It's important to carefully review any changes being made and understand the implications before proceeding.</text:p>
      <text:h text:style-name="P23" text:outline-level="2"><text:bookmark-start text:name="__RefHeading___Toc4146_3036797584"/>6.3. Cleaning Package Cache<text:bookmark-end text:name="__RefHeading___Toc4146_3036797584"/></text:h>
      <text:p text:style-name="P2"/>
      <text:p text:style-name="P2">Cleaning the package cache in a Debian-based Linux distribution, such as Ubuntu, helps free up disk space by removing cached package files that are no longer needed. Here are the steps to clean the package cache:</text:p>
      <text:p text:style-name="P2"/>
      <text:p text:style-name="P11">1. Update Package Repositories:</text:p>
      <text:p text:style-name="P2"/>
      <text:p text:style-name="Preformatted_20_Text"><text:s text:c="3"/>sudo apt update</text:p>
      <text:p text:style-name="P2"/>
      <text:p text:style-name="P2"><text:s text:c="3"/>Before cleaning the package cache, it's a good practice to ensure that your package repositories are up to date. This step fetches the latest package information from the repositories.</text:p>
      <text:p text:style-name="P2"/>
      <text:p text:style-name="P11">2. Clean the Package Cache:</text:p>
      <text:p text:style-name="P2"/>
      <text:p text:style-name="Preformatted_20_Text"><text:s text:c="3"/>sudo apt clean</text:p>
      <text:p text:style-name="P2"/>
      <text:p text:style-name="P2"><text:s text:c="3"/>The `apt clean` command removes all locally cached packages from the package cache. This frees up disk space by deleting the downloaded `.deb` files for installed packages.</text:p>
      <text:p text:style-name="P2"/>
      <text:p text:style-name="P11">3. Clean All Cached Packages (Optional):</text:p>
      <text:p text:style-name="P2"/>
      <text:p text:style-name="Preformatted_20_Text"><text:s text:c="3"/>sudo apt autoclean</text:p>
      <text:p text:style-name="P2"/>
      <text:p text:style-name="P2"><text:s text:c="3"/>The `apt autoclean` command goes a step further and removes only the cached packages that can no longer be downloaded from the repositories. It keeps the cache clean while still retaining the ability to reinstall packages without re-downloading them.</text:p>
      <text:p text:style-name="P2"/>
      <text:p text:style-name="P2">After running the `apt clean` or `apt autoclean` command, you will have cleaned the package cache and freed up disk space. The next time you install or upgrade packages, the system will download fresh copies of the necessary package files.</text:p>
      <text:p text:style-name="P2"/>
      <text:p text:style-name="P2">It's worth noting that cleaning the package cache does not remove any installed packages or their configuration files. It only removes the cached package files that are used during the installation or upgrade process.</text:p>
      <text:p text:style-name="P2"/>
      <text:p text:style-name="P2">Cleaning the package cache is particularly useful if you are running low on disk space or if you want to ensure that you have the most up-to-date packages from the repositories. It's generally safe to perform this operation, but it's recommended to check the available disk space before and after the cleanup to ensure sufficient storage remains.</text:p>
      <text:h text:style-name="P23" text:outline-level="2"><text:bookmark-start text:name="__RefHeading___Toc4148_3036797584"/>6.4. Reconfiguring Packages<text:bookmark-end text:name="__RefHeading___Toc4148_3036797584"/></text:h>
      <text:p text:style-name="P2"/>
      <text:p text:style-name="P2">Reconfiguring packages in a Debian-based Linux distribution, such as Ubuntu, involves modifying the configuration settings of installed packages. The `dpkg-reconfigure` command is commonly used for this purpose. Here's how you can reconfigure packages:</text:p>
      <text:p text:style-name="P2"/>
      <text:p text:style-name="P11">1. Determine the Package:</text:p>
      <text:p text:style-name="P2"/>
      <text:p text:style-name="Preformatted_20_Text"><text:s text:c="3"/>dpkg -l | grep package</text:p>
      <text:p text:style-name="P2"/>
      <text:p text:style-name="P2"><text:s text:c="3"/>Replace "package" with the name of the package you want to reconfigure. This command lists all installed packages and filters the output based on the package name you provide.</text:p>
      <text:p text:style-name="P2"/>
      <text:p text:style-name="P11">2. Reconfigure the Package:</text:p>
      <text:p text:style-name="P2"/>
      <text:p text:style-name="Preformatted_20_Text"><text:s text:c="3"/>sudo dpkg-reconfigure package</text:p>
      <text:p text:style-name="P2"/>
      <text:p text:style-name="P2"><text:s text:c="3"/>Replace "package" with the name of the package you want to reconfigure. This command starts the reconfiguration process for the specified package.</text:p>
      <text:p text:style-name="P2"/>
      <text:p text:style-name="P11">3. Follow the Prompts:</text:p>
      <text:p text:style-name="P2"><text:s text:c="3"/>The `dpkg-reconfigure` command will present a series of configuration prompts or a graphical interface, depending on the package. Follow the instructions and make the desired changes to the configuration settings. Press Enter to confirm each selection or answer any additional questions that appear.</text:p>
      <text:p text:style-name="P2"/>
      <text:p text:style-name="P11">4. Automatic Reconfiguration:</text:p>
      <text:p text:style-name="P2"><text:s text:c="3"/>Some packages may support automatic reconfiguration without prompting for user input. In such cases, the `dpkg-reconfigure` command will apply the default configuration settings without displaying any prompts.</text:p>
      <text:p text:style-name="P2"/>
      <text:p text:style-name="P2">The exact behavior and options available during the reconfiguration process can vary depending on the specific package. Some packages may not offer any configurable options, while others may provide extensive customization possibilities.</text:p>
      <text:p text:style-name="P2"/>
      <text:p text:style-name="P2">Reconfiguring packages is useful when you want to modify their configuration settings after the initial installation. It allows you to update options, adjust behavior, or reapply default settings. Reconfiguring can be particularly helpful when troubleshooting issues related to package configuration.</text:p>
      <text:p text:style-name="P2"/>
      <text:p text:style-name="P2">Keep in mind that not all packages support reconfiguration through `dpkg-reconfigure`, and the available options and behavior can vary. Additionally, the `dpkg-reconfigure` command typically requires superuser (root) privileges, so you may need to prepend `sudo` to the command to execute it with elevated permissions.</text:p>
      <text:p text:style-name="P2"/>
      <text:p text:style-name="P2">To learn more about the available options and usage of `dpkg-reconfigure`, you can refer to the `dpkg-reconfigure` manual page (`man dpkg-reconfigure`) or access the built-in help by running `dpkg-reconfigure --help`.</text:p>
      <text:h text:style-name="P23" text:outline-level="2"><text:bookmark-start text:name="__RefHeading___Toc4150_3036797584"/>6.5. APT Log Files<text:bookmark-end text:name="__RefHeading___Toc4150_3036797584"/></text:h>
      <text:p text:style-name="P2"/>
      <text:p text:style-name="P2">APT (Advanced Package Tool) maintains log files that provide information about package management activities on a Debian-based Linux system, such as Ubuntu. These log files can be useful for troubleshooting, tracking package installations, upgrades, and other related operations. Here are some commonly used APT log files:</text:p>
      <text:p text:style-name="P2"/>
      <text:p text:style-name="P11">1. `/var/log/apt/history.log`:</text:p>
      <text:p text:style-name="P2"><text:s text:c="3"/>This file contains a history of the APT commands executed on the system, including package installations, upgrades, removals, and other actions. It provides a chronological record of package management activities.</text:p>
      <text:p text:style-name="P2"/>
      <text:p text:style-name="P11">2. `/var/log/apt/term.log`:</text:p>
      <text:p text:style-name="P2"><text:s text:c="3"/>The `term.log` file records the complete terminal output generated during APT operations. It includes detailed information about the execution of APT commands, such as the output of package configuration scripts and any error messages encountered.</text:p>
      <text:p text:style-name="P2"/>
      <text:p text:style-name="P11">3. `/var/log/apt/term.log.X.gz` (rotated logs):</text:p>
      <text:p text:style-name="P2"><text:s text:c="3"/>APT log files can be rotated, meaning older logs are compressed and archived with a numeric suffix (e.g., `term.log.1.gz`, `term.log.2.gz`, etc.). These rotated logs contain the historical log data from previous sessions.</text:p>
      <text:p text:style-name="P2"/>
      <text:p text:style-name="P11">4. `/var/log/apt/progress.log`:</text:p>
      <text:p text:style-name="P2"><text:s text:c="3"/>The `progress.log` file records the progress information during package installations or upgrades. It provides a more detailed view of the installation process, including the downloaded packages, installation progress, and any warnings or errors encountered.</text:p>
      <text:p text:style-name="P2"/>
      <text:p text:style-name="P2">These log files can be viewed using a text editor or various command-line tools. For example, you can use the `less` command to view the log files in the terminal:</text:p>
      <text:p text:style-name="P2"/>
      <text:p text:style-name="Preformatted_20_Text">less /var/log/apt/history.log</text:p>
      <text:p text:style-name="P2"/>
      <text:p text:style-name="P2">Note that viewing log files typically requires superuser (root) privileges, so you may need to prepend `sudo` to the commands mentioned above to access the log files.</text:p>
      <text:p text:style-name="P2"/>
      <text:p text:style-name="P2">By examining the APT log files, you can track package management activities, identify any issues or errors encountered during installations or upgrades, and gain insights into the history of package-related operations on your system.</text:p>
      <text:h text:style-name="P23" text:outline-level="2"><text:bookmark-start text:name="__RefHeading___Toc4152_3036797584"/>6.6. Apt Hooks<text:bookmark-end text:name="__RefHeading___Toc4152_3036797584"/></text:h>
      <text:p text:style-name="P2"/>
      <text:p text:style-name="P2">APT (Advanced Package Tool) hooks are scripts that can be executed before or after specific events during the package management process. They provide a way to extend APT's functionality and perform additional actions when certain events occur. Here's an overview of APT hooks:</text:p>
      <text:p text:style-name="P2"/>
      <text:p text:style-name="P11">1. Purpose:</text:p>
      <text:p text:style-name="P2"><text:s text:c="3"/>APT hooks allow you to execute custom scripts at various stages of the package management process, such as before or after package installation, removal, upgrade, or system configuration. Hooks can be used to automate tasks, perform system modifications, trigger notifications, or integrate with other software.</text:p>
      <text:p text:style-name="P2"/>
      <text:p text:style-name="P11">2. Hook Locations:</text:p>
      <text:p text:style-name="P2"><text:s text:c="3"/>APT hooks are typically stored in the `/etc/apt/apt.conf.d/` directory. The hooks are individual script files with a numeric prefix in their filename to define the order of execution. For example, `99myhook` will run after `10anotherhook`. The hooks can be written in any scripting language, such as Bash, Python, Perl, or Ruby.</text:p>
      <text:p text:style-name="P2"/>
      <text:p text:style-name="P11">3. Supported Hooks:</text:p>
      <text:p text:style-name="P2"><text:s text:c="3"/>APT supports the following types of hooks:</text:p>
      <text:p text:style-name="P2"/>
      <text:p text:style-name="P2"><text:s text:c="3"/>- `dpkg`: These hooks run during package installation, removal, or upgrade using the `dpkg` package manager.</text:p>
      <text:p text:style-name="P2"><text:s text:c="3"/>- `apt`: These hooks run during APT operations, such as package installation, removal, or upgrade.</text:p>
      <text:p text:style-name="P2"><text:s text:c="3"/>- `aptitude`: These hooks run specifically when using the `aptitude` package manager.</text:p>
      <text:p text:style-name="P2"/>
      <text:p text:style-name="P11">4. Hook Event Triggers:</text:p>
      <text:p text:style-name="P2"><text:s text:c="3"/>APT hooks can be triggered by various events. Some common events include:</text:p>
      <text:p text:style-name="P2"/>
      <text:p text:style-name="P2"><text:s text:c="3"/>- `pre-install`, `post-install`: Executed before or after a package is installed.</text:p>
      <text:p text:style-name="P2"><text:s text:c="3"/>- `pre-remove`, `post-remove`: Executed before or after a package is removed.</text:p>
      <text:p text:style-name="P2"><text:s text:c="3"/>- `pre-upgrade`, `post-upgrade`: Executed before or after a package is upgraded.</text:p>
      <text:p text:style-name="P2"><text:s text:c="3"/>- `configure`: Executed after package configuration, such as during the `dpkg --configure` step.</text:p>
      <text:p text:style-name="P2"/>
      <text:p text:style-name="P11">5. Hook Script Parameters:</text:p>
      <text:p text:style-name="P2"><text:s text:c="3"/>Hooks can receive parameters passed by APT, allowing them to access relevant information about the package or the system. The parameters vary depending on the specific hook event being triggered.</text:p>
      <text:p text:style-name="P2"/>
      <text:p text:style-name="P11">6. Example Hook Script:</text:p>
      <text:p text:style-name="P2"><text:s text:c="3"/>Here's an example of a simple APT hook script (`/etc/apt/apt.conf.d/99myhook`) written in Bash:</text:p>
      <text:p text:style-name="P2"/>
      <text:p text:style-name="Preformatted_20_Text"><text:s text:c="3"/>#!/bin/bash</text:p>
      <text:p text:style-name="Preformatted_20_Text"><text:s text:c="3"/>echo "APT hook triggered: $1"</text:p>
      <text:p text:style-name="Preformatted_20_Text"><text:s text:c="3"/>echo "Package name: $2"</text:p>
      <text:p text:style-name="Preformatted_20_Text"><text:s text:c="3"/>echo "Event details: $@"</text:p>
      <text:p text:style-name="Preformatted_20_Text"/>
      <text:p text:style-name="P2"><text:s text:c="3"/>This script will print information about the hook event and any relevant parameters passed by APT.</text:p>
      <text:p text:style-name="P2"/>
      <text:p text:style-name="P11"><text:soft-page-break/>7. Enabling/Disabling Hooks:</text:p>
      <text:p text:style-name="P2"><text:s text:c="3"/>Hooks are enabled by default in APT. However, you can disable specific hooks by renaming or removing the corresponding script files from the `/etc/apt/apt.conf.d/` directory.</text:p>
      <text:p text:style-name="P2"/>
      <text:p text:style-name="P2">It's important to use APT hooks with caution, as they execute with system-level privileges. Improperly written hooks or scripts can potentially cause system instability or security vulnerabilities. Ensure that the scripts are thoroughly tested and follow best practices for scripting and system administration.</text:p>
      <text:p text:style-name="P2"/>
      <text:p text:style-name="P2">For more information about APT hooks and their usage, you can refer to the APT documentation or the `apt` and `apt.conf` manual pages (`man apt`, `man apt.conf`).</text:p>
      <text:h text:style-name="P21" text:outline-level="1"><text:bookmark-start text:name="__RefHeading___Toc4154_3036797584"/>7. APT Configuration Files<text:bookmark-end text:name="__RefHeading___Toc4154_3036797584"/></text:h>
      <text:h text:style-name="Heading_20_2" text:outline-level="2"><text:bookmark-start text:name="__RefHeading___Toc4156_3036797584"/>7.1. /etc/apt/sources.list File<text:bookmark-end text:name="__RefHeading___Toc4156_3036797584"/></text:h>
      <text:p text:style-name="P2"/>
      <text:p text:style-name="P2">The `/etc/apt/sources.list` file is a crucial configuration file used by APT (Advanced Package Tool) in Debian-based Linux distributions, such as Ubuntu. It specifies the package repositories from which APT fetches packages and their dependencies. The file contains the list of software sources or repositories that APT should use to download and install packages. Here's an overview of the `/etc/apt/sources.list` file:</text:p>
      <text:p text:style-name="P2"/>
      <text:p text:style-name="P11">1. Repository Lines:</text:p>
      <text:p text:style-name="P2"><text:s text:c="3"/>Each line in the file represents a software repository. A repository line typically includes the following components:</text:p>
      <text:p text:style-name="P2"><text:s text:c="3"/>- Repository type: It can be either "deb" or "deb-src," indicating binary or source packages, respectively.</text:p>
      <text:p text:style-name="P2"><text:s text:c="3"/>- Repository URL: This is the base URL or mirror from which packages are fetched.</text:p>
      <text:p text:style-name="P2"><text:s text:c="3"/>- Distribution: The name of the distribution (e.g., "bionic," "focal," "stretch") associated with the repository.</text:p>
      <text:p text:style-name="P2"><text:s text:c="3"/>- Components: These are the components or sections of the repository, such as "main," "universe," "restricted," and "multiverse."</text:p>
      <text:p text:style-name="P2"/>
      <text:p text:style-name="P11">2. Repository Structure:</text:p>
      <text:p text:style-name="P2"><text:s text:c="3"/>The structure of a repository line in `/etc/apt/sources.list` follows the format:</text:p>
      <text:p text:style-name="P2"/>
      <text:p text:style-name="Preformatted_20_Text"><text:s text:c="3"/>deb/deb-src &lt;repository_url&gt; &lt;distribution&gt; &lt;components&gt;</text:p>
      <text:p text:style-name="P2"/>
      <text:p text:style-name="P11">3. Comment Lines:</text:p>
      <text:p text:style-name="P2"><text:s text:c="3"/>Lines starting with the "#" character are considered comments and are ignored by APT. They are used to provide human-readable explanations or disable specific repository lines temporarily.</text:p>
      <text:p text:style-name="P2"/>
      <text:p text:style-name="P11">4. Repository Formats:</text:p>
      <text:p text:style-name="P2"><text:s text:c="3"/>APT supports different repository formats, including the official Ubuntu repositories, third-party repositories, Personal Package Archives (PPAs), and custom repositories. Each repository may have its own set of components, providing different sets of packages.</text:p>
      <text:p text:style-name="P2"/>
      <text:p text:style-name="P11">5. Editing the File:</text:p>
      <text:p text:style-name="P2"><text:s text:c="3"/>To modify the `/etc/apt/sources.list` file, you typically need root privileges. You can use a text editor such as `nano` or `vi` to make changes. However, it's recommended to use the appropriate package management commands (`add-apt-repository`, `apt-add-repository`, etc.) to add or remove repositories, as they handle the necessary modifications and GPG key management automatically.</text:p>
      <text:p text:style-name="P2"/>
      <text:p text:style-name="P11">6. Additional Sources:</text:p>
      <text:p text:style-name="P2"><text:s text:c="3"/>Besides `/etc/apt/sources.list`, additional sources.list files may exist in the `/etc/apt/sources.list.d/` directory. These files have the same format and purpose as the main `sources.list` file and are often used for managing additional repositories.</text:p>
      <text:p text:style-name="P2"/>
      <text:p text:style-name="P2"/>
      <text:p text:style-name="P2"><text:soft-page-break/>It's important to exercise caution when modifying the `/etc/apt/sources.list` file, as incorrect changes or misconfigured repositories can lead to package conflicts or system instability. It's recommended to back up the original file before making any modifications and only use trusted repositories.</text:p>
      <text:p text:style-name="P2"/>
      <text:p text:style-name="P2">After modifying the `sources.list` file, you should run `sudo apt update` to refresh the package lists and apply the changes.</text:p>
      <text:p text:style-name="P2"/>
      <text:p text:style-name="P2">Note: The specific structure and content of the `/etc/apt/sources.list` file can vary depending on the Linux distribution and version you are using.</text:p>
      <text:h text:style-name="P23" text:outline-level="2"><text:bookmark-start text:name="__RefHeading___Toc4158_3036797584"/>7.2. /etc/apt/apt.conf File<text:bookmark-end text:name="__RefHeading___Toc4158_3036797584"/></text:h>
      <text:p text:style-name="P2"/>
      <text:p text:style-name="P2">The `/etc/apt/apt.conf` file is an optional configuration file used by APT (Advanced Package Tool) in Debian-based Linux distributions, such as Ubuntu. It allows you to customize various aspects of APT's behavior by defining configuration directives. Here's an overview of the `/etc/apt/apt.conf` file:</text:p>
      <text:p text:style-name="P2"/>
      <text:p text:style-name="P11">1. Purpose:</text:p>
      <text:p text:style-name="P2"><text:s text:c="3"/>The `/etc/apt/apt.conf` file is used to override or augment the default APT configuration. It provides a centralized location for configuring APT options globally for all users on the system.</text:p>
      <text:p text:style-name="P2"/>
      <text:p text:style-name="P11">2. Syntax:</text:p>
      <text:p text:style-name="P2"><text:s text:c="3"/>The file uses a simple key-value pair syntax, where each line consists of a directive followed by its value. The format is:</text:p>
      <text:p text:style-name="P2"/>
      <text:p text:style-name="Preformatted_20_Text"><text:s text:c="3"/>key "value";</text:p>
      <text:p text:style-name="P2"/>
      <text:p text:style-name="P11">3. Directives:</text:p>
      <text:p text:style-name="P2"><text:s text:c="3"/>The `/etc/apt/apt.conf` file supports a wide range of directives to control various aspects of APT's behavior. Some commonly used directives include:</text:p>
      <text:p text:style-name="P2"/>
      <text:p text:style-name="P2"><text:s text:c="3"/>- `APT::Get::Assume-Yes`:</text:p>
      <text:p text:style-name="P2"><text:s text:c="5"/>Sets APT to automatically answer "yes" to all confirmation prompts. Equivalent to passing the `-y` option to `apt-get` commands.</text:p>
      <text:p text:style-name="P2"/>
      <text:p text:style-name="P2"><text:s text:c="3"/>- `APT::Get::Force-Yes`:</text:p>
      <text:p text:style-name="P2"><text:s text:c="5"/>Forces APT to automatically assume "yes" for installation or upgrade prompts, even for packages with unauthenticated signatures. Use with caution.</text:p>
      <text:p text:style-name="P2"/>
      <text:p text:style-name="P2"><text:s text:c="3"/>- `Acquire::http::Proxy`:</text:p>
      <text:p text:style-name="P2"><text:s text:c="5"/>Specifies an HTTP proxy server to use for APT package downloads. Useful when accessing repositories through a proxy.</text:p>
      <text:p text:style-name="P2"/>
      <text:p text:style-name="P2"><text:s text:c="3"/>- `Acquire::https::Proxy`:</text:p>
      <text:p text:style-name="P2"><text:s text:c="5"/>Similar to the above, but for HTTPS-based package downloads.</text:p>
      <text:p text:style-name="P2"/>
      <text:p text:style-name="P2"><text:s text:c="3"/>- `APT::Periodic::Update-Package-Lists`:</text:p>
      <text:p text:style-name="P2"><text:s text:c="5"/>Controls the frequency of automatic package list updates. Can be set to `0` to disable automatic updates.</text:p>
      <text:p text:style-name="P2"/>
      <text:p text:style-name="P11">4. Including External Configuration Files:</text:p>
      <text:p text:style-name="P2"><text:s text:c="3"/>The `/etc/apt/apt.conf` file also supports the `Include` directive, allowing you to include additional configuration files. This feature enables modular and organized configuration management.</text:p>
      <text:p text:style-name="P2"/>
      <text:p text:style-name="P2"><text:s text:c="3"/>Example:</text:p>
      <text:p text:style-name="P2"/>
      <text:p text:style-name="Preformatted_20_Text"><text:s text:c="3"/>Include "/etc/apt/apt.conf.d/my-config-file";</text:p>
      <text:p text:style-name="P2"/>
      <text:p text:style-name="P2"/>
      <text:p text:style-name="P11"><text:soft-page-break/>5. Commenting:</text:p>
      <text:p text:style-name="P2"><text:s text:c="3"/>Lines starting with the `//` or `#` characters are considered comments and are ignored by APT. You can use comments to provide explanations or temporarily disable specific directives.</text:p>
      <text:p text:style-name="P2"/>
      <text:p text:style-name="P11">6. Default Configuration:</text:p>
      <text:p text:style-name="P2"><text:s text:c="3"/>If you haven't modified the `/etc/apt/apt.conf` file, APT will use the default configuration values defined internally. The file is usually empty by default.</text:p>
      <text:p text:style-name="P2"/>
      <text:p text:style-name="P2">Remember that changes to the `/etc/apt/apt.conf` file may require administrative privileges (e.g., using `sudo`) to modify or save the file.</text:p>
      <text:p text:style-name="P2"/>
      <text:p text:style-name="P2">It's worth noting that most configuration options can also be set using command-line options or environment variables. The `/etc/apt/apt.conf` file is typically used for persistent system-wide configuration settings.</text:p>
      <text:p text:style-name="P2"/>
      <text:p text:style-name="P2">For more information about the available configuration directives and their usage, you can refer to the APT documentation or the `apt.conf` manual page (`man apt.conf`).</text:p>
      <text:h text:style-name="P23" text:outline-level="2"><text:bookmark-start text:name="__RefHeading___Toc4160_3036797584"/>7.3. /etc/apt/preferences File<text:bookmark-end text:name="__RefHeading___Toc4160_3036797584"/></text:h>
      <text:p text:style-name="P2"/>
      <text:p text:style-name="P2">The `/etc/apt/preferences` file is an optional configuration file used by APT (Advanced Package Tool) in Debian-based Linux distributions, such as Ubuntu. It allows you to set package preferences and priorities to control the versions of packages that are installed on your system. Here's an overview of the `/etc/apt/preferences` file:</text:p>
      <text:p text:style-name="P2"/>
      <text:p text:style-name="P11">1. Purpose:</text:p>
      <text:p text:style-name="P2"><text:s text:c="3"/>The `/etc/apt/preferences` file is used to define package preferences and priorities. It allows you to specify rules for package versions, ensuring that certain packages are prioritized or held back during package installations or upgrades.</text:p>
      <text:p text:style-name="P2"/>
      <text:p text:style-name="P11">2. Syntax:</text:p>
      <text:p text:style-name="P2"><text:s text:c="3"/>The file uses a block-based syntax, where each block represents a specific package or group of packages and defines the preferences and priorities for those packages. The format is as follows:</text:p>
      <text:p text:style-name="P2"/>
      <text:p text:style-name="Preformatted_20_Text"><text:s text:c="3"/>Package: &lt;package_name&gt;</text:p>
      <text:p text:style-name="Preformatted_20_Text"><text:s text:c="3"/>Pin: &lt;pin_description&gt;</text:p>
      <text:p text:style-name="Preformatted_20_Text"><text:s text:c="3"/>Pin-Priority: &lt;priority_value&gt;</text:p>
      <text:p text:style-name="P2"/>
      <text:p text:style-name="P2"><text:s text:c="3"/>- `&lt;package_name&gt;`: Specifies the name of the package or package pattern (e.g., "apache2" or "lib*-dev") to which the preferences and priorities apply.</text:p>
      <text:p text:style-name="P2"><text:s text:c="3"/>- `&lt;pin_description&gt;`: Defines the version constraints or rules for the package. It can include criteria such as version numbers, release names, or component names.</text:p>
      <text:p text:style-name="P2"><text:s text:c="3"/>- `&lt;priority_value&gt;`: Assigns a priority value to the package. Higher values indicate higher priority.</text:p>
      <text:p text:style-name="P2"/>
      <text:p text:style-name="P11">3. Pinning Examples:</text:p>
      <text:p text:style-name="P2"><text:s text:c="3"/>Here are some examples of pinning directives in the `/etc/apt/preferences` file:</text:p>
      <text:p text:style-name="P2"/>
      <text:p text:style-name="P2">- Pinning a specific version:</text:p>
      <text:p text:style-name="P2"/>
      <text:p text:style-name="Preformatted_20_Text"><text:s text:c="5"/>Package: apache2</text:p>
      <text:p text:style-name="Preformatted_20_Text"><text:s text:c="5"/>Pin: version 2.4.29*</text:p>
      <text:p text:style-name="Preformatted_20_Text"><text:s text:c="5"/>Pin-Priority: 1001</text:p>
      <text:p text:style-name="P2"/>
      <text:p text:style-name="P2">- Pinning a package to a specific release:</text:p>
      <text:p text:style-name="P2"/>
      <text:p text:style-name="Preformatted_20_Text"><text:s text:c="5"/>Package: firefox</text:p>
      <text:p text:style-name="Preformatted_20_Text"><text:s text:c="5"/>Pin: release a=focal</text:p>
      <text:p text:style-name="Preformatted_20_Text"><text:s text:c="5"/>Pin-Priority: 1001</text:p>
      <text:p text:style-name="Preformatted_20_Text"/>
      <text:p text:style-name="P2">- Pinning packages from a specific repository:</text:p>
      <text:p text:style-name="P2"/>
      <text:p text:style-name="Preformatted_20_Text"><text:s text:c="5"/>Package: *</text:p>
      <text:p text:style-name="Preformatted_20_Text"><text:s text:c="5"/>Pin: origin security.ubuntu.com</text:p>
      <text:p text:style-name="Preformatted_20_Text"><text:s text:c="5"/>Pin-Priority: 1001</text:p>
      <text:p text:style-name="P2"/>
      <text:p text:style-name="P2"/>
      <text:p text:style-name="P2"/>
      <text:p text:style-name="P2"/>
      <text:p text:style-name="P11"><text:soft-page-break/>4. Pin Priorities:</text:p>
      <text:p text:style-name="P2"><text:s text:c="3"/>The `Pin-Priority` value determines the priority of the package or package group. A higher priority value indicates that the package should be preferred over others. The default priority is 500, and values range from 1 to 1000.</text:p>
      <text:p text:style-name="P2"/>
      <text:p text:style-name="P2"><text:s text:c="3"/>- Packages with higher priorities will be preferred during installations and upgrades.</text:p>
      <text:p text:style-name="P2"><text:s text:c="3"/>- Packages with equal priorities will follow the normal version comparison rules.</text:p>
      <text:p text:style-name="P2"><text:s text:c="3"/>- Packages with lower priorities will be preferred only if no other candidate is available.</text:p>
      <text:p text:style-name="P2"/>
      <text:p text:style-name="P11">5. Using Wildcards:</text:p>
      <text:p text:style-name="P2"><text:s text:c="3"/>The `Package` and `Pin` fields support wildcards to match multiple packages. For example, `Package: lib*-dev` matches all packages that start with "lib" and end with "-dev".</text:p>
      <text:p text:style-name="P2"/>
      <text:p text:style-name="P11">6. Commenting:</text:p>
      <text:p text:style-name="P2"><text:s text:c="3"/>Lines starting with the `//` or `#` characters are considered comments and are ignored by APT. You can use comments to provide explanations or disable specific pinning rules temporarily.</text:p>
      <text:p text:style-name="P2"/>
      <text:p text:style-name="P11">7. Applying Changes:</text:p>
      <text:p text:style-name="P2"><text:s text:c="3"/>After modifying the `/etc/apt/preferences` file, you need to run `sudo apt update` to update the package lists and make APT aware of the new preferences and priorities.</text:p>
      <text:p text:style-name="P2"/>
      <text:p text:style-name="P2">It's important to use caution when modifying the `/etc/apt/preferences` file, as incorrect pinning rules can lead to package conflicts or unexpected behavior. Always verify the syntax and ensure that pinning rules are accurate to avoid unintended consequences.</text:p>
      <text:p text:style-name="P2"/>
      <text:p text:style-name="P2">For more information about package pinning and the available syntax, you can refer to the APT documentation or the `apt_preferences` manual page (`man apt_prefere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19:12:27.877773770</meta:creation-date>
    <dc:date>2023-06-02T00:22:27.671751041</dc:date>
    <meta:editing-duration>PT5H45M6S</meta:editing-duration>
    <meta:editing-cycles>26</meta:editing-cycles>
    <meta:generator>LibreOffice/7.3.7.2$Linux_X86_64 LibreOffice_project/30$Build-2</meta:generator>
    <meta:document-statistic meta:table-count="0" meta:image-count="0" meta:object-count="0" meta:page-count="76" meta:paragraph-count="970" meta:word-count="17603" meta:character-count="120065" meta:non-whitespace-character-count="102475"/>
  </office:meta>
</office:document-meta>
</file>